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T9" style:parent-style-name="DefaultParagraphFont" style:family="text">
      <style:text-properties fo:font-weight="bold" style:font-weight-asian="bold" style:font-weight-complex="bold"/>
    </style:style>
    <style:style style:name="P10" style:parent-style-name="Normal" style:list-style-name="LFO1" style:family="paragraph"/>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P13" style:parent-style-name="Normal" style:list-style-name="LFO1" style:family="paragraph"/>
    <style:style style:name="T14" style:parent-style-name="DefaultParagraphFont" style:family="text">
      <style:text-properties fo:font-weight="bold" style:font-weight-asian="bold" style:font-weight-complex="bold"/>
    </style:style>
    <style:style style:name="P15" style:parent-style-name="Normal" style:list-style-name="LFO1" style:family="paragraph"/>
    <style:style style:name="P16" style:parent-style-name="Normal" style:list-style-name="LFO1" style:family="paragraph"/>
    <style:style style:name="P17" style:parent-style-name="Normal" style:list-style-name="LFO1" style:family="paragraph"/>
    <style:style style:name="P18" style:parent-style-name="Normal" style:list-style-name="LFO1" style:family="paragraph"/>
    <style:style style:name="P19" style:parent-style-name="Normal" style:family="paragraph">
      <style:text-properties fo:font-weight="bold" style:font-weight-asian="bold" style:font-weight-complex="bold"/>
    </style:style>
    <style:style style:name="P20" style:parent-style-name="Normal" style:list-style-name="LFO2" style:family="paragraph"/>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Normal" style:list-style-name="LFO2" style:family="paragraph"/>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P26" style:parent-style-name="Normal" style:list-style-name="LFO2" style:family="paragraph"/>
    <style:style style:name="T27" style:parent-style-name="DefaultParagraphFont" style:family="text">
      <style:text-properties fo:font-weight="bold" style:font-weight-asian="bold" style:font-weight-complex="bold"/>
    </style:style>
    <style:style style:name="P28" style:parent-style-name="Normal" style:list-style-name="LFO2" style:family="paragraph"/>
    <style:style style:name="T29" style:parent-style-name="DefaultParagraphFont" style:family="text">
      <style:text-properties fo:font-weight="bold" style:font-weight-asian="bold" style:font-weight-complex="bold"/>
    </style:style>
    <style:style style:name="P30" style:parent-style-name="Normal" style:list-style-name="LFO2" style:family="paragraph"/>
    <style:style style:name="P31" style:parent-style-name="Normal" style:list-style-name="LFO2" style:family="paragraph"/>
    <style:style style:name="P32" style:parent-style-name="Normal" style:list-style-name="LFO2" style:family="paragraph"/>
    <style:style style:name="T33" style:parent-style-name="DefaultParagraphFont" style:family="text">
      <style:text-properties fo:font-weight="bold" style:font-weight-asian="bold" style:font-weight-complex="bold"/>
    </style:style>
    <style:style style:name="P34" style:parent-style-name="Normal" style:list-style-name="LFO2" style:family="paragraph"/>
    <style:style style:name="T35" style:parent-style-name="DefaultParagraphFont" style:family="text">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list-style-name="LFO3" style:family="paragraph"/>
    <style:style style:name="T38" style:parent-style-name="DefaultParagraphFont" style:family="text">
      <style:text-properties fo:font-weight="bold" style:font-weight-asian="bold" style:font-weight-complex="bold"/>
    </style:style>
    <style:style style:name="P39" style:parent-style-name="Normal" style:list-style-name="LFO3" style:family="paragraph"/>
    <style:style style:name="P40" style:parent-style-name="Normal" style:list-style-name="LFO3" style:family="paragraph"/>
    <style:style style:name="P41" style:parent-style-name="Normal" style:list-style-name="LFO3" style:family="paragraph"/>
    <style:style style:name="T42" style:parent-style-name="DefaultParagraphFont" style:family="text">
      <style:text-properties fo:font-weight="bold" style:font-weight-asian="bold" style:font-weight-complex="bold"/>
    </style:style>
    <style:style style:name="P43" style:parent-style-name="Normal" style:list-style-name="LFO3" style:family="paragraph"/>
    <style:style style:name="P44" style:parent-style-name="Normal" style:list-style-name="LFO3" style:family="paragraph"/>
    <style:style style:name="P45" style:parent-style-name="Normal" style:list-style-name="LFO3" style:family="paragraph"/>
    <style:style style:name="T46" style:parent-style-name="DefaultParagraphFont" style:family="text">
      <style:text-properties fo:font-weight="bold" style:font-weight-asian="bold" style:font-weight-complex="bold"/>
    </style:style>
    <style:style style:name="P47" style:parent-style-name="Normal" style:list-style-name="LFO3" style:family="paragraph"/>
    <style:style style:name="P48" style:parent-style-name="Normal" style:list-style-name="LFO3" style:family="paragraph"/>
    <style:style style:name="P49" style:parent-style-name="Normal" style:list-style-name="LFO3" style:family="paragraph"/>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P53" style:parent-style-name="Normal" style:list-style-name="LFO3" style:family="paragraph"/>
    <style:style style:name="P54" style:parent-style-name="Normal" style:family="paragraph">
      <style:text-properties fo:font-weight="bold" style:font-weight-asian="bold" style:font-weight-complex="bold"/>
    </style:style>
    <style:style style:name="P55" style:parent-style-name="Normal" style:list-style-name="LFO4" style:family="paragraph"/>
    <style:style style:name="T56" style:parent-style-name="DefaultParagraphFont" style:family="text">
      <style:text-properties fo:font-weight="bold" style:font-weight-asian="bold" style:font-weight-complex="bold"/>
    </style:style>
    <style:style style:name="P57" style:parent-style-name="Normal" style:list-style-name="LFO4" style:family="paragraph"/>
    <style:style style:name="T58" style:parent-style-name="DefaultParagraphFont" style:family="text">
      <style:text-properties fo:font-weight="bold" style:font-weight-asian="bold" style:font-weight-complex="bold"/>
    </style:style>
    <style:style style:name="P59" style:parent-style-name="Normal" style:list-style-name="LFO4" style:family="paragraph"/>
    <style:style style:name="T60" style:parent-style-name="DefaultParagraphFont" style:family="text">
      <style:text-properties fo:font-weight="bold" style:font-weight-asian="bold" style:font-weight-complex="bold"/>
    </style:style>
    <style:style style:name="P61" style:parent-style-name="Normal" style:list-style-name="LFO4" style:family="paragraph"/>
    <style:style style:name="T62" style:parent-style-name="DefaultParagraphFont" style:family="text">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list-style-name="LFO5" style:family="paragraph"/>
    <style:style style:name="T65" style:parent-style-name="DefaultParagraphFont" style:family="text">
      <style:text-properties fo:font-weight="bold" style:font-weight-asian="bold" style:font-weight-complex="bold"/>
    </style:style>
    <style:style style:name="P66" style:parent-style-name="Normal" style:list-style-name="LFO5" style:family="paragraph"/>
    <style:style style:name="T67" style:parent-style-name="DefaultParagraphFont" style:family="text">
      <style:text-properties fo:font-weight="bold" style:font-weight-asian="bold" style:font-weight-complex="bold"/>
    </style:style>
    <style:style style:name="P68" style:parent-style-name="Normal" style:list-style-name="LFO5" style:family="paragraph"/>
    <style:style style:name="T69" style:parent-style-name="DefaultParagraphFont" style:family="text">
      <style:text-properties fo:font-weight="bold" style:font-weight-asian="bold" style:font-weight-complex="bold"/>
    </style:style>
    <style:style style:name="P70" style:parent-style-name="Normal" style:list-style-name="LFO5" style:family="paragraph"/>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P74" style:parent-style-name="Normal" style:family="paragraph">
      <style:text-properties fo:font-weight="bold" style:font-weight-asian="bold" style:font-weight-complex="bold"/>
    </style:style>
    <style:style style:name="P75" style:parent-style-name="Normal" style:list-style-name="LFO6" style:family="paragraph"/>
    <style:style style:name="T76" style:parent-style-name="DefaultParagraphFont" style:family="text">
      <style:text-properties fo:font-weight="bold" style:font-weight-asian="bold" style:font-weight-complex="bold"/>
    </style:style>
    <style:style style:name="P77" style:parent-style-name="Normal" style:list-style-name="LFO6" style:family="paragraph"/>
    <style:style style:name="T78" style:parent-style-name="DefaultParagraphFont" style:family="text">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Normal" style:list-style-name="LFO7" style:family="paragraph"/>
    <style:style style:name="T83" style:parent-style-name="DefaultParagraphFont" style:family="text">
      <style:text-properties fo:font-weight="bold" style:font-weight-asian="bold" style:font-weight-complex="bold"/>
    </style:style>
    <style:style style:name="P84" style:parent-style-name="Normal" style:list-style-name="LFO7" style:family="paragraph"/>
    <style:style style:name="T85" style:parent-style-name="DefaultParagraphFont" style:family="text">
      <style:text-properties fo:font-weight="bold" style:font-weight-asian="bold" style:font-weight-complex="bold"/>
    </style:style>
    <style:style style:name="P86" style:parent-style-name="Normal" style:list-style-name="LFO7" style:family="paragraph"/>
    <style:style style:name="P87" style:parent-style-name="Normal" style:list-style-name="LFO7" style:family="paragraph"/>
    <style:style style:name="P88" style:parent-style-name="Normal" style:list-style-name="LFO7" style:family="paragraph"/>
    <style:style style:name="P89" style:parent-style-name="Normal" style:list-style-name="LFO7" style:family="paragraph"/>
    <style:style style:name="T90" style:parent-style-name="DefaultParagraphFont" style:family="text">
      <style:text-properties fo:font-weight="bold" style:font-weight-asian="bold" style:font-weight-complex="bold"/>
    </style:style>
    <style:style style:name="P91" style:parent-style-name="Normal" style:list-style-name="LFO7" style:family="paragraph"/>
    <style:style style:name="P92" style:parent-style-name="Normal" style:list-style-name="LFO7" style:family="paragraph"/>
    <style:style style:name="P93" style:parent-style-name="Normal" style:list-style-name="LFO7" style:family="paragraph"/>
    <style:style style:name="P94" style:parent-style-name="Normal" style:list-style-name="LFO7" style:family="paragraph"/>
    <style:style style:name="T95" style:parent-style-name="DefaultParagraphFont" style:family="text">
      <style:text-properties fo:font-weight="bold" style:font-weight-asian="bold" style:font-weight-complex="bold"/>
    </style:style>
    <style:style style:name="P96" style:parent-style-name="Normal" style:list-style-name="LFO7" style:family="paragraph"/>
    <style:style style:name="T97" style:parent-style-name="DefaultParagraphFont" style:family="text">
      <style:text-properties fo:font-weight="bold" style:font-weight-asian="bold" style:font-weight-complex="bold"/>
    </style:style>
    <style:style style:name="P98" style:parent-style-name="Normal" style:list-style-name="LFO7" style:family="paragraph"/>
    <style:style style:name="T99" style:parent-style-name="DefaultParagraphFont" style:family="text">
      <style:text-properties fo:font-weight="bold" style:font-weight-asian="bold" style:font-weight-complex="bold"/>
    </style:style>
    <style:style style:name="P100" style:parent-style-name="Normal" style:family="paragraph">
      <style:text-properties fo:font-weight="bold" style:font-weight-asian="bold" style:font-weight-complex="bold"/>
    </style:style>
    <style:style style:name="P101" style:parent-style-name="Normal" style:list-style-name="LFO8" style:family="paragraph"/>
    <style:style style:name="T102" style:parent-style-name="DefaultParagraphFont" style:family="text">
      <style:text-properties fo:font-weight="bold" style:font-weight-asian="bold" style:font-weight-complex="bold"/>
    </style:style>
    <style:style style:name="P103" style:parent-style-name="Normal" style:list-style-name="LFO8" style:family="paragraph"/>
    <style:style style:name="T104" style:parent-style-name="DefaultParagraphFont" style:family="text">
      <style:text-properties fo:font-weight="bold" style:font-weight-asian="bold" style:font-weight-complex="bold"/>
    </style:style>
    <style:style style:name="P105" style:parent-style-name="Normal" style:list-style-name="LFO8" style:family="paragraph"/>
    <style:style style:name="T106" style:parent-style-name="DefaultParagraphFont" style:family="text">
      <style:text-properties fo:font-weight="bold" style:font-weight-asian="bold" style:font-weight-complex="bold"/>
    </style:style>
    <style:style style:name="P107" style:parent-style-name="Normal" style:list-style-name="LFO8" style:family="paragraph"/>
    <style:style style:name="T108" style:parent-style-name="DefaultParagraphFont" style:family="text">
      <style:text-properties fo:font-weight="bold" style:font-weight-asian="bold" style:font-weight-complex="bold"/>
    </style:style>
    <style:style style:name="P109" style:parent-style-name="Normal" style:list-style-name="LFO8" style:family="paragraph"/>
    <style:style style:name="T110" style:parent-style-name="DefaultParagraphFont" style:family="text">
      <style:text-properties fo:font-weight="bold" style:font-weight-asian="bold" style:font-weight-complex="bold"/>
    </style:style>
    <style:style style:name="P111" style:parent-style-name="Normal" style:list-style-name="LFO8" style:family="paragraph"/>
    <style:style style:name="T112" style:parent-style-name="DefaultParagraphFont" style:family="text">
      <style:text-properties fo:font-weight="bold" style:font-weight-asian="bold" style:font-weight-complex="bold"/>
    </style:style>
    <style:style style:name="P113" style:parent-style-name="Normal" style:family="paragraph">
      <style:text-properties fo:font-weight="bold" style:font-weight-asian="bold" style:font-weight-complex="bold"/>
    </style:style>
    <style:style style:name="P114" style:parent-style-name="Normal" style:list-style-name="LFO9" style:family="paragraph"/>
    <style:style style:name="T115" style:parent-style-name="DefaultParagraphFont" style:family="text">
      <style:text-properties fo:font-weight="bold" style:font-weight-asian="bold" style:font-weight-complex="bold"/>
    </style:style>
    <style:style style:name="P116" style:parent-style-name="Normal" style:list-style-name="LFO9" style:family="paragraph"/>
    <style:style style:name="T117" style:parent-style-name="DefaultParagraphFont" style:family="text">
      <style:text-properties fo:font-weight="bold" style:font-weight-asian="bold" style:font-weight-complex="bold"/>
    </style:style>
    <style:style style:name="P118" style:parent-style-name="Normal" style:list-style-name="LFO9" style:family="paragraph"/>
    <style:style style:name="T119" style:parent-style-name="DefaultParagraphFont" style:family="text">
      <style:text-properties fo:font-weight="bold" style:font-weight-asian="bold" style:font-weight-complex="bold"/>
    </style:style>
    <style:style style:name="P120" style:parent-style-name="Normal" style:family="paragraph">
      <style:text-properties fo:font-weight="bold" style:font-weight-asian="bold" style:font-weight-complex="bold"/>
    </style:style>
    <style:style style:name="P121" style:parent-style-name="Normal" style:list-style-name="LFO10" style:family="paragraph"/>
    <style:style style:name="P122" style:parent-style-name="Normal" style:list-style-name="LFO10" style:family="paragraph"/>
    <style:style style:name="P123" style:parent-style-name="Normal" style:family="paragraph">
      <style:text-properties fo:font-weight="bold" style:font-weight-asian="bold" style:font-weight-complex="bold"/>
    </style:style>
    <style:style style:name="P124" style:parent-style-name="Normal" style:list-style-name="LFO11" style:family="paragraph"/>
    <style:style style:name="T125" style:parent-style-name="DefaultParagraphFont" style:family="text">
      <style:text-properties fo:font-weight="bold" style:font-weight-asian="bold" style:font-weight-complex="bold"/>
    </style:style>
    <style:style style:name="P126" style:parent-style-name="Normal" style:list-style-name="LFO11" style:family="paragraph"/>
    <style:style style:name="T127" style:parent-style-name="DefaultParagraphFont" style:family="text">
      <style:text-properties fo:font-style="italic" style:font-style-asian="italic" style:font-style-complex="italic"/>
    </style:style>
    <style:style style:name="P128" style:parent-style-name="Normal" style:list-style-name="LFO11" style:family="paragraph"/>
    <style:style style:name="T129" style:parent-style-name="DefaultParagraphFont" style:family="text">
      <style:text-properties fo:font-style="italic" style:font-style-asian="italic" style:font-style-complex="italic"/>
    </style:style>
    <style:style style:name="T130" style:parent-style-name="DefaultParagraphFont" style:family="text">
      <style:text-properties fo:font-style="italic" style:font-style-asian="italic" style:font-style-complex="italic"/>
    </style:style>
    <style:style style:name="P131" style:parent-style-name="Normal" style:list-style-name="LFO11" style:family="paragraph"/>
    <style:style style:name="P132" style:parent-style-name="Normal" style:list-style-name="LFO11" style:family="paragraph"/>
    <style:style style:name="T133" style:parent-style-name="DefaultParagraphFont" style:family="text">
      <style:text-properties fo:font-weight="bold" style:font-weight-asian="bold" style:font-weight-complex="bold"/>
    </style:style>
    <style:style style:name="P134" style:parent-style-name="Normal" style:list-style-name="LFO11" style:family="paragraph"/>
    <style:style style:name="T135" style:parent-style-name="DefaultParagraphFont" style:family="text">
      <style:text-properties fo:font-weight="bold" style:font-weight-asian="bold" style:font-weight-complex="bold"/>
    </style:style>
    <style:style style:name="P136" style:parent-style-name="Normal" style:list-style-name="LFO11" style:family="paragraph"/>
    <style:style style:name="P137" style:parent-style-name="Normal" style:list-style-name="LFO11" style:family="paragraph"/>
    <style:style style:name="T138" style:parent-style-name="DefaultParagraphFont" style:family="text">
      <style:text-properties fo:font-weight="bold" style:font-weight-asian="bold" style:font-weight-complex="bold"/>
    </style:style>
    <style:style style:name="P139" style:parent-style-name="Normal" style:list-style-name="LFO11" style:family="paragraph"/>
    <style:style style:name="T140" style:parent-style-name="DefaultParagraphFont" style:family="text">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P142" style:parent-style-name="Normal" style:list-style-name="LFO12" style:family="paragraph"/>
    <style:style style:name="T143" style:parent-style-name="DefaultParagraphFont" style:family="text">
      <style:text-properties fo:font-style="italic" style:font-style-asian="italic" style:font-style-complex="italic"/>
    </style:style>
    <style:style style:name="P144" style:parent-style-name="Normal" style:list-style-name="LFO12" style:family="paragraph"/>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P147" style:parent-style-name="Normal" style:list-style-name="LFO12" style:family="paragraph"/>
    <style:style style:name="P148" style:parent-style-name="Normal" style:family="paragraph">
      <style:text-properties fo:font-weight="bold" style:font-weight-asian="bold" style:font-weight-complex="bold"/>
    </style:style>
    <style:style style:name="P149" style:parent-style-name="Normal" style:list-style-name="LFO13" style:family="paragraph"/>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P152" style:parent-style-name="Normal" style:list-style-name="LFO13" style:family="paragraph"/>
    <style:style style:name="P153" style:parent-style-name="Normal" style:list-style-name="LFO13" style:family="paragraph"/>
    <style:style style:name="T154" style:parent-style-name="DefaultParagraphFont" style:family="text">
      <style:text-properties fo:font-weight="bold" style:font-weight-asian="bold" style:font-weight-complex="bold"/>
    </style:style>
    <style:style style:name="P155" style:parent-style-name="Normal" style:list-style-name="LFO13" style:family="paragraph"/>
    <style:style style:name="P156" style:parent-style-name="Normal" style:list-style-name="LFO13" style:family="paragraph"/>
    <style:style style:name="P157" style:parent-style-name="Normal" style:list-style-name="LFO13" style:family="paragraph"/>
    <style:style style:name="T158" style:parent-style-name="DefaultParagraphFont" style:family="text">
      <style:text-properties fo:font-weight="bold" style:font-weight-asian="bold" style:font-weight-complex="bold"/>
    </style:style>
    <style:style style:name="P159" style:parent-style-name="Normal" style:list-style-name="LFO13" style:family="paragraph"/>
    <style:style style:name="P160" style:parent-style-name="Normal" style:list-style-name="LFO13" style:family="paragraph"/>
    <style:style style:name="T161" style:parent-style-name="DefaultParagraphFont" style:family="text">
      <style:text-properties fo:font-weight="bold" style:font-weight-asian="bold" style:font-weight-complex="bold"/>
    </style:style>
    <style:style style:name="P162" style:parent-style-name="Normal" style:list-style-name="LFO13" style:family="paragraph"/>
    <style:style style:name="P163" style:parent-style-name="Normal" style:list-style-name="LFO13" style:family="paragraph"/>
    <style:style style:name="P164" style:parent-style-name="Normal" style:list-style-name="LFO13" style:family="paragraph"/>
    <style:style style:name="T165" style:parent-style-name="DefaultParagraphFont" style:family="text">
      <style:text-properties fo:font-weight="bold" style:font-weight-asian="bold" style:font-weight-complex="bold"/>
    </style:style>
    <style:style style:name="P166" style:parent-style-name="Normal" style:list-style-name="LFO13" style:family="paragraph"/>
    <style:style style:name="P167" style:parent-style-name="Normal" style:family="paragraph">
      <style:text-properties fo:font-weight="bold" style:font-weight-asian="bold" style:font-weight-complex="bold"/>
    </style:style>
    <style:style style:name="P168" style:parent-style-name="Normal" style:list-style-name="LFO14" style:family="paragraph"/>
    <style:style style:name="T169" style:parent-style-name="DefaultParagraphFont" style:family="text">
      <style:text-properties fo:font-weight="bold" style:font-weight-asian="bold" style:font-weight-complex="bold"/>
    </style:style>
    <style:style style:name="P170" style:parent-style-name="Normal" style:list-style-name="LFO14" style:family="paragraph"/>
    <style:style style:name="T171" style:parent-style-name="DefaultParagraphFont" style:family="text">
      <style:text-properties fo:font-weight="bold" style:font-weight-asian="bold" style:font-weight-complex="bold"/>
    </style:style>
    <style:style style:name="P172" style:parent-style-name="Normal" style:list-style-name="LFO14" style:family="paragraph"/>
    <style:style style:name="T173" style:parent-style-name="DefaultParagraphFont" style:family="text">
      <style:text-properties fo:font-weight="bold" style:font-weight-asian="bold" style:font-weight-complex="bold"/>
    </style:style>
    <style:style style:name="P174" style:parent-style-name="Normal" style:list-style-name="LFO14" style:family="paragraph"/>
    <style:style style:name="T175" style:parent-style-name="DefaultParagraphFont" style:family="text">
      <style:text-properties fo:font-weight="bold" style:font-weight-asian="bold" style:font-weight-complex="bold"/>
    </style:style>
    <style:style style:name="P176" style:parent-style-name="Normal" style:family="paragraph">
      <style:text-properties fo:font-weight="bold" style:font-weight-asian="bold" style:font-weight-complex="bold"/>
    </style:style>
    <style:style style:name="P177" style:parent-style-name="Normal" style:list-style-name="LFO15" style:family="paragraph"/>
    <style:style style:name="P178" style:parent-style-name="Normal" style:list-style-name="LFO15" style:family="paragraph"/>
    <style:style style:name="P179" style:parent-style-name="Normal" style:list-style-name="LFO15" style:family="paragraph"/>
    <style:style style:name="P180" style:parent-style-name="Normal" style:list-style-name="LFO15" style:family="paragraph"/>
    <style:style style:name="P181" style:parent-style-name="Normal" style:list-style-name="LFO15" style:family="paragraph"/>
    <style:style style:name="P182" style:parent-style-name="Normal" style:family="paragraph">
      <style:text-properties fo:font-weight="bold" style:font-weight-asian="bold" style:font-weight-complex="bold"/>
    </style:style>
    <style:style style:name="P183" style:parent-style-name="Normal" style:list-style-name="LFO16" style:family="paragraph"/>
    <style:style style:name="P184" style:parent-style-name="Normal" style:list-style-name="LFO16" style:family="paragraph"/>
    <style:style style:name="P185" style:parent-style-name="Normal" style:list-style-name="LFO16" style:family="paragraph"/>
    <style:style style:name="P186" style:parent-style-name="Normal" style:list-style-name="LFO16" style:family="paragraph"/>
    <style:style style:name="P187" style:parent-style-name="Normal" style:list-style-name="LFO16" style:family="paragraph"/>
    <style:style style:name="P188" style:parent-style-name="Normal" style:list-style-name="LFO16" style:family="paragraph"/>
    <style:style style:name="P189" style:parent-style-name="Normal" style:family="paragraph">
      <style:text-properties fo:font-weight="bold" style:font-weight-asian="bold" style:font-weight-complex="bold"/>
    </style:style>
    <style:style style:name="P190" style:parent-style-name="Normal" style:list-style-name="LFO17" style:family="paragraph"/>
    <style:style style:name="P191" style:parent-style-name="Normal" style:list-style-name="LFO17" style:family="paragraph"/>
    <style:style style:name="P192" style:parent-style-name="Normal" style:list-style-name="LFO17" style:family="paragraph"/>
    <style:style style:name="P193" style:parent-style-name="Normal" style:list-style-name="LFO18" style:family="paragraph"/>
    <style:style style:name="P194" style:parent-style-name="Normal" style:list-style-name="LFO18" style:family="paragraph"/>
    <style:style style:name="P195" style:parent-style-name="Normal" style:list-style-name="LFO18" style:family="paragraph"/>
    <style:style style:name="T196" style:parent-style-name="DefaultParagraphFont" style:family="text">
      <style:text-properties fo:font-weight="bold" style:font-weight-asian="bold" style:font-weight-complex="bold"/>
    </style:style>
    <style:style style:name="P197" style:parent-style-name="Normal" style:family="paragraph">
      <style:text-properties fo:font-weight="bold" style:font-weight-asian="bold" style:font-weight-complex="bold"/>
    </style:style>
    <style:style style:name="P198" style:parent-style-name="Normal" style:list-style-name="LFO19" style:family="paragraph"/>
    <style:style style:name="P199" style:parent-style-name="Normal" style:list-style-name="LFO19" style:family="paragraph"/>
    <style:style style:name="P200" style:parent-style-name="Normal" style:list-style-name="LFO19" style:family="paragraph"/>
    <style:style style:name="P201" style:parent-style-name="Normal" style:family="paragraph">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P203" style:parent-style-name="Normal" style:list-style-name="LFO20" style:family="paragraph"/>
    <style:style style:name="P204" style:parent-style-name="Normal" style:list-style-name="LFO20" style:family="paragraph"/>
    <style:style style:name="P205" style:parent-style-name="Normal" style:family="paragraph">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P208" style:parent-style-name="Normal" style:list-style-name="LFO21" style:family="paragraph"/>
    <style:style style:name="P209" style:parent-style-name="Normal" style:family="paragraph">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P211" style:parent-style-name="Normal" style:list-style-name="LFO22" style:family="paragraph"/>
    <style:style style:name="P212" style:parent-style-name="Normal" style:list-style-name="LFO22" style:family="paragraph"/>
    <style:style style:name="P213" style:parent-style-name="Normal" style:family="paragraph">
      <style:text-properties fo:font-weight="bold" style:font-weight-asian="bold" style:font-weight-complex="bold"/>
    </style:style>
    <style:style style:name="P214" style:parent-style-name="Normal" style:list-style-name="LFO23" style:family="paragraph"/>
    <style:style style:name="P215" style:parent-style-name="Normal" style:list-style-name="LFO23" style:family="paragraph"/>
    <style:style style:name="P216" style:parent-style-name="Normal" style:list-style-name="LFO23" style:family="paragraph"/>
    <style:style style:name="P217" style:parent-style-name="Normal" style:list-style-name="LFO23" style:family="paragraph"/>
    <style:style style:name="P218" style:parent-style-name="Normal" style:list-style-name="LFO23" style:family="paragraph"/>
    <style:style style:name="P219" style:parent-style-name="Normal" style:list-style-name="LFO23" style:family="paragraph"/>
    <style:style style:name="P220" style:parent-style-name="Normal" style:list-style-name="LFO23" style:family="paragraph"/>
    <style:style style:name="T221" style:parent-style-name="DefaultParagraphFont" style:family="text">
      <style:text-properties fo:font-weight="bold" style:font-weight-asian="bold" style:font-weight-complex="bold"/>
    </style:style>
    <style:style style:name="P222" style:parent-style-name="Normal" style:list-style-name="LFO24" style:family="paragraph"/>
    <style:style style:name="T223" style:parent-style-name="DefaultParagraphFont" style:family="text">
      <style:text-properties fo:font-weight="bold" style:font-weight-asian="bold" style:font-weight-complex="bold"/>
    </style:style>
    <style:style style:name="P224" style:parent-style-name="Normal" style:list-style-name="LFO24" style:family="paragraph"/>
    <style:style style:name="T225" style:parent-style-name="DefaultParagraphFont" style:family="text">
      <style:text-properties fo:font-weight="bold" style:font-weight-asian="bold" style:font-weight-complex="bold"/>
    </style:style>
    <style:style style:name="P226" style:parent-style-name="Normal" style:list-style-name="LFO24" style:family="paragraph"/>
    <style:style style:name="T227" style:parent-style-name="DefaultParagraphFont" style:family="text">
      <style:text-properties fo:font-weight="bold" style:font-weight-asian="bold" style:font-weight-complex="bold"/>
    </style:style>
    <style:style style:name="P228" style:parent-style-name="Normal" style:family="paragraph">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P230" style:parent-style-name="Normal" style:list-style-name="LFO25" style:family="paragraph"/>
    <style:style style:name="P231" style:parent-style-name="Normal" style:list-style-name="LFO25" style:family="paragraph"/>
    <style:style style:name="P232" style:parent-style-name="Normal" style:list-style-name="LFO25" style:family="paragraph"/>
    <style:style style:name="P233" style:parent-style-name="Normal" style:list-style-name="LFO25" style:family="paragraph"/>
    <style:style style:name="P234" style:parent-style-name="Normal" style:family="paragraph">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P237" style:parent-style-name="Normal" style:list-style-name="LFO26" style:family="paragraph"/>
    <style:style style:name="P238" style:parent-style-name="Normal" style:list-style-name="LFO26" style:family="paragraph"/>
    <style:style style:name="P239" style:parent-style-name="Normal" style:family="paragraph">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P243" style:parent-style-name="Normal" style:list-style-name="LFO27" style:family="paragraph"/>
    <style:style style:name="P244" style:parent-style-name="Normal" style:list-style-name="LFO27" style:family="paragraph"/>
    <style:style style:name="P245" style:parent-style-name="Normal" style:family="paragraph">
      <style:text-properties fo:font-weight="bold" style:font-weight-asian="bold" style:font-weight-complex="bold"/>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P249" style:parent-style-name="Normal" style:list-style-name="LFO28" style:family="paragraph"/>
    <style:style style:name="P250" style:parent-style-name="Normal" style:family="paragraph">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P253" style:parent-style-name="Normal" style:list-style-name="LFO29" style:family="paragraph"/>
    <style:style style:name="P254" style:parent-style-name="Normal" style:family="paragraph">
      <style:text-properties fo:font-weight="bold" style:font-weight-asian="bold" style:font-weight-complex="bold"/>
    </style:style>
    <style:style style:name="P255" style:parent-style-name="Normal" style:list-style-name="LFO30" style:family="paragraph"/>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P258" style:parent-style-name="Normal" style:list-style-name="LFO30" style:family="paragraph"/>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style>
    <style:style style:name="P261" style:parent-style-name="Normal" style:list-style-name="LFO30" style:family="paragraph"/>
    <style:style style:name="T262" style:parent-style-name="DefaultParagraphFont" style:family="text">
      <style:text-properties fo:font-weight="bold" style:font-weight-asian="bold" style:font-weight-complex="bold"/>
    </style:style>
    <style:style style:name="P263" style:parent-style-name="Normal" style:list-style-name="LFO30" style:family="paragraph"/>
    <style:style style:name="T264" style:parent-style-name="DefaultParagraphFont" style:family="text">
      <style:text-properties fo:font-weight="bold" style:font-weight-asian="bold" style:font-weight-complex="bold"/>
    </style:style>
    <style:style style:name="P265" style:parent-style-name="Normal" style:list-style-name="LFO31" style:family="paragraph"/>
    <style:style style:name="P266" style:parent-style-name="Normal" style:list-style-name="LFO31" style:family="paragraph"/>
    <style:style style:name="P267" style:parent-style-name="Normal" style:list-style-name="LFO31" style:family="paragraph"/>
    <style:style style:name="T268" style:parent-style-name="DefaultParagraphFont" style:family="text">
      <style:text-properties style:font-name="Times New Roman" fo:font-weight="bold" style:font-weight-asian="bold" style:font-weight-complex="bold" style:letter-kerning="false" fo:font-size="13.5pt" style:font-size-asian="13.5pt" style:font-size-complex="13.5pt"/>
    </style:style>
    <style:style style:name="T269" style:parent-style-name="DefaultParagraphFont" style:family="text">
      <style:text-properties fo:font-weight="bold" style:font-weight-asian="bold" style:font-weight-complex="bold"/>
    </style:style>
    <style:style style:name="T270" style:parent-style-name="DefaultParagraphFont" style:family="text">
      <style:text-properties fo:font-weight="bold" style:font-weight-asian="bold" style:font-weight-complex="bold"/>
    </style:style>
    <style:style style:name="T271" style:parent-style-name="DefaultParagraphFont" style:family="text">
      <style:text-properties fo:font-weight="bold" style:font-weight-asian="bold" style:font-weight-complex="bold"/>
    </style:style>
    <style:style style:name="P272" style:parent-style-name="Normal" style:family="paragraph">
      <style:text-properties fo:font-weight="bold" style:font-weight-asian="bold" style:font-weight-complex="bold"/>
    </style:style>
    <style:style style:name="P273" style:parent-style-name="Normal" style:list-style-name="LFO32" style:family="paragraph"/>
    <style:style style:name="T274" style:parent-style-name="DefaultParagraphFont" style:family="text">
      <style:text-properties fo:font-weight="bold" style:font-weight-asian="bold" style:font-weight-complex="bold"/>
    </style:style>
    <style:style style:name="P275" style:parent-style-name="Normal" style:list-style-name="LFO32" style:family="paragraph"/>
    <style:style style:name="P276" style:parent-style-name="Normal" style:list-style-name="LFO32" style:family="paragraph"/>
    <style:style style:name="P277" style:parent-style-name="Normal" style:list-style-name="LFO32" style:family="paragraph"/>
    <style:style style:name="T278" style:parent-style-name="DefaultParagraphFont" style:family="text">
      <style:text-properties fo:font-weight="bold" style:font-weight-asian="bold" style:font-weight-complex="bold"/>
    </style:style>
    <style:style style:name="P279" style:parent-style-name="Normal" style:list-style-name="LFO32" style:family="paragraph"/>
    <style:style style:name="P280" style:parent-style-name="Normal" style:list-style-name="LFO32" style:family="paragraph"/>
    <style:style style:name="T281" style:parent-style-name="DefaultParagraphFont" style:family="text">
      <style:text-properties fo:font-weight="bold" style:font-weight-asian="bold" style:font-weight-complex="bold"/>
    </style:style>
    <style:style style:name="P282" style:parent-style-name="Normal" style:list-style-name="LFO32" style:family="paragraph"/>
    <style:style style:name="P283" style:parent-style-name="Normal" style:list-style-name="LFO32" style:family="paragraph"/>
    <style:style style:name="T284" style:parent-style-name="DefaultParagraphFont" style:family="text">
      <style:text-properties fo:font-weight="bold" style:font-weight-asian="bold" style:font-weight-complex="bold"/>
    </style:style>
    <style:style style:name="P285" style:parent-style-name="Normal" style:list-style-name="LFO32" style:family="paragraph"/>
    <style:style style:name="P286" style:parent-style-name="Normal" style:family="paragraph">
      <style:text-properties fo:font-weight="bold" style:font-weight-asian="bold" style:font-weight-complex="bold"/>
    </style:style>
    <style:style style:name="P287" style:parent-style-name="Normal" style:list-style-name="LFO33" style:family="paragraph"/>
    <style:style style:name="T288" style:parent-style-name="DefaultParagraphFont" style:family="text">
      <style:text-properties fo:font-weight="bold" style:font-weight-asian="bold" style:font-weight-complex="bold"/>
    </style:style>
    <style:style style:name="P289" style:parent-style-name="Normal" style:list-style-name="LFO33" style:family="paragraph"/>
    <style:style style:name="P290" style:parent-style-name="Normal" style:list-style-name="LFO33" style:family="paragraph"/>
    <style:style style:name="T291" style:parent-style-name="DefaultParagraphFont" style:family="text">
      <style:text-properties fo:font-style="italic" style:font-style-asian="italic" style:font-style-complex="italic"/>
    </style:style>
    <style:style style:name="P292" style:parent-style-name="Normal" style:list-style-name="LFO33" style:family="paragraph"/>
    <style:style style:name="T293" style:parent-style-name="DefaultParagraphFont" style:family="text">
      <style:text-properties fo:font-weight="bold" style:font-weight-asian="bold" style:font-weight-complex="bold"/>
    </style:style>
    <style:style style:name="P294" style:parent-style-name="Normal" style:list-style-name="LFO33" style:family="paragraph"/>
    <style:style style:name="T295" style:parent-style-name="DefaultParagraphFont" style:family="text">
      <style:text-properties fo:font-weight="bold" style:font-weight-asian="bold" style:font-weight-complex="bold"/>
    </style:style>
    <style:style style:name="P296" style:parent-style-name="Normal" style:list-style-name="LFO33" style:family="paragraph"/>
    <style:style style:name="P297" style:parent-style-name="Normal" style:list-style-name="LFO33" style:family="paragraph"/>
    <style:style style:name="P298" style:parent-style-name="Normal" style:list-style-name="LFO33" style:family="paragraph"/>
    <style:style style:name="T299" style:parent-style-name="DefaultParagraphFont" style:family="text">
      <style:text-properties fo:font-weight="bold" style:font-weight-asian="bold" style:font-weight-complex="bold"/>
    </style:style>
    <style:style style:name="P300" style:parent-style-name="Normal" style:list-style-name="LFO33" style:family="paragraph"/>
    <style:style style:name="T301" style:parent-style-name="DefaultParagraphFont" style:family="text">
      <style:text-properties fo:font-weight="bold" style:font-weight-asian="bold" style:font-weight-complex="bold"/>
    </style:style>
    <style:style style:name="P302" style:parent-style-name="Normal" style:list-style-name="LFO33" style:family="paragraph"/>
    <style:style style:name="P303" style:parent-style-name="Normal" style:list-style-name="LFO33" style:family="paragraph"/>
    <style:style style:name="T304" style:parent-style-name="DefaultParagraphFont" style:family="text">
      <style:text-properties fo:font-weight="bold" style:font-weight-asian="bold" style:font-weight-complex="bold"/>
    </style:style>
    <style:style style:name="P305" style:parent-style-name="Normal" style:list-style-name="LFO33" style:family="paragraph"/>
    <style:style style:name="T306" style:parent-style-name="DefaultParagraphFont" style:family="text">
      <style:text-properties fo:font-weight="bold" style:font-weight-asian="bold" style:font-weight-complex="bold"/>
    </style:style>
    <style:style style:name="P307" style:parent-style-name="Normal" style:list-style-name="LFO33" style:family="paragraph"/>
    <style:style style:name="P308" style:parent-style-name="Normal" style:list-style-name="LFO33" style:family="paragraph"/>
    <style:style style:name="T309" style:parent-style-name="DefaultParagraphFont" style:family="text">
      <style:text-properties fo:font-weight="bold" style:font-weight-asian="bold" style:font-weight-complex="bold"/>
    </style:style>
    <style:style style:name="P310" style:parent-style-name="Normal" style:family="paragraph">
      <style:text-properties fo:font-weight="bold" style:font-weight-asian="bold" style:font-weight-complex="bold"/>
    </style:style>
    <style:style style:name="P311" style:parent-style-name="Normal" style:family="paragraph">
      <style:text-properties fo:font-weight="bold" style:font-weight-asian="bold" style:font-weight-complex="bold"/>
    </style:style>
    <style:style style:name="P312" style:parent-style-name="Normal" style:list-style-name="LFO34" style:family="paragraph"/>
    <style:style style:name="T313" style:parent-style-name="DefaultParagraphFont" style:family="text">
      <style:text-properties fo:font-weight="bold" style:font-weight-asian="bold" style:font-weight-complex="bold"/>
    </style:style>
    <style:style style:name="P314" style:parent-style-name="Normal" style:list-style-name="LFO34" style:family="paragraph"/>
    <style:style style:name="T315" style:parent-style-name="DefaultParagraphFont" style:family="text">
      <style:text-properties fo:font-style="italic" style:font-style-asian="italic" style:font-style-complex="italic"/>
    </style:style>
    <style:style style:name="P316" style:parent-style-name="Normal" style:list-style-name="LFO34" style:family="paragraph"/>
    <style:style style:name="T317" style:parent-style-name="DefaultParagraphFont" style:family="text">
      <style:text-properties fo:font-weight="bold" style:font-weight-asian="bold" style:font-weight-complex="bold"/>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P320" style:parent-style-name="Normal" style:list-style-name="LFO34" style:family="paragraph"/>
    <style:style style:name="T321" style:parent-style-name="DefaultParagraphFont" style:family="text">
      <style:text-properties fo:font-style="italic" style:font-style-asian="italic" style:font-style-complex="italic"/>
    </style:style>
    <style:style style:name="P322" style:parent-style-name="Normal" style:list-style-name="LFO34" style:family="paragraph"/>
    <style:style style:name="T323" style:parent-style-name="DefaultParagraphFont" style:family="text">
      <style:text-properties fo:font-weight="bold" style:font-weight-asian="bold" style:font-weight-complex="bold"/>
    </style:style>
    <style:style style:name="T324" style:parent-style-name="DefaultParagraphFont" style:family="text">
      <style:text-properties fo:font-weight="bold" style:font-weight-asian="bold" style:font-weight-complex="bold"/>
    </style:style>
    <style:style style:name="T325" style:parent-style-name="DefaultParagraphFont" style:family="text">
      <style:text-properties fo:font-weight="bold" style:font-weight-asian="bold" style:font-weight-complex="bold"/>
    </style:style>
    <style:style style:name="T326" style:parent-style-name="DefaultParagraphFont" style:family="text">
      <style:text-properties fo:font-weight="bold" style:font-weight-asian="bold" style:font-weight-complex="bold"/>
    </style:style>
    <style:style style:name="P327" style:parent-style-name="Normal" style:list-style-name="LFO34" style:family="paragraph"/>
    <style:style style:name="T328" style:parent-style-name="DefaultParagraphFont" style:family="text">
      <style:text-properties fo:font-weight="bold" style:font-weight-asian="bold" style:font-weight-complex="bold"/>
    </style:style>
    <style:style style:name="T329" style:parent-style-name="DefaultParagraphFont" style:family="text">
      <style:text-properties fo:font-weight="bold" style:font-weight-asian="bold" style:font-weight-complex="bold"/>
    </style:style>
    <style:style style:name="P330" style:parent-style-name="Normal" style:family="paragraph">
      <style:text-properties fo:font-weight="bold" style:font-weight-asian="bold" style:font-weight-complex="bold"/>
    </style:style>
    <style:style style:name="P331" style:parent-style-name="Normal" style:list-style-name="LFO35" style:family="paragraph"/>
    <style:style style:name="T332" style:parent-style-name="DefaultParagraphFont" style:family="text">
      <style:text-properties fo:font-weight="bold" style:font-weight-asian="bold" style:font-weight-complex="bold"/>
    </style:style>
    <style:style style:name="T333" style:parent-style-name="DefaultParagraphFont" style:family="text">
      <style:text-properties fo:font-weight="bold" style:font-weight-asian="bold" style:font-weight-complex="bold"/>
    </style:style>
    <style:style style:name="P334" style:parent-style-name="Normal" style:list-style-name="LFO35" style:family="paragraph"/>
    <style:style style:name="T335" style:parent-style-name="DefaultParagraphFont" style:family="text">
      <style:text-properties fo:font-style="italic" style:font-style-asian="italic" style:font-style-complex="italic"/>
    </style:style>
    <style:style style:name="P336" style:parent-style-name="Normal" style:list-style-name="LFO35" style:family="paragraph"/>
    <style:style style:name="T337" style:parent-style-name="DefaultParagraphFont" style:family="text">
      <style:text-properties fo:font-weight="bold" style:font-weight-asian="bold" style:font-weight-complex="bold"/>
    </style:style>
    <style:style style:name="P338" style:parent-style-name="Normal" style:list-style-name="LFO35" style:family="paragraph"/>
    <style:style style:name="T339" style:parent-style-name="DefaultParagraphFont" style:family="text">
      <style:text-properties fo:font-weight="bold" style:font-weight-asian="bold" style:font-weight-complex="bold"/>
    </style:style>
    <style:style style:name="P340" style:parent-style-name="Normal" style:family="paragraph">
      <style:text-properties fo:font-weight="bold" style:font-weight-asian="bold" style:font-weight-complex="bold"/>
    </style:style>
    <style:style style:name="P341" style:parent-style-name="Normal" style:list-style-name="LFO36" style:family="paragraph"/>
    <style:style style:name="T342" style:parent-style-name="DefaultParagraphFont" style:family="text">
      <style:text-properties fo:font-weight="bold" style:font-weight-asian="bold" style:font-weight-complex="bold"/>
    </style:style>
    <style:style style:name="P343" style:parent-style-name="Normal" style:list-style-name="LFO36" style:family="paragraph"/>
    <style:style style:name="T344" style:parent-style-name="DefaultParagraphFont" style:family="text">
      <style:text-properties fo:font-weight="bold" style:font-weight-asian="bold" style:font-weight-complex="bold"/>
    </style:style>
    <style:style style:name="T345" style:parent-style-name="DefaultParagraphFont" style:family="text">
      <style:text-properties fo:font-weight="bold" style:font-weight-asian="bold" style:font-weight-complex="bold"/>
    </style:style>
    <style:style style:name="T346" style:parent-style-name="DefaultParagraphFont" style:family="text">
      <style:text-properties fo:font-weight="bold" style:font-weight-asian="bold" style:font-weight-complex="bold"/>
    </style:style>
    <style:style style:name="P347" style:parent-style-name="Normal" style:list-style-name="LFO36" style:family="paragraph"/>
    <style:style style:name="T348" style:parent-style-name="DefaultParagraphFont" style:family="text">
      <style:text-properties fo:font-weight="bold" style:font-weight-asian="bold" style:font-weight-complex="bold"/>
    </style:style>
    <style:style style:name="P349" style:parent-style-name="Normal" style:family="paragraph">
      <style:text-properties fo:font-weight="bold" style:font-weight-asian="bold" style:font-weight-complex="bold"/>
    </style:style>
    <style:style style:name="P350" style:parent-style-name="Normal" style:list-style-name="LFO37" style:family="paragraph"/>
    <style:style style:name="T351" style:parent-style-name="DefaultParagraphFont" style:family="text">
      <style:text-properties fo:font-weight="bold" style:font-weight-asian="bold" style:font-weight-complex="bold"/>
    </style:style>
    <style:style style:name="P352" style:parent-style-name="Normal" style:list-style-name="LFO37" style:family="paragraph"/>
    <style:style style:name="T353" style:parent-style-name="DefaultParagraphFont" style:family="text">
      <style:text-properties fo:font-weight="bold" style:font-weight-asian="bold" style:font-weight-complex="bold"/>
    </style:style>
    <style:style style:name="P354" style:parent-style-name="Normal" style:list-style-name="LFO37" style:family="paragraph"/>
    <style:style style:name="T355" style:parent-style-name="DefaultParagraphFont" style:family="text">
      <style:text-properties fo:font-weight="bold" style:font-weight-asian="bold" style:font-weight-complex="bold"/>
    </style:style>
    <style:style style:name="T356" style:parent-style-name="DefaultParagraphFont" style:family="text">
      <style:text-properties fo:font-weight="bold" style:font-weight-asian="bold" style:font-weight-complex="bold"/>
    </style:style>
    <style:style style:name="P357" style:parent-style-name="Normal" style:list-style-name="LFO37" style:family="paragraph"/>
    <style:style style:name="T358" style:parent-style-name="DefaultParagraphFont" style:family="text">
      <style:text-properties fo:font-weight="bold" style:font-weight-asian="bold" style:font-weight-complex="bold"/>
    </style:style>
    <style:style style:name="P359" style:parent-style-name="Normal" style:family="paragraph">
      <style:text-properties fo:font-weight="bold" style:font-weight-asian="bold" style:font-weight-complex="bold"/>
    </style:style>
    <style:style style:name="P360" style:parent-style-name="Normal" style:list-style-name="LFO38" style:family="paragraph"/>
    <style:style style:name="T361" style:parent-style-name="DefaultParagraphFont" style:family="text">
      <style:text-properties fo:font-weight="bold" style:font-weight-asian="bold" style:font-weight-complex="bold"/>
    </style:style>
    <style:style style:name="P362" style:parent-style-name="Normal" style:list-style-name="LFO38" style:family="paragraph"/>
    <style:style style:name="P363" style:parent-style-name="Normal" style:list-style-name="LFO38" style:family="paragraph"/>
    <style:style style:name="P364" style:parent-style-name="Normal" style:list-style-name="LFO38" style:family="paragraph"/>
    <style:style style:name="T365" style:parent-style-name="DefaultParagraphFont" style:family="text">
      <style:text-properties fo:font-weight="bold" style:font-weight-asian="bold" style:font-weight-complex="bold"/>
    </style:style>
    <style:style style:name="T366" style:parent-style-name="DefaultParagraphFont" style:family="text">
      <style:text-properties fo:font-weight="bold" style:font-weight-asian="bold" style:font-weight-complex="bold"/>
    </style:style>
    <style:style style:name="T367" style:parent-style-name="DefaultParagraphFont" style:family="text">
      <style:text-properties fo:font-weight="bold" style:font-weight-asian="bold" style:font-weight-complex="bold"/>
    </style:style>
    <style:style style:name="T368" style:parent-style-name="DefaultParagraphFont" style:family="text">
      <style:text-properties fo:font-weight="bold" style:font-weight-asian="bold" style:font-weight-complex="bold"/>
    </style:style>
    <style:style style:name="T369" style:parent-style-name="DefaultParagraphFont" style:family="text">
      <style:text-properties fo:font-weight="bold" style:font-weight-asian="bold" style:font-weight-complex="bold"/>
    </style:style>
    <style:style style:name="P370" style:parent-style-name="Normal" style:list-style-name="LFO39" style:family="paragraph"/>
    <style:style style:name="P371" style:parent-style-name="Normal" style:list-style-name="LFO39" style:family="paragraph"/>
    <style:style style:name="T372" style:parent-style-name="DefaultParagraphFont" style:family="text">
      <style:text-properties fo:font-weight="bold" style:font-weight-asian="bold" style:font-weight-complex="bold"/>
    </style:style>
    <style:style style:name="T373" style:parent-style-name="DefaultParagraphFont" style:family="text">
      <style:text-properties fo:font-weight="bold" style:font-weight-asian="bold" style:font-weight-complex="bold"/>
    </style:style>
    <style:style style:name="P374" style:parent-style-name="Normal" style:family="paragraph">
      <style:text-properties fo:font-weight="bold" style:font-weight-asian="bold" style:font-weight-complex="bold"/>
    </style:style>
    <style:style style:name="TableColumn376" style:family="table-column">
      <style:table-column-properties style:column-width="1.093in"/>
    </style:style>
    <style:style style:name="TableColumn377" style:family="table-column">
      <style:table-column-properties style:column-width="1.2444in"/>
    </style:style>
    <style:style style:name="TableColumn378" style:family="table-column">
      <style:table-column-properties style:column-width="1.702in"/>
    </style:style>
    <style:style style:name="TableColumn379" style:family="table-column">
      <style:table-column-properties style:column-width="1.4388in"/>
    </style:style>
    <style:style style:name="TableColumn380" style:family="table-column">
      <style:table-column-properties style:column-width="1.0215in"/>
    </style:style>
    <style:style style:name="Table375" style:family="table">
      <style:table-properties style:width="6.5in" fo:margin-left="0in" table:align="left"/>
    </style:style>
    <style:style style:name="TableRow381" style:family="table-row">
      <style:table-row-properties/>
    </style:style>
    <style:style style:name="TableCell382" style:family="table-cell">
      <style:table-cell-properties fo:border="none" style:writing-mode="lr-tb" style:vertical-align="middle" fo:padding-top="0.0104in" fo:padding-left="0.0104in" fo:padding-bottom="0.0104in" fo:padding-right="0.0104in"/>
    </style:style>
    <style:style style:name="P383" style:parent-style-name="Normal" style:family="paragraph">
      <style:text-properties fo:font-weight="bold" style:font-weight-asian="bold" style:font-weight-complex="bold"/>
    </style:style>
    <style:style style:name="TableCell384" style:family="table-cell">
      <style:table-cell-properties fo:border="none" style:writing-mode="lr-tb" style:vertical-align="middle" fo:padding-top="0.0104in" fo:padding-left="0.0104in" fo:padding-bottom="0.0104in" fo:padding-right="0.0104in"/>
    </style:style>
    <style:style style:name="P385" style:parent-style-name="Normal" style:family="paragraph">
      <style:text-properties fo:font-weight="bold" style:font-weight-asian="bold" style:font-weight-complex="bold"/>
    </style:style>
    <style:style style:name="TableCell386" style:family="table-cell">
      <style:table-cell-properties fo:border="none" style:writing-mode="lr-tb" style:vertical-align="middle" fo:padding-top="0.0104in" fo:padding-left="0.0104in" fo:padding-bottom="0.0104in" fo:padding-right="0.0104in"/>
    </style:style>
    <style:style style:name="P387" style:parent-style-name="Normal" style:family="paragraph">
      <style:text-properties fo:font-weight="bold" style:font-weight-asian="bold" style:font-weight-complex="bold"/>
    </style:style>
    <style:style style:name="TableCell388" style:family="table-cell">
      <style:table-cell-properties fo:border="none" style:writing-mode="lr-tb" style:vertical-align="middle" fo:padding-top="0.0104in" fo:padding-left="0.0104in" fo:padding-bottom="0.0104in" fo:padding-right="0.0104in"/>
    </style:style>
    <style:style style:name="P389" style:parent-style-name="Normal" style:family="paragraph">
      <style:text-properties fo:font-weight="bold" style:font-weight-asian="bold" style:font-weight-complex="bold"/>
    </style:style>
    <style:style style:name="TableCell390" style:family="table-cell">
      <style:table-cell-properties fo:border="none" style:writing-mode="lr-tb" style:vertical-align="middle" fo:padding-top="0.0104in" fo:padding-left="0.0104in" fo:padding-bottom="0.0104in" fo:padding-right="0.0104in"/>
    </style:style>
    <style:style style:name="P391" style:parent-style-name="Normal" style:family="paragraph">
      <style:text-properties fo:font-weight="bold" style:font-weight-asian="bold" style:font-weight-complex="bold"/>
    </style:style>
    <style:style style:name="TableRow392" style:family="table-row">
      <style:table-row-properties/>
    </style:style>
    <style:style style:name="TableCell393" style:family="table-cell">
      <style:table-cell-properties fo:border="none" style:writing-mode="lr-tb" style:vertical-align="middle" fo:padding-top="0.0104in" fo:padding-left="0.0104in" fo:padding-bottom="0.0104in" fo:padding-right="0.0104in"/>
    </style:style>
    <style:style style:name="T394" style:parent-style-name="DefaultParagraphFont" style:family="text">
      <style:text-properties fo:font-weight="bold" style:font-weight-asian="bold" style:font-weight-complex="bold"/>
    </style:style>
    <style:style style:name="TableCell395" style:family="table-cell">
      <style:table-cell-properties fo:border="none" style:writing-mode="lr-tb" style:vertical-align="middle" fo:padding-top="0.0104in" fo:padding-left="0.0104in" fo:padding-bottom="0.0104in" fo:padding-right="0.0104in"/>
    </style:style>
    <style:style style:name="TableCell396" style:family="table-cell">
      <style:table-cell-properties fo:border="none" style:writing-mode="lr-tb" style:vertical-align="middle" fo:padding-top="0.0104in" fo:padding-left="0.0104in" fo:padding-bottom="0.0104in" fo:padding-right="0.0104in"/>
    </style:style>
    <style:style style:name="TableCell397" style:family="table-cell">
      <style:table-cell-properties fo:border="none" style:writing-mode="lr-tb" style:vertical-align="middle" fo:padding-top="0.0104in" fo:padding-left="0.0104in" fo:padding-bottom="0.0104in" fo:padding-right="0.0104in"/>
    </style:style>
    <style:style style:name="T398" style:parent-style-name="DefaultParagraphFont" style:family="text">
      <style:text-properties fo:font-weight="bold" style:font-weight-asian="bold" style:font-weight-complex="bold"/>
    </style:style>
    <style:style style:name="TableCell399" style:family="table-cell">
      <style:table-cell-properties fo:border="none" style:writing-mode="lr-tb" style:vertical-align="middle" fo:padding-top="0.0104in" fo:padding-left="0.0104in" fo:padding-bottom="0.0104in" fo:padding-right="0.0104in"/>
    </style:style>
    <style:style style:name="TableRow400" style:family="table-row">
      <style:table-row-properties/>
    </style:style>
    <style:style style:name="TableCell401" style:family="table-cell">
      <style:table-cell-properties fo:border="none" style:writing-mode="lr-tb" style:vertical-align="middle" fo:padding-top="0.0104in" fo:padding-left="0.0104in" fo:padding-bottom="0.0104in" fo:padding-right="0.0104in"/>
    </style:style>
    <style:style style:name="T402" style:parent-style-name="DefaultParagraphFont" style:family="text">
      <style:text-properties fo:font-weight="bold" style:font-weight-asian="bold" style:font-weight-complex="bold"/>
    </style:style>
    <style:style style:name="TableCell403" style:family="table-cell">
      <style:table-cell-properties fo:border="none" style:writing-mode="lr-tb" style:vertical-align="middle" fo:padding-top="0.0104in" fo:padding-left="0.0104in" fo:padding-bottom="0.0104in" fo:padding-right="0.0104in"/>
    </style:style>
    <style:style style:name="TableCell404" style:family="table-cell">
      <style:table-cell-properties fo:border="none" style:writing-mode="lr-tb" style:vertical-align="middle" fo:padding-top="0.0104in" fo:padding-left="0.0104in" fo:padding-bottom="0.0104in" fo:padding-right="0.0104in"/>
    </style:style>
    <style:style style:name="TableCell405" style:family="table-cell">
      <style:table-cell-properties fo:border="none" style:writing-mode="lr-tb" style:vertical-align="middle" fo:padding-top="0.0104in" fo:padding-left="0.0104in" fo:padding-bottom="0.0104in" fo:padding-right="0.0104in"/>
    </style:style>
    <style:style style:name="T406" style:parent-style-name="DefaultParagraphFont" style:family="text">
      <style:text-properties fo:font-weight="bold" style:font-weight-asian="bold" style:font-weight-complex="bold"/>
    </style:style>
    <style:style style:name="TableCell407" style:family="table-cell">
      <style:table-cell-properties fo:border="none" style:writing-mode="lr-tb" style:vertical-align="middle" fo:padding-top="0.0104in" fo:padding-left="0.0104in" fo:padding-bottom="0.0104in" fo:padding-right="0.0104in"/>
    </style:style>
    <style:style style:name="TableRow408" style:family="table-row">
      <style:table-row-properties/>
    </style:style>
    <style:style style:name="TableCell409" style:family="table-cell">
      <style:table-cell-properties fo:border="none" style:writing-mode="lr-tb" style:vertical-align="middle" fo:padding-top="0.0104in" fo:padding-left="0.0104in" fo:padding-bottom="0.0104in" fo:padding-right="0.0104in"/>
    </style:style>
    <style:style style:name="T410" style:parent-style-name="DefaultParagraphFont" style:family="text">
      <style:text-properties fo:font-weight="bold" style:font-weight-asian="bold" style:font-weight-complex="bold"/>
    </style:style>
    <style:style style:name="TableCell411" style:family="table-cell">
      <style:table-cell-properties fo:border="none" style:writing-mode="lr-tb" style:vertical-align="middle" fo:padding-top="0.0104in" fo:padding-left="0.0104in" fo:padding-bottom="0.0104in" fo:padding-right="0.0104in"/>
    </style:style>
    <style:style style:name="TableCell412" style:family="table-cell">
      <style:table-cell-properties fo:border="none" style:writing-mode="lr-tb" style:vertical-align="middle" fo:padding-top="0.0104in" fo:padding-left="0.0104in" fo:padding-bottom="0.0104in" fo:padding-right="0.0104in"/>
    </style:style>
    <style:style style:name="TableCell413" style:family="table-cell">
      <style:table-cell-properties fo:border="none" style:writing-mode="lr-tb" style:vertical-align="middle" fo:padding-top="0.0104in" fo:padding-left="0.0104in" fo:padding-bottom="0.0104in" fo:padding-right="0.0104in"/>
    </style:style>
    <style:style style:name="TableCell414" style:family="table-cell">
      <style:table-cell-properties fo:border="none" style:writing-mode="lr-tb" style:vertical-align="middle" fo:padding-top="0.0104in" fo:padding-left="0.0104in" fo:padding-bottom="0.0104in" fo:padding-right="0.0104in"/>
    </style:style>
    <style:style style:name="TableRow415" style:family="table-row">
      <style:table-row-properties/>
    </style:style>
    <style:style style:name="TableCell416" style:family="table-cell">
      <style:table-cell-properties fo:border="none" style:writing-mode="lr-tb" style:vertical-align="middle" fo:padding-top="0.0104in" fo:padding-left="0.0104in" fo:padding-bottom="0.0104in" fo:padding-right="0.0104in"/>
    </style:style>
    <style:style style:name="T417" style:parent-style-name="DefaultParagraphFont" style:family="text">
      <style:text-properties fo:font-weight="bold" style:font-weight-asian="bold" style:font-weight-complex="bold"/>
    </style:style>
    <style:style style:name="TableCell418" style:family="table-cell">
      <style:table-cell-properties fo:border="none" style:writing-mode="lr-tb" style:vertical-align="middle" fo:padding-top="0.0104in" fo:padding-left="0.0104in" fo:padding-bottom="0.0104in" fo:padding-right="0.0104in"/>
    </style:style>
    <style:style style:name="TableCell419" style:family="table-cell">
      <style:table-cell-properties fo:border="none" style:writing-mode="lr-tb" style:vertical-align="middle" fo:padding-top="0.0104in" fo:padding-left="0.0104in" fo:padding-bottom="0.0104in" fo:padding-right="0.0104in"/>
    </style:style>
    <style:style style:name="TableCell420" style:family="table-cell">
      <style:table-cell-properties fo:border="none" style:writing-mode="lr-tb" style:vertical-align="middle" fo:padding-top="0.0104in" fo:padding-left="0.0104in" fo:padding-bottom="0.0104in" fo:padding-right="0.0104in"/>
    </style:style>
    <style:style style:name="T421" style:parent-style-name="DefaultParagraphFont" style:family="text">
      <style:text-properties fo:font-weight="bold" style:font-weight-asian="bold" style:font-weight-complex="bold"/>
    </style:style>
    <style:style style:name="TableCell422" style:family="table-cell">
      <style:table-cell-properties fo:border="none" style:writing-mode="lr-tb" style:vertical-align="middle" fo:padding-top="0.0104in" fo:padding-left="0.0104in" fo:padding-bottom="0.0104in" fo:padding-right="0.0104in"/>
    </style:style>
    <style:style style:name="TableRow423" style:family="table-row">
      <style:table-row-properties/>
    </style:style>
    <style:style style:name="TableCell424" style:family="table-cell">
      <style:table-cell-properties fo:border="none" style:writing-mode="lr-tb" style:vertical-align="middle" fo:padding-top="0.0104in" fo:padding-left="0.0104in" fo:padding-bottom="0.0104in" fo:padding-right="0.0104in"/>
    </style:style>
    <style:style style:name="T425" style:parent-style-name="DefaultParagraphFont" style:family="text">
      <style:text-properties fo:font-weight="bold" style:font-weight-asian="bold" style:font-weight-complex="bold"/>
    </style:style>
    <style:style style:name="TableCell426" style:family="table-cell">
      <style:table-cell-properties fo:border="none" style:writing-mode="lr-tb" style:vertical-align="middle" fo:padding-top="0.0104in" fo:padding-left="0.0104in" fo:padding-bottom="0.0104in" fo:padding-right="0.0104in"/>
    </style:style>
    <style:style style:name="TableCell427" style:family="table-cell">
      <style:table-cell-properties fo:border="none" style:writing-mode="lr-tb" style:vertical-align="middle" fo:padding-top="0.0104in" fo:padding-left="0.0104in" fo:padding-bottom="0.0104in" fo:padding-right="0.0104in"/>
    </style:style>
    <style:style style:name="TableCell428" style:family="table-cell">
      <style:table-cell-properties fo:border="none" style:writing-mode="lr-tb" style:vertical-align="middle" fo:padding-top="0.0104in" fo:padding-left="0.0104in" fo:padding-bottom="0.0104in" fo:padding-right="0.0104in"/>
    </style:style>
    <style:style style:name="T429" style:parent-style-name="DefaultParagraphFont" style:family="text">
      <style:text-properties fo:font-weight="bold" style:font-weight-asian="bold" style:font-weight-complex="bold"/>
    </style:style>
    <style:style style:name="TableCell430" style:family="table-cell">
      <style:table-cell-properties fo:border="none" style:writing-mode="lr-tb" style:vertical-align="middle" fo:padding-top="0.0104in" fo:padding-left="0.0104in" fo:padding-bottom="0.0104in" fo:padding-right="0.0104in"/>
    </style:style>
    <style:style style:name="P431" style:parent-style-name="Normal" style:family="paragraph">
      <style:text-properties fo:font-weight="bold" style:font-weight-asian="bold" style:font-weight-complex="bold"/>
    </style:style>
    <style:style style:name="P432" style:parent-style-name="Normal" style:list-style-name="LFO40" style:family="paragraph"/>
    <style:style style:name="T433" style:parent-style-name="DefaultParagraphFont" style:family="text">
      <style:text-properties fo:font-weight="bold" style:font-weight-asian="bold" style:font-weight-complex="bold"/>
    </style:style>
    <style:style style:name="T434" style:parent-style-name="DefaultParagraphFont" style:family="text">
      <style:text-properties fo:font-weight="bold" style:font-weight-asian="bold" style:font-weight-complex="bold"/>
    </style:style>
    <style:style style:name="P435" style:parent-style-name="Normal" style:list-style-name="LFO40" style:family="paragraph"/>
    <style:style style:name="T436" style:parent-style-name="DefaultParagraphFont" style:family="text">
      <style:text-properties fo:font-weight="bold" style:font-weight-asian="bold" style:font-weight-complex="bold"/>
    </style:style>
    <style:style style:name="T437" style:parent-style-name="DefaultParagraphFont" style:family="text">
      <style:text-properties fo:font-style="italic" style:font-style-asian="italic" style:font-style-complex="italic"/>
    </style:style>
    <style:style style:name="P438" style:parent-style-name="Normal" style:list-style-name="LFO40" style:family="paragraph"/>
    <style:style style:name="T439" style:parent-style-name="DefaultParagraphFont" style:family="text">
      <style:text-properties fo:font-weight="bold" style:font-weight-asian="bold" style:font-weight-complex="bold"/>
    </style:style>
    <style:style style:name="P440" style:parent-style-name="Normal" style:list-style-name="LFO40" style:family="paragraph"/>
    <style:style style:name="T441" style:parent-style-name="DefaultParagraphFont" style:family="text">
      <style:text-properties fo:font-weight="bold" style:font-weight-asian="bold" style:font-weight-complex="bold"/>
    </style:style>
    <style:style style:name="P442" style:parent-style-name="Normal" style:family="paragraph">
      <style:text-properties fo:font-weight="bold" style:font-weight-asian="bold" style:font-weight-complex="bold"/>
    </style:style>
    <style:style style:name="P443" style:parent-style-name="Normal" style:list-style-name="LFO41" style:family="paragraph"/>
    <style:style style:name="T444" style:parent-style-name="DefaultParagraphFont" style:family="text">
      <style:text-properties fo:font-weight="bold" style:font-weight-asian="bold" style:font-weight-complex="bold"/>
    </style:style>
    <style:style style:name="P445" style:parent-style-name="Normal" style:list-style-name="LFO41" style:family="paragraph"/>
    <style:style style:name="T446" style:parent-style-name="DefaultParagraphFont" style:family="text">
      <style:text-properties fo:font-weight="bold" style:font-weight-asian="bold" style:font-weight-complex="bold"/>
    </style:style>
    <style:style style:name="P447" style:parent-style-name="Normal" style:list-style-name="LFO41" style:family="paragraph"/>
    <style:style style:name="T448" style:parent-style-name="DefaultParagraphFont" style:family="text">
      <style:text-properties fo:font-weight="bold" style:font-weight-asian="bold" style:font-weight-complex="bold"/>
    </style:style>
    <style:style style:name="P449" style:parent-style-name="Normal" style:family="paragraph">
      <style:text-properties fo:font-weight="bold" style:font-weight-asian="bold" style:font-weight-complex="bold"/>
    </style:style>
    <style:style style:name="P450" style:parent-style-name="Normal" style:list-style-name="LFO42" style:family="paragraph"/>
    <style:style style:name="T451" style:parent-style-name="DefaultParagraphFont" style:family="text">
      <style:text-properties fo:font-weight="bold" style:font-weight-asian="bold" style:font-weight-complex="bold"/>
    </style:style>
    <style:style style:name="P452" style:parent-style-name="Normal" style:list-style-name="LFO42" style:family="paragraph"/>
    <style:style style:name="P453" style:parent-style-name="Normal" style:list-style-name="LFO42" style:family="paragraph"/>
    <style:style style:name="T454" style:parent-style-name="DefaultParagraphFont" style:family="text">
      <style:text-properties fo:font-weight="bold" style:font-weight-asian="bold" style:font-weight-complex="bold"/>
    </style:style>
    <style:style style:name="T455" style:parent-style-name="DefaultParagraphFont" style:family="text">
      <style:text-properties fo:font-weight="bold" style:font-weight-asian="bold" style:font-weight-complex="bold"/>
    </style:style>
    <style:style style:name="P456" style:parent-style-name="Normal" style:list-style-name="LFO42" style:family="paragraph"/>
    <style:style style:name="P457" style:parent-style-name="Normal" style:list-style-name="LFO42" style:family="paragraph"/>
    <style:style style:name="P458" style:parent-style-name="Normal" style:list-style-name="LFO42" style:family="paragraph"/>
    <style:style style:name="T459" style:parent-style-name="DefaultParagraphFont" style:family="text">
      <style:text-properties fo:font-weight="bold" style:font-weight-asian="bold" style:font-weight-complex="bold"/>
    </style:style>
    <style:style style:name="P460" style:parent-style-name="Normal" style:list-style-name="LFO42" style:family="paragraph"/>
    <style:style style:name="P461" style:parent-style-name="Normal" style:list-style-name="LFO42" style:family="paragraph"/>
    <style:style style:name="P462" style:parent-style-name="Normal" style:list-style-name="LFO42" style:family="paragraph"/>
    <style:style style:name="P463" style:parent-style-name="Normal" style:list-style-name="LFO42" style:family="paragraph"/>
    <style:style style:name="T464" style:parent-style-name="DefaultParagraphFont" style:family="text">
      <style:text-properties fo:font-weight="bold" style:font-weight-asian="bold" style:font-weight-complex="bold"/>
    </style:style>
    <style:style style:name="T465" style:parent-style-name="DefaultParagraphFont" style:family="text">
      <style:text-properties fo:font-weight="bold" style:font-weight-asian="bold" style:font-weight-complex="bold"/>
    </style:style>
    <style:style style:name="P466" style:parent-style-name="Normal" style:list-style-name="LFO42" style:family="paragraph"/>
    <style:style style:name="P467" style:parent-style-name="Normal" style:list-style-name="LFO42" style:family="paragraph"/>
    <style:style style:name="T468" style:parent-style-name="DefaultParagraphFont" style:family="text">
      <style:text-properties fo:font-weight="bold" style:font-weight-asian="bold" style:font-weight-complex="bold"/>
    </style:style>
    <style:style style:name="P469" style:parent-style-name="Normal" style:list-style-name="LFO42" style:family="paragraph"/>
    <style:style style:name="P470" style:parent-style-name="Normal" style:list-style-name="LFO42" style:family="paragraph"/>
    <style:style style:name="T471" style:parent-style-name="DefaultParagraphFont" style:family="text">
      <style:text-properties fo:font-weight="bold" style:font-weight-asian="bold" style:font-weight-complex="bold"/>
    </style:style>
    <style:style style:name="P472" style:parent-style-name="Normal" style:list-style-name="LFO42" style:family="paragraph"/>
    <style:style style:name="P473" style:parent-style-name="Normal" style:list-style-name="LFO42" style:family="paragraph"/>
    <style:style style:name="P474" style:parent-style-name="Normal" style:list-style-name="LFO42" style:family="paragraph"/>
    <style:style style:name="P475" style:parent-style-name="Normal" style:list-style-name="LFO42" style:family="paragraph"/>
    <style:style style:name="P476" style:parent-style-name="Normal" style:list-style-name="LFO42" style:family="paragraph"/>
    <style:style style:name="P477" style:parent-style-name="Normal" style:list-style-name="LFO42" style:family="paragraph"/>
    <style:style style:name="P478" style:parent-style-name="Normal" style:list-style-name="LFO42" style:family="paragraph"/>
    <style:style style:name="T479" style:parent-style-name="DefaultParagraphFont" style:family="text">
      <style:text-properties fo:font-weight="bold" style:font-weight-asian="bold" style:font-weight-complex="bold"/>
    </style:style>
    <style:style style:name="P480" style:parent-style-name="Normal" style:list-style-name="LFO42" style:family="paragraph"/>
    <style:style style:name="P481" style:parent-style-name="Normal" style:list-style-name="LFO42" style:family="paragraph"/>
    <style:style style:name="T482" style:parent-style-name="DefaultParagraphFont" style:family="text">
      <style:text-properties fo:font-weight="bold" style:font-weight-asian="bold" style:font-weight-complex="bold"/>
    </style:style>
    <style:style style:name="P483" style:parent-style-name="Normal" style:list-style-name="LFO42" style:family="paragraph"/>
    <style:style style:name="P484" style:parent-style-name="Normal" style:family="paragraph">
      <style:text-properties fo:font-weight="bold" style:font-weight-asian="bold" style:font-weight-complex="bold"/>
    </style:style>
    <style:style style:name="P485" style:parent-style-name="Normal" style:list-style-name="LFO43" style:family="paragraph"/>
    <style:style style:name="T486" style:parent-style-name="DefaultParagraphFont" style:family="text">
      <style:text-properties fo:font-weight="bold" style:font-weight-asian="bold" style:font-weight-complex="bold"/>
    </style:style>
    <style:style style:name="P487" style:parent-style-name="Normal" style:list-style-name="LFO43" style:family="paragraph"/>
    <style:style style:name="T488" style:parent-style-name="DefaultParagraphFont" style:family="text">
      <style:text-properties fo:font-weight="bold" style:font-weight-asian="bold" style:font-weight-complex="bold"/>
    </style:style>
    <style:style style:name="P489" style:parent-style-name="Normal" style:list-style-name="LFO43" style:family="paragraph"/>
    <style:style style:name="T490" style:parent-style-name="DefaultParagraphFont" style:family="text">
      <style:text-properties fo:font-weight="bold" style:font-weight-asian="bold" style:font-weight-complex="bold"/>
    </style:style>
    <style:style style:name="P491" style:parent-style-name="Normal" style:list-style-name="LFO43" style:family="paragraph"/>
    <style:style style:name="T492" style:parent-style-name="DefaultParagraphFont" style:family="text">
      <style:text-properties fo:font-weight="bold" style:font-weight-asian="bold" style:font-weight-complex="bold"/>
    </style:style>
    <style:style style:name="P493" style:parent-style-name="Normal" style:family="paragraph">
      <style:text-properties fo:font-weight="bold" style:font-weight-asian="bold" style:font-weight-complex="bold"/>
    </style:style>
    <style:style style:name="T494" style:parent-style-name="DefaultParagraphFont" style:family="text">
      <style:text-properties fo:font-weight="bold" style:font-weight-asian="bold" style:font-weight-complex="bold"/>
    </style:style>
    <style:style style:name="T495" style:parent-style-name="DefaultParagraphFont" style:family="text">
      <style:text-properties fo:font-weight="bold" style:font-weight-asian="bold" style:font-weight-complex="bold"/>
    </style:style>
    <style:style style:name="P496" style:parent-style-name="Normal" style:list-style-name="LFO44" style:family="paragraph"/>
    <style:style style:name="P497" style:parent-style-name="Normal" style:list-style-name="LFO44" style:family="paragraph"/>
    <style:style style:name="P498" style:parent-style-name="Normal" style:list-style-name="LFO44" style:family="paragraph"/>
    <style:style style:name="T499" style:parent-style-name="DefaultParagraphFont" style:family="text">
      <style:text-properties fo:font-weight="bold" style:font-weight-asian="bold" style:font-weight-complex="bold"/>
    </style:style>
    <style:style style:name="T500" style:parent-style-name="DefaultParagraphFont" style:family="text">
      <style:text-properties fo:font-weight="bold" style:font-weight-asian="bold" style:font-weight-complex="bold"/>
    </style:style>
    <style:style style:name="T501" style:parent-style-name="DefaultParagraphFont" style:family="text">
      <style:text-properties fo:font-weight="bold" style:font-weight-asian="bold" style:font-weight-complex="bold"/>
    </style:style>
    <style:style style:name="T502" style:parent-style-name="DefaultParagraphFont" style:family="text">
      <style:text-properties fo:font-weight="bold" style:font-weight-asian="bold" style:font-weight-complex="bold"/>
    </style:style>
    <style:style style:name="P503" style:parent-style-name="Normal" style:list-style-name="LFO45" style:family="paragraph"/>
    <style:style style:name="P504" style:parent-style-name="Normal" style:list-style-name="LFO45" style:family="paragraph"/>
    <style:style style:name="T505" style:parent-style-name="DefaultParagraphFont" style:family="text">
      <style:text-properties fo:font-weight="bold" style:font-weight-asian="bold" style:font-weight-complex="bold"/>
    </style:style>
    <style:style style:name="P506" style:parent-style-name="Normal" style:list-style-name="LFO45" style:family="paragraph"/>
    <style:style style:name="T507" style:parent-style-name="DefaultParagraphFont" style:family="text">
      <style:text-properties fo:font-weight="bold" style:font-weight-asian="bold" style:font-weight-complex="bold"/>
    </style:style>
    <style:style style:name="P508" style:parent-style-name="Normal" style:list-style-name="LFO46" style:family="paragraph"/>
    <style:style style:name="P509" style:parent-style-name="Normal" style:list-style-name="LFO46" style:family="paragraph"/>
    <style:style style:name="P510" style:parent-style-name="Normal" style:list-style-name="LFO46" style:family="paragraph"/>
    <style:style style:name="P511" style:parent-style-name="Normal" style:list-style-name="LFO46" style:family="paragraph"/>
    <style:style style:name="T512" style:parent-style-name="DefaultParagraphFont" style:family="text">
      <style:text-properties fo:font-weight="bold" style:font-weight-asian="bold" style:font-weight-complex="bold"/>
    </style:style>
    <style:style style:name="P513" style:parent-style-name="Normal" style:family="paragraph">
      <style:text-properties fo:font-weight="bold" style:font-weight-asian="bold" style:font-weight-complex="bold"/>
    </style:style>
    <style:style style:name="T514" style:parent-style-name="DefaultParagraphFont" style:family="text">
      <style:text-properties fo:font-weight="bold" style:font-weight-asian="bold" style:font-weight-complex="bold"/>
    </style:style>
    <style:style style:name="P515" style:parent-style-name="Normal" style:list-style-name="LFO47" style:family="paragraph"/>
    <style:style style:name="P516" style:parent-style-name="Normal" style:family="paragraph">
      <style:text-properties fo:font-weight="bold" style:font-weight-asian="bold" style:font-weight-complex="bold"/>
    </style:style>
    <style:style style:name="T517" style:parent-style-name="DefaultParagraphFont" style:family="text">
      <style:text-properties fo:font-weight="bold" style:font-weight-asian="bold" style:font-weight-complex="bold"/>
    </style:style>
    <style:style style:name="T518" style:parent-style-name="DefaultParagraphFont" style:family="text">
      <style:text-properties fo:font-weight="bold" style:font-weight-asian="bold" style:font-weight-complex="bold"/>
    </style:style>
    <style:style style:name="P519" style:parent-style-name="Normal" style:list-style-name="LFO48" style:family="paragraph"/>
    <style:style style:name="P520" style:parent-style-name="Normal" style:list-style-name="LFO48" style:family="paragraph"/>
    <style:style style:name="P521" style:parent-style-name="Normal" style:family="paragraph">
      <style:text-properties fo:font-weight="bold" style:font-weight-asian="bold" style:font-weight-complex="bold"/>
    </style:style>
    <style:style style:name="T522" style:parent-style-name="DefaultParagraphFont" style:family="text">
      <style:text-properties fo:font-weight="bold" style:font-weight-asian="bold" style:font-weight-complex="bold"/>
    </style:style>
    <style:style style:name="T523" style:parent-style-name="DefaultParagraphFont" style:family="text">
      <style:text-properties fo:font-weight="bold" style:font-weight-asian="bold" style:font-weight-complex="bold"/>
    </style:style>
    <style:style style:name="P524" style:parent-style-name="Normal" style:list-style-name="LFO49" style:family="paragraph"/>
    <style:style style:name="P525" style:parent-style-name="Normal" style:list-style-name="LFO49" style:family="paragraph"/>
    <style:style style:name="P526" style:parent-style-name="Normal" style:list-style-name="LFO49" style:family="paragraph"/>
    <style:style style:name="P527" style:parent-style-name="Normal" style:list-style-name="LFO49" style:family="paragraph"/>
    <style:style style:name="P528" style:parent-style-name="Normal" style:list-style-name="LFO49" style:family="paragraph"/>
    <style:style style:name="P529" style:parent-style-name="Normal" style:list-style-name="LFO49" style:family="paragraph"/>
    <style:style style:name="P530" style:parent-style-name="Normal" style:list-style-name="LFO49" style:family="paragraph"/>
    <style:style style:name="P531" style:parent-style-name="Normal" style:family="paragraph">
      <style:text-properties fo:font-weight="bold" style:font-weight-asian="bold" style:font-weight-complex="bold"/>
    </style:style>
    <style:style style:name="P532" style:parent-style-name="Normal" style:list-style-name="LFO50" style:family="paragraph"/>
    <style:style style:name="T533" style:parent-style-name="DefaultParagraphFont" style:family="text">
      <style:text-properties fo:font-weight="bold" style:font-weight-asian="bold" style:font-weight-complex="bold"/>
    </style:style>
    <style:style style:name="P534" style:parent-style-name="Normal" style:list-style-name="LFO50" style:family="paragraph"/>
    <style:style style:name="T535" style:parent-style-name="DefaultParagraphFont" style:family="text">
      <style:text-properties fo:font-weight="bold" style:font-weight-asian="bold" style:font-weight-complex="bold"/>
    </style:style>
    <style:style style:name="T536" style:parent-style-name="DefaultParagraphFont" style:family="text">
      <style:text-properties fo:font-weight="bold" style:font-weight-asian="bold" style:font-weight-complex="bold"/>
    </style:style>
    <style:style style:name="T537" style:parent-style-name="DefaultParagraphFont" style:family="text">
      <style:text-properties fo:font-weight="bold" style:font-weight-asian="bold" style:font-weight-complex="bold"/>
    </style:style>
    <style:style style:name="P538" style:parent-style-name="Normal" style:list-style-name="LFO50" style:family="paragraph"/>
    <style:style style:name="T539" style:parent-style-name="DefaultParagraphFont" style:family="text">
      <style:text-properties fo:font-weight="bold" style:font-weight-asian="bold" style:font-weight-complex="bold"/>
    </style:style>
    <style:style style:name="P540" style:parent-style-name="Normal" style:list-style-name="LFO50" style:family="paragraph"/>
    <style:style style:name="T541" style:parent-style-name="DefaultParagraphFont" style:family="text">
      <style:text-properties fo:font-weight="bold" style:font-weight-asian="bold" style:font-weight-complex="bold"/>
    </style:style>
    <style:style style:name="P542" style:parent-style-name="Normal" style:list-style-name="LFO50" style:family="paragraph"/>
    <style:style style:name="T543" style:parent-style-name="DefaultParagraphFont" style:family="text">
      <style:text-properties fo:font-weight="bold" style:font-weight-asian="bold" style:font-weight-complex="bold"/>
    </style:style>
    <style:style style:name="P544" style:parent-style-name="Normal" style:family="paragraph">
      <style:text-properties fo:font-weight="bold" style:font-weight-asian="bold" style:font-weight-complex="bold"/>
    </style:style>
    <style:style style:name="P545" style:parent-style-name="Normal" style:list-style-name="LFO51" style:family="paragraph"/>
    <style:style style:name="T546" style:parent-style-name="DefaultParagraphFont" style:family="text">
      <style:text-properties fo:font-weight="bold" style:font-weight-asian="bold" style:font-weight-complex="bold"/>
    </style:style>
    <style:style style:name="P547" style:parent-style-name="Normal" style:list-style-name="LFO51" style:family="paragraph"/>
    <style:style style:name="P548" style:parent-style-name="Normal" style:list-style-name="LFO51" style:family="paragraph"/>
    <style:style style:name="P549" style:parent-style-name="Normal" style:list-style-name="LFO51" style:family="paragraph"/>
    <style:style style:name="T550" style:parent-style-name="DefaultParagraphFont" style:family="text">
      <style:text-properties fo:font-weight="bold" style:font-weight-asian="bold" style:font-weight-complex="bold"/>
    </style:style>
    <style:style style:name="P551" style:parent-style-name="Normal" style:list-style-name="LFO51" style:family="paragraph"/>
    <style:style style:name="P552" style:parent-style-name="Normal" style:list-style-name="LFO51" style:family="paragraph"/>
    <style:style style:name="P553" style:parent-style-name="Normal" style:list-style-name="LFO51" style:family="paragraph"/>
    <style:style style:name="T554" style:parent-style-name="DefaultParagraphFont" style:family="text">
      <style:text-properties fo:font-weight="bold" style:font-weight-asian="bold" style:font-weight-complex="bold"/>
    </style:style>
    <style:style style:name="P555" style:parent-style-name="Normal" style:list-style-name="LFO51" style:family="paragraph"/>
    <style:style style:name="P556" style:parent-style-name="Normal" style:list-style-name="LFO51" style:family="paragraph"/>
    <style:style style:name="T557" style:parent-style-name="DefaultParagraphFont" style:family="text">
      <style:text-properties fo:font-weight="bold" style:font-weight-asian="bold" style:font-weight-complex="bold"/>
    </style:style>
    <style:style style:name="P558" style:parent-style-name="Normal" style:list-style-name="LFO51" style:family="paragraph"/>
    <style:style style:name="P559" style:parent-style-name="Normal" style:family="paragraph">
      <style:text-properties fo:font-weight="bold" style:font-weight-asian="bold" style:font-weight-complex="bold"/>
    </style:style>
    <style:style style:name="P560" style:parent-style-name="Normal" style:list-style-name="LFO52" style:family="paragraph"/>
    <style:style style:name="T561" style:parent-style-name="DefaultParagraphFont" style:family="text">
      <style:text-properties fo:font-weight="bold" style:font-weight-asian="bold" style:font-weight-complex="bold"/>
    </style:style>
    <style:style style:name="P562" style:parent-style-name="Normal" style:list-style-name="LFO52" style:family="paragraph"/>
    <style:style style:name="T563" style:parent-style-name="DefaultParagraphFont" style:family="text">
      <style:text-properties fo:font-weight="bold" style:font-weight-asian="bold" style:font-weight-complex="bold"/>
    </style:style>
    <style:style style:name="T564" style:parent-style-name="DefaultParagraphFont" style:family="text">
      <style:text-properties fo:font-weight="bold" style:font-weight-asian="bold" style:font-weight-complex="bold"/>
    </style:style>
    <style:style style:name="T565" style:parent-style-name="DefaultParagraphFont" style:family="text">
      <style:text-properties fo:font-weight="bold" style:font-weight-asian="bold" style:font-weight-complex="bold"/>
    </style:style>
    <style:style style:name="T566" style:parent-style-name="DefaultParagraphFont" style:family="text">
      <style:text-properties fo:font-weight="bold" style:font-weight-asian="bold" style:font-weight-complex="bold"/>
    </style:style>
    <style:style style:name="P567" style:parent-style-name="Normal" style:list-style-name="LFO53" style:family="paragraph"/>
    <style:style style:name="T568" style:parent-style-name="DefaultParagraphFont" style:family="text">
      <style:text-properties fo:font-weight="bold" style:font-weight-asian="bold" style:font-weight-complex="bold"/>
    </style:style>
    <style:style style:name="P569" style:parent-style-name="Normal" style:list-style-name="LFO53" style:family="paragraph"/>
    <style:style style:name="P570" style:parent-style-name="Normal" style:list-style-name="LFO53" style:family="paragraph"/>
    <style:style style:name="P571" style:parent-style-name="Normal" style:list-style-name="LFO53" style:family="paragraph"/>
    <style:style style:name="T572" style:parent-style-name="DefaultParagraphFont" style:family="text">
      <style:text-properties fo:font-weight="bold" style:font-weight-asian="bold" style:font-weight-complex="bold"/>
    </style:style>
    <style:style style:name="P573" style:parent-style-name="Normal" style:list-style-name="LFO53" style:family="paragraph"/>
    <style:style style:name="T574" style:parent-style-name="DefaultParagraphFont" style:family="text">
      <style:text-properties fo:font-weight="bold" style:font-weight-asian="bold" style:font-weight-complex="bold"/>
    </style:style>
    <style:style style:name="P575" style:parent-style-name="Normal" style:family="paragraph">
      <style:text-properties fo:font-weight="bold" style:font-weight-asian="bold" style:font-weight-complex="bold"/>
    </style:style>
    <style:style style:name="TableColumn577" style:family="table-column">
      <style:table-column-properties style:column-width="2.6736in"/>
    </style:style>
    <style:style style:name="TableColumn578" style:family="table-column">
      <style:table-column-properties style:column-width="2.3701in"/>
    </style:style>
    <style:style style:name="TableColumn579" style:family="table-column">
      <style:table-column-properties style:column-width="0.6298in"/>
    </style:style>
    <style:style style:name="TableColumn580" style:family="table-column">
      <style:table-column-properties style:column-width="0.8263in"/>
    </style:style>
    <style:style style:name="Table576" style:family="table">
      <style:table-properties style:width="6.5in" fo:margin-left="0in" table:align="left"/>
    </style:style>
    <style:style style:name="TableRow581" style:family="table-row">
      <style:table-row-properties/>
    </style:style>
    <style:style style:name="TableCell582" style:family="table-cell">
      <style:table-cell-properties fo:border="none" style:writing-mode="lr-tb" style:vertical-align="middle" fo:padding-top="0.0104in" fo:padding-left="0.0104in" fo:padding-bottom="0.0104in" fo:padding-right="0.0104in"/>
    </style:style>
    <style:style style:name="P583" style:parent-style-name="Normal" style:family="paragraph">
      <style:text-properties fo:font-weight="bold" style:font-weight-asian="bold" style:font-weight-complex="bold"/>
    </style:style>
    <style:style style:name="TableCell584" style:family="table-cell">
      <style:table-cell-properties fo:border="none" style:writing-mode="lr-tb" style:vertical-align="middle" fo:padding-top="0.0104in" fo:padding-left="0.0104in" fo:padding-bottom="0.0104in" fo:padding-right="0.0104in"/>
    </style:style>
    <style:style style:name="P585" style:parent-style-name="Normal" style:family="paragraph">
      <style:text-properties fo:font-weight="bold" style:font-weight-asian="bold" style:font-weight-complex="bold"/>
    </style:style>
    <style:style style:name="TableCell586" style:family="table-cell">
      <style:table-cell-properties fo:border="none" style:writing-mode="lr-tb" style:vertical-align="middle" fo:padding-top="0.0104in" fo:padding-left="0.0104in" fo:padding-bottom="0.0104in" fo:padding-right="0.0104in"/>
    </style:style>
    <style:style style:name="P587" style:parent-style-name="Normal" style:family="paragraph">
      <style:text-properties fo:font-weight="bold" style:font-weight-asian="bold" style:font-weight-complex="bold"/>
    </style:style>
    <style:style style:name="TableCell588" style:family="table-cell">
      <style:table-cell-properties fo:border="none" style:writing-mode="lr-tb" style:vertical-align="middle" fo:padding-top="0.0104in" fo:padding-left="0.0104in" fo:padding-bottom="0.0104in" fo:padding-right="0.0104in"/>
    </style:style>
    <style:style style:name="P589" style:parent-style-name="Normal" style:family="paragraph">
      <style:text-properties fo:font-weight="bold" style:font-weight-asian="bold" style:font-weight-complex="bold"/>
    </style:style>
    <style:style style:name="TableRow590" style:family="table-row">
      <style:table-row-properties/>
    </style:style>
    <style:style style:name="TableCell591" style:family="table-cell">
      <style:table-cell-properties fo:border="none" style:writing-mode="lr-tb" style:vertical-align="middle" fo:padding-top="0.0104in" fo:padding-left="0.0104in" fo:padding-bottom="0.0104in" fo:padding-right="0.0104in"/>
    </style:style>
    <style:style style:name="TableCell592" style:family="table-cell">
      <style:table-cell-properties fo:border="none" style:writing-mode="lr-tb" style:vertical-align="middle" fo:padding-top="0.0104in" fo:padding-left="0.0104in" fo:padding-bottom="0.0104in" fo:padding-right="0.0104in"/>
    </style:style>
    <style:style style:name="TableCell593" style:family="table-cell">
      <style:table-cell-properties fo:border="none" style:writing-mode="lr-tb" style:vertical-align="middle" fo:padding-top="0.0104in" fo:padding-left="0.0104in" fo:padding-bottom="0.0104in" fo:padding-right="0.0104in"/>
    </style:style>
    <style:style style:name="TableCell594" style:family="table-cell">
      <style:table-cell-properties fo:border="none" style:writing-mode="lr-tb" style:vertical-align="middle" fo:padding-top="0.0104in" fo:padding-left="0.0104in" fo:padding-bottom="0.0104in" fo:padding-right="0.0104in"/>
    </style:style>
    <style:style style:name="TableRow595" style:family="table-row">
      <style:table-row-properties/>
    </style:style>
    <style:style style:name="TableCell596" style:family="table-cell">
      <style:table-cell-properties fo:border="none" style:writing-mode="lr-tb" style:vertical-align="middle" fo:padding-top="0.0104in" fo:padding-left="0.0104in" fo:padding-bottom="0.0104in" fo:padding-right="0.0104in"/>
    </style:style>
    <style:style style:name="TableCell597" style:family="table-cell">
      <style:table-cell-properties fo:border="none" style:writing-mode="lr-tb" style:vertical-align="middle" fo:padding-top="0.0104in" fo:padding-left="0.0104in" fo:padding-bottom="0.0104in" fo:padding-right="0.0104in"/>
    </style:style>
    <style:style style:name="TableCell598" style:family="table-cell">
      <style:table-cell-properties fo:border="none" style:writing-mode="lr-tb" style:vertical-align="middle" fo:padding-top="0.0104in" fo:padding-left="0.0104in" fo:padding-bottom="0.0104in" fo:padding-right="0.0104in"/>
    </style:style>
    <style:style style:name="TableCell599" style:family="table-cell">
      <style:table-cell-properties fo:border="none" style:writing-mode="lr-tb" style:vertical-align="middle" fo:padding-top="0.0104in" fo:padding-left="0.0104in" fo:padding-bottom="0.0104in" fo:padding-right="0.0104in"/>
    </style:style>
    <style:style style:name="TableRow600" style:family="table-row">
      <style:table-row-properties/>
    </style:style>
    <style:style style:name="TableCell601" style:family="table-cell">
      <style:table-cell-properties fo:border="none" style:writing-mode="lr-tb" style:vertical-align="middle" fo:padding-top="0.0104in" fo:padding-left="0.0104in" fo:padding-bottom="0.0104in" fo:padding-right="0.0104in"/>
    </style:style>
    <style:style style:name="TableCell602" style:family="table-cell">
      <style:table-cell-properties fo:border="none" style:writing-mode="lr-tb" style:vertical-align="middle" fo:padding-top="0.0104in" fo:padding-left="0.0104in" fo:padding-bottom="0.0104in" fo:padding-right="0.0104in"/>
    </style:style>
    <style:style style:name="TableCell603" style:family="table-cell">
      <style:table-cell-properties fo:border="none" style:writing-mode="lr-tb" style:vertical-align="middle" fo:padding-top="0.0104in" fo:padding-left="0.0104in" fo:padding-bottom="0.0104in" fo:padding-right="0.0104in"/>
    </style:style>
    <style:style style:name="TableCell604" style:family="table-cell">
      <style:table-cell-properties fo:border="none" style:writing-mode="lr-tb" style:vertical-align="middle" fo:padding-top="0.0104in" fo:padding-left="0.0104in" fo:padding-bottom="0.0104in" fo:padding-right="0.0104in"/>
    </style:style>
    <style:style style:name="TableRow605" style:family="table-row">
      <style:table-row-properties/>
    </style:style>
    <style:style style:name="TableCell606" style:family="table-cell">
      <style:table-cell-properties fo:border="none" style:writing-mode="lr-tb" style:vertical-align="middle" fo:padding-top="0.0104in" fo:padding-left="0.0104in" fo:padding-bottom="0.0104in" fo:padding-right="0.0104in"/>
    </style:style>
    <style:style style:name="TableCell607" style:family="table-cell">
      <style:table-cell-properties fo:border="none" style:writing-mode="lr-tb" style:vertical-align="middle" fo:padding-top="0.0104in" fo:padding-left="0.0104in" fo:padding-bottom="0.0104in" fo:padding-right="0.0104in"/>
    </style:style>
    <style:style style:name="TableCell608" style:family="table-cell">
      <style:table-cell-properties fo:border="none" style:writing-mode="lr-tb" style:vertical-align="middle" fo:padding-top="0.0104in" fo:padding-left="0.0104in" fo:padding-bottom="0.0104in" fo:padding-right="0.0104in"/>
    </style:style>
    <style:style style:name="TableCell609" style:family="table-cell">
      <style:table-cell-properties fo:border="none" style:writing-mode="lr-tb" style:vertical-align="middle" fo:padding-top="0.0104in" fo:padding-left="0.0104in" fo:padding-bottom="0.0104in" fo:padding-right="0.0104in"/>
    </style:style>
    <style:style style:name="TableRow610" style:family="table-row">
      <style:table-row-properties/>
    </style:style>
    <style:style style:name="TableCell611" style:family="table-cell">
      <style:table-cell-properties fo:border="none" style:writing-mode="lr-tb" style:vertical-align="middle" fo:padding-top="0.0104in" fo:padding-left="0.0104in" fo:padding-bottom="0.0104in" fo:padding-right="0.0104in"/>
    </style:style>
    <style:style style:name="TableCell612" style:family="table-cell">
      <style:table-cell-properties fo:border="none" style:writing-mode="lr-tb" style:vertical-align="middle" fo:padding-top="0.0104in" fo:padding-left="0.0104in" fo:padding-bottom="0.0104in" fo:padding-right="0.0104in"/>
    </style:style>
    <style:style style:name="TableCell613" style:family="table-cell">
      <style:table-cell-properties fo:border="none" style:writing-mode="lr-tb" style:vertical-align="middle" fo:padding-top="0.0104in" fo:padding-left="0.0104in" fo:padding-bottom="0.0104in" fo:padding-right="0.0104in"/>
    </style:style>
    <style:style style:name="TableCell614" style:family="table-cell">
      <style:table-cell-properties fo:border="none" style:writing-mode="lr-tb" style:vertical-align="middle" fo:padding-top="0.0104in" fo:padding-left="0.0104in" fo:padding-bottom="0.0104in" fo:padding-right="0.0104in"/>
    </style:style>
    <style:style style:name="TableRow615" style:family="table-row">
      <style:table-row-properties/>
    </style:style>
    <style:style style:name="TableCell616" style:family="table-cell">
      <style:table-cell-properties fo:border="none" style:writing-mode="lr-tb" style:vertical-align="middle" fo:padding-top="0.0104in" fo:padding-left="0.0104in" fo:padding-bottom="0.0104in" fo:padding-right="0.0104in"/>
    </style:style>
    <style:style style:name="TableCell617" style:family="table-cell">
      <style:table-cell-properties fo:border="none" style:writing-mode="lr-tb" style:vertical-align="middle" fo:padding-top="0.0104in" fo:padding-left="0.0104in" fo:padding-bottom="0.0104in" fo:padding-right="0.0104in"/>
    </style:style>
    <style:style style:name="TableCell618" style:family="table-cell">
      <style:table-cell-properties fo:border="none" style:writing-mode="lr-tb" style:vertical-align="middle" fo:padding-top="0.0104in" fo:padding-left="0.0104in" fo:padding-bottom="0.0104in" fo:padding-right="0.0104in"/>
    </style:style>
    <style:style style:name="TableCell619" style:family="table-cell">
      <style:table-cell-properties fo:border="none" style:writing-mode="lr-tb" style:vertical-align="middle" fo:padding-top="0.0104in" fo:padding-left="0.0104in" fo:padding-bottom="0.0104in" fo:padding-right="0.0104in"/>
    </style:style>
    <style:style style:name="TableRow620" style:family="table-row">
      <style:table-row-properties/>
    </style:style>
    <style:style style:name="TableCell621" style:family="table-cell">
      <style:table-cell-properties fo:border="none" style:writing-mode="lr-tb" style:vertical-align="middle" fo:padding-top="0.0104in" fo:padding-left="0.0104in" fo:padding-bottom="0.0104in" fo:padding-right="0.0104in"/>
    </style:style>
    <style:style style:name="TableCell622" style:family="table-cell">
      <style:table-cell-properties fo:border="none" style:writing-mode="lr-tb" style:vertical-align="middle" fo:padding-top="0.0104in" fo:padding-left="0.0104in" fo:padding-bottom="0.0104in" fo:padding-right="0.0104in"/>
    </style:style>
    <style:style style:name="TableCell623" style:family="table-cell">
      <style:table-cell-properties fo:border="none" style:writing-mode="lr-tb" style:vertical-align="middle" fo:padding-top="0.0104in" fo:padding-left="0.0104in" fo:padding-bottom="0.0104in" fo:padding-right="0.0104in"/>
    </style:style>
    <style:style style:name="TableCell624" style:family="table-cell">
      <style:table-cell-properties fo:border="none" style:writing-mode="lr-tb" style:vertical-align="middle" fo:padding-top="0.0104in" fo:padding-left="0.0104in" fo:padding-bottom="0.0104in" fo:padding-right="0.0104in"/>
    </style:style>
    <style:style style:name="TableRow625" style:family="table-row">
      <style:table-row-properties/>
    </style:style>
    <style:style style:name="TableCell626" style:family="table-cell">
      <style:table-cell-properties fo:border="none" style:writing-mode="lr-tb" style:vertical-align="middle" fo:padding-top="0.0104in" fo:padding-left="0.0104in" fo:padding-bottom="0.0104in" fo:padding-right="0.0104in"/>
    </style:style>
    <style:style style:name="TableCell627" style:family="table-cell">
      <style:table-cell-properties fo:border="none" style:writing-mode="lr-tb" style:vertical-align="middle" fo:padding-top="0.0104in" fo:padding-left="0.0104in" fo:padding-bottom="0.0104in" fo:padding-right="0.0104in"/>
    </style:style>
    <style:style style:name="TableCell628" style:family="table-cell">
      <style:table-cell-properties fo:border="none" style:writing-mode="lr-tb" style:vertical-align="middle" fo:padding-top="0.0104in" fo:padding-left="0.0104in" fo:padding-bottom="0.0104in" fo:padding-right="0.0104in"/>
    </style:style>
    <style:style style:name="TableCell629" style:family="table-cell">
      <style:table-cell-properties fo:border="none" style:writing-mode="lr-tb" style:vertical-align="middle" fo:padding-top="0.0104in" fo:padding-left="0.0104in" fo:padding-bottom="0.0104in" fo:padding-right="0.0104in"/>
    </style:style>
    <style:style style:name="TableRow630" style:family="table-row">
      <style:table-row-properties/>
    </style:style>
    <style:style style:name="TableCell631" style:family="table-cell">
      <style:table-cell-properties fo:border="none" style:writing-mode="lr-tb" style:vertical-align="middle" fo:padding-top="0.0104in" fo:padding-left="0.0104in" fo:padding-bottom="0.0104in" fo:padding-right="0.0104in"/>
    </style:style>
    <style:style style:name="TableCell632" style:family="table-cell">
      <style:table-cell-properties fo:border="none" style:writing-mode="lr-tb" style:vertical-align="middle" fo:padding-top="0.0104in" fo:padding-left="0.0104in" fo:padding-bottom="0.0104in" fo:padding-right="0.0104in"/>
    </style:style>
    <style:style style:name="TableCell633" style:family="table-cell">
      <style:table-cell-properties fo:border="none" style:writing-mode="lr-tb" style:vertical-align="middle" fo:padding-top="0.0104in" fo:padding-left="0.0104in" fo:padding-bottom="0.0104in" fo:padding-right="0.0104in"/>
    </style:style>
    <style:style style:name="TableCell634" style:family="table-cell">
      <style:table-cell-properties fo:border="none" style:writing-mode="lr-tb" style:vertical-align="middle" fo:padding-top="0.0104in" fo:padding-left="0.0104in" fo:padding-bottom="0.0104in" fo:padding-right="0.0104in"/>
    </style:style>
    <style:style style:name="TableRow635" style:family="table-row">
      <style:table-row-properties/>
    </style:style>
    <style:style style:name="TableCell636" style:family="table-cell">
      <style:table-cell-properties fo:border="none" style:writing-mode="lr-tb" style:vertical-align="middle" fo:padding-top="0.0104in" fo:padding-left="0.0104in" fo:padding-bottom="0.0104in" fo:padding-right="0.0104in"/>
    </style:style>
    <style:style style:name="TableCell637" style:family="table-cell">
      <style:table-cell-properties fo:border="none" style:writing-mode="lr-tb" style:vertical-align="middle" fo:padding-top="0.0104in" fo:padding-left="0.0104in" fo:padding-bottom="0.0104in" fo:padding-right="0.0104in"/>
    </style:style>
    <style:style style:name="TableCell638" style:family="table-cell">
      <style:table-cell-properties fo:border="none" style:writing-mode="lr-tb" style:vertical-align="middle" fo:padding-top="0.0104in" fo:padding-left="0.0104in" fo:padding-bottom="0.0104in" fo:padding-right="0.0104in"/>
    </style:style>
    <style:style style:name="TableCell639" style:family="table-cell">
      <style:table-cell-properties fo:border="none" style:writing-mode="lr-tb" style:vertical-align="middle" fo:padding-top="0.0104in" fo:padding-left="0.0104in" fo:padding-bottom="0.0104in" fo:padding-right="0.0104in"/>
    </style:style>
    <style:style style:name="TableRow640" style:family="table-row">
      <style:table-row-properties/>
    </style:style>
    <style:style style:name="TableCell641" style:family="table-cell">
      <style:table-cell-properties fo:border="none" style:writing-mode="lr-tb" style:vertical-align="middle" fo:padding-top="0.0104in" fo:padding-left="0.0104in" fo:padding-bottom="0.0104in" fo:padding-right="0.0104in"/>
    </style:style>
    <style:style style:name="TableCell642" style:family="table-cell">
      <style:table-cell-properties fo:border="none" style:writing-mode="lr-tb" style:vertical-align="middle" fo:padding-top="0.0104in" fo:padding-left="0.0104in" fo:padding-bottom="0.0104in" fo:padding-right="0.0104in"/>
    </style:style>
    <style:style style:name="TableCell643" style:family="table-cell">
      <style:table-cell-properties fo:border="none" style:writing-mode="lr-tb" style:vertical-align="middle" fo:padding-top="0.0104in" fo:padding-left="0.0104in" fo:padding-bottom="0.0104in" fo:padding-right="0.0104in"/>
    </style:style>
    <style:style style:name="TableCell644" style:family="table-cell">
      <style:table-cell-properties fo:border="none" style:writing-mode="lr-tb" style:vertical-align="middle" fo:padding-top="0.0104in" fo:padding-left="0.0104in" fo:padding-bottom="0.0104in" fo:padding-right="0.0104in"/>
    </style:style>
    <style:style style:name="P645" style:parent-style-name="Normal" style:family="paragraph">
      <style:text-properties fo:font-weight="bold" style:font-weight-asian="bold" style:font-weight-complex="bold"/>
    </style:style>
    <style:style style:name="P646" style:parent-style-name="Normal" style:list-style-name="LFO54" style:family="paragraph"/>
    <style:style style:name="T647" style:parent-style-name="DefaultParagraphFont" style:family="text">
      <style:text-properties fo:font-weight="bold" style:font-weight-asian="bold" style:font-weight-complex="bold"/>
    </style:style>
    <style:style style:name="T648" style:parent-style-name="DefaultParagraphFont" style:family="text">
      <style:text-properties fo:font-weight="bold" style:font-weight-asian="bold" style:font-weight-complex="bold"/>
    </style:style>
    <style:style style:name="T649" style:parent-style-name="DefaultParagraphFont" style:family="text">
      <style:text-properties fo:font-weight="bold" style:font-weight-asian="bold" style:font-weight-complex="bold"/>
    </style:style>
    <style:style style:name="P650" style:parent-style-name="Normal" style:list-style-name="LFO54" style:family="paragraph"/>
    <style:style style:name="T651" style:parent-style-name="DefaultParagraphFont" style:family="text">
      <style:text-properties fo:font-weight="bold" style:font-weight-asian="bold" style:font-weight-complex="bold"/>
    </style:style>
    <style:style style:name="T652" style:parent-style-name="DefaultParagraphFont" style:family="text">
      <style:text-properties fo:font-weight="bold" style:font-weight-asian="bold" style:font-weight-complex="bold"/>
    </style:style>
    <style:style style:name="P653" style:parent-style-name="Normal" style:list-style-name="LFO54" style:family="paragraph"/>
    <style:style style:name="T654" style:parent-style-name="DefaultParagraphFont" style:family="text">
      <style:text-properties fo:font-weight="bold" style:font-weight-asian="bold" style:font-weight-complex="bold"/>
    </style:style>
    <style:style style:name="P655" style:parent-style-name="Normal" style:family="paragraph">
      <style:text-properties fo:font-weight="bold" style:font-weight-asian="bold" style:font-weight-complex="bold"/>
    </style:style>
    <style:style style:name="P656" style:parent-style-name="Normal" style:list-style-name="LFO55" style:family="paragraph"/>
    <style:style style:name="T657" style:parent-style-name="DefaultParagraphFont" style:family="text">
      <style:text-properties fo:font-weight="bold" style:font-weight-asian="bold" style:font-weight-complex="bold"/>
    </style:style>
    <style:style style:name="P658" style:parent-style-name="Normal" style:list-style-name="LFO55" style:family="paragraph"/>
    <style:style style:name="P659" style:parent-style-name="Normal" style:list-style-name="LFO55" style:family="paragraph"/>
    <style:style style:name="P660" style:parent-style-name="Normal" style:list-style-name="LFO55" style:family="paragraph"/>
    <style:style style:name="P661" style:parent-style-name="Normal" style:list-style-name="LFO55" style:family="paragraph"/>
    <style:style style:name="P662" style:parent-style-name="Normal" style:list-style-name="LFO55" style:family="paragraph"/>
    <style:style style:name="P663" style:parent-style-name="Normal" style:list-style-name="LFO55" style:family="paragraph"/>
    <style:style style:name="T664" style:parent-style-name="DefaultParagraphFont" style:family="text">
      <style:text-properties fo:font-weight="bold" style:font-weight-asian="bold" style:font-weight-complex="bold"/>
    </style:style>
    <style:style style:name="T665" style:parent-style-name="DefaultParagraphFont" style:family="text">
      <style:text-properties fo:font-weight="bold" style:font-weight-asian="bold" style:font-weight-complex="bold"/>
    </style:style>
    <style:style style:name="T666" style:parent-style-name="DefaultParagraphFont" style:family="text">
      <style:text-properties fo:font-weight="bold" style:font-weight-asian="bold" style:font-weight-complex="bold"/>
    </style:style>
    <style:style style:name="P667" style:parent-style-name="Normal" style:family="paragraph">
      <style:text-properties fo:font-weight="bold" style:font-weight-asian="bold" style:font-weight-complex="bold"/>
    </style:style>
    <style:style style:name="P668" style:parent-style-name="Normal" style:list-style-name="LFO56" style:family="paragraph"/>
    <style:style style:name="T669" style:parent-style-name="DefaultParagraphFont" style:family="text">
      <style:text-properties fo:font-weight="bold" style:font-weight-asian="bold" style:font-weight-complex="bold"/>
    </style:style>
    <style:style style:name="P670" style:parent-style-name="Normal" style:list-style-name="LFO56" style:family="paragraph"/>
    <style:style style:name="T671" style:parent-style-name="DefaultParagraphFont" style:family="text">
      <style:text-properties fo:font-weight="bold" style:font-weight-asian="bold" style:font-weight-complex="bold"/>
    </style:style>
    <style:style style:name="P672" style:parent-style-name="Normal" style:list-style-name="LFO56" style:family="paragraph"/>
    <style:style style:name="P673" style:parent-style-name="Normal" style:list-style-name="LFO56" style:family="paragraph"/>
    <style:style style:name="P674" style:parent-style-name="Normal" style:list-style-name="LFO56" style:family="paragraph"/>
    <style:style style:name="P675" style:parent-style-name="Normal" style:list-style-name="LFO56" style:family="paragraph"/>
    <style:style style:name="T676" style:parent-style-name="DefaultParagraphFont" style:family="text">
      <style:text-properties fo:font-weight="bold" style:font-weight-asian="bold" style:font-weight-complex="bold"/>
    </style:style>
    <style:style style:name="P677" style:parent-style-name="Normal" style:family="paragraph">
      <style:text-properties fo:font-weight="bold" style:font-weight-asian="bold" style:font-weight-complex="bold"/>
    </style:style>
    <style:style style:name="P678" style:parent-style-name="Normal" style:list-style-name="LFO57" style:family="paragraph"/>
    <style:style style:name="T679" style:parent-style-name="DefaultParagraphFont" style:family="text">
      <style:text-properties fo:font-weight="bold" style:font-weight-asian="bold" style:font-weight-complex="bold"/>
    </style:style>
    <style:style style:name="P680" style:parent-style-name="Normal" style:list-style-name="LFO57" style:family="paragraph"/>
    <style:style style:name="P681" style:parent-style-name="Normal" style:family="paragraph">
      <style:text-properties fo:font-weight="bold" style:font-weight-asian="bold" style:font-weight-complex="bold"/>
    </style:style>
    <style:style style:name="P682" style:parent-style-name="Normal" style:list-style-name="LFO58" style:family="paragraph"/>
    <style:style style:name="T683" style:parent-style-name="DefaultParagraphFont" style:family="text">
      <style:text-properties fo:font-weight="bold" style:font-weight-asian="bold" style:font-weight-complex="bold"/>
    </style:style>
    <style:style style:name="P684" style:parent-style-name="Normal" style:list-style-name="LFO58" style:family="paragraph"/>
    <style:style style:name="T685" style:parent-style-name="DefaultParagraphFont" style:family="text">
      <style:text-properties fo:font-weight="bold" style:font-weight-asian="bold" style:font-weight-complex="bold"/>
    </style:style>
    <style:style style:name="P686" style:parent-style-name="Normal" style:list-style-name="LFO58" style:family="paragraph"/>
    <style:style style:name="T687" style:parent-style-name="DefaultParagraphFont" style:family="text">
      <style:text-properties fo:font-weight="bold" style:font-weight-asian="bold" style:font-weight-complex="bold"/>
    </style:style>
    <style:style style:name="P688" style:parent-style-name="Normal" style:list-style-name="LFO58" style:family="paragraph"/>
    <style:style style:name="T689" style:parent-style-name="DefaultParagraphFont" style:family="text">
      <style:text-properties fo:font-weight="bold" style:font-weight-asian="bold" style:font-weight-complex="bold"/>
    </style:style>
    <style:style style:name="T690" style:parent-style-name="DefaultParagraphFont" style:family="text">
      <style:text-properties fo:font-weight="bold" style:font-weight-asian="bold" style:font-weight-complex="bold"/>
    </style:style>
    <style:style style:name="T691" style:parent-style-name="DefaultParagraphFont" style:family="text">
      <style:text-properties fo:font-weight="bold" style:font-weight-asian="bold" style:font-weight-complex="bold"/>
    </style:style>
    <style:style style:name="T692" style:parent-style-name="DefaultParagraphFont" style:family="text">
      <style:text-properties fo:font-weight="bold" style:font-weight-asian="bold" style:font-weight-complex="bold"/>
    </style:style>
    <style:style style:name="P693" style:parent-style-name="Normal" style:list-style-name="LFO59" style:family="paragraph"/>
    <style:style style:name="T694" style:parent-style-name="DefaultParagraphFont" style:family="text">
      <style:text-properties fo:font-weight="bold" style:font-weight-asian="bold" style:font-weight-complex="bold"/>
    </style:style>
    <style:style style:name="P695" style:parent-style-name="Normal" style:list-style-name="LFO59" style:family="paragraph"/>
    <style:style style:name="T696" style:parent-style-name="DefaultParagraphFont" style:family="text">
      <style:text-properties fo:font-weight="bold" style:font-weight-asian="bold" style:font-weight-complex="bold"/>
    </style:style>
    <style:style style:name="P697" style:parent-style-name="Normal" style:list-style-name="LFO59" style:family="paragraph"/>
    <style:style style:name="T698" style:parent-style-name="DefaultParagraphFont" style:family="text">
      <style:text-properties fo:font-weight="bold" style:font-weight-asian="bold" style:font-weight-complex="bold"/>
    </style:style>
    <style:style style:name="P699" style:parent-style-name="Normal" style:list-style-name="LFO59" style:family="paragraph"/>
    <style:style style:name="T700" style:parent-style-name="DefaultParagraphFont" style:family="text">
      <style:text-properties fo:font-weight="bold" style:font-weight-asian="bold" style:font-weight-complex="bold"/>
    </style:style>
    <style:style style:name="P701" style:parent-style-name="Normal" style:list-style-name="LFO59" style:family="paragraph"/>
    <style:style style:name="T702" style:parent-style-name="DefaultParagraphFont" style:family="text">
      <style:text-properties fo:font-weight="bold" style:font-weight-asian="bold" style:font-weight-complex="bold"/>
    </style:style>
    <style:style style:name="T703" style:parent-style-name="DefaultParagraphFont" style:family="text">
      <style:text-properties fo:font-weight="bold" style:font-weight-asian="bold" style:font-weight-complex="bold"/>
    </style:style>
    <style:style style:name="T704" style:parent-style-name="DefaultParagraphFont" style:family="text">
      <style:text-properties fo:font-weight="bold" style:font-weight-asian="bold" style:font-weight-complex="bold"/>
    </style:style>
    <style:style style:name="P705" style:parent-style-name="Normal" style:list-style-name="LFO60" style:family="paragraph"/>
    <style:style style:name="P706" style:parent-style-name="Normal" style:list-style-name="LFO60" style:family="paragraph"/>
    <style:style style:name="P707" style:parent-style-name="Normal" style:list-style-name="LFO60" style:family="paragraph"/>
    <style:style style:name="P708" style:parent-style-name="Normal" style:list-style-name="LFO60" style:family="paragraph"/>
    <style:style style:name="T709" style:parent-style-name="DefaultParagraphFont" style:family="text">
      <style:text-properties fo:font-weight="bold" style:font-weight-asian="bold" style:font-weight-complex="bold"/>
    </style:style>
    <style:style style:name="P710" style:parent-style-name="Normal" style:list-style-name="LFO60" style:family="paragraph"/>
    <style:style style:name="T711" style:parent-style-name="DefaultParagraphFont" style:family="text">
      <style:text-properties fo:font-weight="bold" style:font-weight-asian="bold" style:font-weight-complex="bold"/>
    </style:style>
    <style:style style:name="P712" style:parent-style-name="Normal" style:list-style-name="LFO60" style:family="paragraph"/>
    <style:style style:name="T713" style:parent-style-name="DefaultParagraphFont" style:family="text">
      <style:text-properties fo:font-weight="bold" style:font-weight-asian="bold" style:font-weight-complex="bold"/>
    </style:style>
    <style:style style:name="T714" style:parent-style-name="DefaultParagraphFont" style:family="text">
      <style:text-properties fo:font-weight="bold" style:font-weight-asian="bold" style:font-weight-complex="bold"/>
    </style:style>
    <style:style style:name="P715" style:parent-style-name="Normal" style:family="paragraph">
      <style:text-properties fo:font-weight="bold" style:font-weight-asian="bold" style:font-weight-complex="bold"/>
    </style:style>
    <style:style style:name="P716" style:parent-style-name="Normal" style:list-style-name="LFO61" style:family="paragraph"/>
    <style:style style:name="T717" style:parent-style-name="DefaultParagraphFont" style:family="text">
      <style:text-properties fo:font-weight="bold" style:font-weight-asian="bold" style:font-weight-complex="bold"/>
    </style:style>
    <style:style style:name="P718" style:parent-style-name="Normal" style:list-style-name="LFO61" style:family="paragraph"/>
    <style:style style:name="T719" style:parent-style-name="DefaultParagraphFont" style:family="text">
      <style:text-properties fo:font-weight="bold" style:font-weight-asian="bold" style:font-weight-complex="bold"/>
    </style:style>
    <style:style style:name="P720" style:parent-style-name="Normal" style:list-style-name="LFO61" style:family="paragraph"/>
    <style:style style:name="T721" style:parent-style-name="DefaultParagraphFont" style:family="text">
      <style:text-properties fo:font-weight="bold" style:font-weight-asian="bold" style:font-weight-complex="bold"/>
    </style:style>
    <style:style style:name="P722" style:parent-style-name="Normal" style:list-style-name="LFO61" style:family="paragraph"/>
    <style:style style:name="T723" style:parent-style-name="DefaultParagraphFont" style:family="text">
      <style:text-properties fo:font-weight="bold" style:font-weight-asian="bold" style:font-weight-complex="bold"/>
    </style:style>
    <style:style style:name="P724" style:parent-style-name="Normal" style:list-style-name="LFO61" style:family="paragraph"/>
    <style:style style:name="T725" style:parent-style-name="DefaultParagraphFont" style:family="text">
      <style:text-properties fo:font-weight="bold" style:font-weight-asian="bold" style:font-weight-complex="bold"/>
    </style:style>
    <style:style style:name="P726" style:parent-style-name="Normal" style:list-style-name="LFO61" style:family="paragraph"/>
    <style:style style:name="T727" style:parent-style-name="DefaultParagraphFont" style:family="text">
      <style:text-properties fo:font-weight="bold" style:font-weight-asian="bold" style:font-weight-complex="bold"/>
    </style:style>
    <style:style style:name="P728" style:parent-style-name="Normal" style:family="paragraph">
      <style:text-properties fo:font-weight="bold" style:font-weight-asian="bold" style:font-weight-complex="bold"/>
    </style:style>
    <style:style style:name="P729" style:parent-style-name="Normal" style:list-style-name="LFO62" style:family="paragraph"/>
    <style:style style:name="T730" style:parent-style-name="DefaultParagraphFont" style:family="text">
      <style:text-properties fo:font-weight="bold" style:font-weight-asian="bold" style:font-weight-complex="bold"/>
    </style:style>
    <style:style style:name="P731" style:parent-style-name="Normal" style:list-style-name="LFO62" style:family="paragraph"/>
    <style:style style:name="T732" style:parent-style-name="DefaultParagraphFont" style:family="text">
      <style:text-properties fo:font-weight="bold" style:font-weight-asian="bold" style:font-weight-complex="bold"/>
    </style:style>
    <style:style style:name="P733" style:parent-style-name="Normal" style:list-style-name="LFO62" style:family="paragraph"/>
    <style:style style:name="T734" style:parent-style-name="DefaultParagraphFont" style:family="text">
      <style:text-properties fo:font-weight="bold" style:font-weight-asian="bold" style:font-weight-complex="bold"/>
    </style:style>
    <style:style style:name="P735" style:parent-style-name="Normal" style:family="paragraph">
      <style:text-properties fo:font-weight="bold" style:font-weight-asian="bold" style:font-weight-complex="bold"/>
    </style:style>
    <style:style style:name="P736" style:parent-style-name="Normal" style:list-style-name="LFO63" style:family="paragraph"/>
    <style:style style:name="T737" style:parent-style-name="DefaultParagraphFont" style:family="text">
      <style:text-properties fo:font-weight="bold" style:font-weight-asian="bold" style:font-weight-complex="bold"/>
    </style:style>
    <style:style style:name="T738" style:parent-style-name="DefaultParagraphFont" style:family="text">
      <style:text-properties fo:font-weight="bold" style:font-weight-asian="bold" style:font-weight-complex="bold"/>
    </style:style>
    <style:style style:name="P739" style:parent-style-name="Normal" style:list-style-name="LFO63" style:family="paragraph"/>
    <style:style style:name="T740" style:parent-style-name="DefaultParagraphFont" style:family="text">
      <style:text-properties fo:font-weight="bold" style:font-weight-asian="bold" style:font-weight-complex="bold"/>
    </style:style>
    <style:style style:name="P741" style:parent-style-name="Normal" style:list-style-name="LFO63" style:family="paragraph"/>
    <style:style style:name="T742" style:parent-style-name="DefaultParagraphFont" style:family="text">
      <style:text-properties fo:font-weight="bold" style:font-weight-asian="bold" style:font-weight-complex="bold"/>
    </style:style>
    <style:style style:name="P743" style:parent-style-name="Normal" style:list-style-name="LFO63" style:family="paragraph"/>
    <style:style style:name="T744" style:parent-style-name="DefaultParagraphFont" style:family="text">
      <style:text-properties fo:font-weight="bold" style:font-weight-asian="bold" style:font-weight-complex="bold"/>
    </style:style>
    <style:style style:name="P745" style:parent-style-name="Normal" style:list-style-name="LFO63" style:family="paragraph"/>
    <style:style style:name="T746" style:parent-style-name="DefaultParagraphFont" style:family="text">
      <style:text-properties fo:font-weight="bold" style:font-weight-asian="bold" style:font-weight-complex="bold"/>
    </style:style>
    <style:style style:name="T747" style:parent-style-name="DefaultParagraphFont" style:family="text">
      <style:text-properties fo:font-weight="bold" style:font-weight-asian="bold" style:font-weight-complex="bold"/>
    </style:style>
    <style:style style:name="T748" style:parent-style-name="DefaultParagraphFont" style:family="text">
      <style:text-properties fo:font-weight="bold" style:font-weight-asian="bold" style:font-weight-complex="bold"/>
    </style:style>
    <style:style style:name="P749" style:parent-style-name="Normal" style:family="paragraph">
      <style:text-properties fo:font-weight="bold" style:font-weight-asian="bold" style:font-weight-complex="bold"/>
    </style:style>
    <style:style style:name="P750" style:parent-style-name="Normal" style:list-style-name="LFO64" style:family="paragraph"/>
    <style:style style:name="T751" style:parent-style-name="DefaultParagraphFont" style:family="text">
      <style:text-properties fo:font-weight="bold" style:font-weight-asian="bold" style:font-weight-complex="bold"/>
    </style:style>
    <style:style style:name="P752" style:parent-style-name="Normal" style:list-style-name="LFO64" style:family="paragraph"/>
    <style:style style:name="T753" style:parent-style-name="DefaultParagraphFont" style:family="text">
      <style:text-properties fo:font-weight="bold" style:font-weight-asian="bold" style:font-weight-complex="bold"/>
    </style:style>
    <style:style style:name="P754" style:parent-style-name="Normal" style:list-style-name="LFO64" style:family="paragraph"/>
    <style:style style:name="T755" style:parent-style-name="DefaultParagraphFont" style:family="text">
      <style:text-properties fo:font-weight="bold" style:font-weight-asian="bold" style:font-weight-complex="bold"/>
    </style:style>
    <style:style style:name="T756" style:parent-style-name="DefaultParagraphFont" style:family="text">
      <style:text-properties fo:font-weight="bold" style:font-weight-asian="bold" style:font-weight-complex="bold"/>
    </style:style>
    <style:style style:name="P757" style:parent-style-name="Normal" style:family="paragraph">
      <style:text-properties fo:font-weight="bold" style:font-weight-asian="bold" style:font-weight-complex="bold"/>
    </style:style>
  </office:automatic-styles>
  <office:body>
    <office:text text:use-soft-page-breaks="true">
      <text:p text:style-name="P1">Recap of where we are</text:p>
      <text:p text:style-name="Normal">You want a working end‑to‑end codegen run, but only after we tighten parsing and validation so generation is reliable. We agreed to compute a deterministic InvokerKey in the parser and perform duplicate‑key<text:s/>detection in the validator (rootDiagnostics). You prefer stepping through templates in execution order and adding tests that define acceptance criteria.</text:p>
      <text:p text:style-name="P2">High‑level plan (what I will do next)</text:p>
      <text:list text:style-name="LFO1" text:continue-numbering="true">
        <text:list-item>
          <text:p text:style-name="P3"><text:span text:style-name="T4">Start with the first template executed by your generator (registry).</text:span></text:p>
          <text:list text:continue-numbering="true">
            <text:list-item>
              <text:p text:style-name="P5">Review the template tokens and control flow.</text:p>
            </text:list-item>
            <text:list-item>
              <text:p text:style-name="P6">Identify fragile assumptions that require parser/validator changes.</text:p>
            </text:list-item>
            <text:list-item>
              <text:p text:style-name="P7">Produce a small parser patch (if needed) and unit tests that lock the behavior.</text:p>
            </text:list-item>
          </text:list>
        </text:list-item>
        <text:list-item>
          <text:p text:style-name="P8"><text:span text:style-name="T9">Iterate templates in execution order</text:span><text:s/>(registry → factories/constructors → wiring/initializer → helpers → tests).</text:p>
          <text:list text:continue-numbering="true">
            <text:list-item>
              <text:p text:style-name="P10">For each template: template review note, minimal parser/validator patch, and unit test stubs.</text:p>
            </text:list-item>
          </text:list>
        </text:list-item>
        <text:list-item>
          <text:p text:style-name="P11"><text:span text:style-name="T12">Run validation before generation</text:span><text:s/>in the pipeline and fail generation on error diagnostics. Tests will assert that validation runs and blocks generation when errors exist.</text:p>
        </text:list-item>
        <text:list-item>
          <text:p text:style-name="P13"><text:span text:style-name="T14">Deliverables per template</text:span></text:p>
          <text:list text:continue-numbering="true">
            <text:list-item>
              <text:p text:style-name="P15">Template review (tokens to use, small fixes).</text:p>
            </text:list-item>
            <text:list-item>
              <text:p text:style-name="P16">Parser/validator patch (drop‑in function or small file).</text:p>
            </text:list-item>
            <text:list-item>
              <text:p text:style-name="P17">Unit tests (xUnit stubs you can run).</text:p>
            </text:list-item>
            <text:list-item>
              <text:p text:style-name="P18">Short README note describing the change and why.</text:p>
            </text:list-item>
          </text:list>
        </text:list-item>
      </text:list>
      <text:p text:style-name="P19">Immediate parsing &amp; validation improvements to save time later</text:p>
      <text:list text:style-name="LFO2" text:continue-numbering="true">
        <text:list-item>
          <text:p text:style-name="P20"><text:span text:style-name="T21">Canonical<text:s/></text:span>InvokerKey<text:span text:style-name="T22"><text:s/>generation</text:span>: ensure parser always sets ClassDto.InvokerKey using a single helper (namespace segments → _ + short name). Add unit tests for edge<text:s/>cases (empty namespace, long names, invalid chars).</text:p>
        </text:list-item>
        <text:list-item>
          <text:p text:style-name="P23"><text:span text:style-name="T24">Validator</text:span><text:span text:style-name="T25">‑only uniqueness</text:span>: keep duplicate detection in ValidateWiringAndOrdering and emit one diagnostic per colliding declaration (attached to rootDiagnostics), not in the parser.</text:p>
        </text:list-item>
        <text:list-item>
          <text:p text:style-name="P26"><text:span text:style-name="T27">Provenance fallback</text:span>: parser should always attach a minimal ProvenanceStack entry (logical path) for each DTO so diagnostics have usable locations even when YAML nodes are malformed.</text:p>
        </text:list-item>
        <text:list-item>
          <text:p text:style-name="P28"><text:span text:style-name="T29">Defensive parsing</text:span>: when a required token is missing, parser should:</text:p>
          <text:list text:continue-numbering="true">
            <text:list-item>
              <text:p text:style-name="P30">emit a clear diagnostic (code + location),</text:p>
            </text:list-item>
            <text:list-item>
              <text:p text:style-name="P31">provide a safe placeholder value (e.g., MissingNamespace1, MissingClass2) so downstream passes can continue and produce more diagnostics.</text:p>
            </text:list-item>
          </text:list>
        </text:list-item>
        <text:list-item>
          <text:p text:style-name="P32"><text:span text:style-name="T33">Strict token validation helpers</text:span>: centralize EnsureValidIdentifier, EnsureQualifiedName, and GenerateInvokerKeyFromQualified in one helper file and unit‑test them thoroughly.</text:p>
        </text:list-item>
        <text:list-item>
          <text:p text:style-name="P34"><text:span text:style-name="T35">Null/empty collection handling</text:span>: parser should normalize null lists to empty read‑only lists on DTOs to simplify template iteration.</text:p>
        </text:list-item>
      </text:list>
      <text:p text:style-name="P36">Acceptance criteria (what tests will assert)</text:p>
      <text:list text:style-name="LFO3" text:continue-numbering="true">
        <text:list-item>
          <text:p text:style-name="P37"><text:span text:style-name="T38">Parsing correctness</text:span></text:p>
          <text:list text:continue-numbering="true">
            <text:list-item>
              <text:p text:style-name="P39">Given a minimal valid YAML namespace/class, parser produces NamespaceDto and ClassDto with InvokerKey, QualifiedClassName, and non‑empty ProvenanceStack.</text:p>
            </text:list-item>
            <text:list-item>
              <text:p text:style-name="P40">Missing namespaceName or namespaceName invalid → diagnostic NamespaceMissingName or NamespaceInvalidSegment emitted and placeholder used.</text:p>
            </text:list-item>
          </text:list>
        </text:list-item>
        <text:list-item>
          <text:p text:style-name="P41"><text:span text:style-name="T42">Validation correctness</text:span></text:p>
          <text:list text:continue-numbering="true">
            <text:list-item>
              <text:p text:style-name="P43">Duplicate InvokerKey within same namespace → DuplicateInvokerKey diagnostics emitted (one per colliding class) in rootDiagnostics.</text:p>
            </text:list-item>
            <text:list-item>
              <text:p text:style-name="P44">Invalid identifiers → InvalidIdentifier diagnostics emitted.</text:p>
            </text:list-item>
          </text:list>
        </text:list-item>
        <text:list-item>
          <text:p text:style-name="P45"><text:span text:style-name="T46">Generation safety</text:span></text:p>
          <text:list text:continue-numbering="true">
            <text:list-item>
              <text:p text:style-name="P47">If rootDiagnostics contains any Error severity diagnostics, generation aborts (no files emitted).</text:p>
            </text:list-item>
            <text:list-item>
              <text:p text:style-name="P48">Registry template uses ClassDto.InvokerKey and compiles for a small generated sample.</text:p>
            </text:list-item>
          </text:list>
        </text:list-item>
        <text:list-item>
          <text:p text:style-name="P49"><text:span text:style-name="T50">End</text:span><text:span text:style-name="T51">‑to</text:span><text:span text:style-name="T52">‑end</text:span></text:p>
          <text:list text:continue-numbering="true">
            <text:list-item>
              <text:p text:style-name="P53">A small sample YAML (2<text:s/>namespaces, 3 classes, one intentional duplicate) produces expected diagnostics and, after fixing duplicates, produces generated registry code that compiles.</text:p>
            </text:list-item>
          </text:list>
        </text:list-item>
      </text:list>
      <text:p text:style-name="P54">Immediate artifacts I will produce now (first pass)</text:p>
      <text:list text:style-name="LFO4" text:continue-numbering="true">
        <text:list-item>
          <text:p text:style-name="P55"><text:span text:style-name="T56">Registry template review &amp; corrected snippet</text:span><text:s/>(plain {{token}} template tuned for safe iteration and null handling).</text:p>
        </text:list-item>
        <text:list-item>
          <text:p text:style-name="P57"><text:span text:style-name="T58">Parser helper file</text:span><text:s/>(CanonicalHelpers) with GenerateInvokerKeyFromQualified, EnsureValidIdentifier signatures and unit tests.</text:p>
        </text:list-item>
        <text:list-item>
          <text:p text:style-name="P59"><text:span text:style-name="T60">Validator method</text:span><text:s/>(final ValidateWiringAndOrdering) that performs duplicate detection and emits diagnostics to rootDiagnostics.</text:p>
        </text:list-item>
        <text:list-item>
          <text:p text:style-name="P61"><text:span text:style-name="T62">Unit test stubs</text:span><text:s/>(xUnit) covering: invoker key generation, duplicate detection, and a minimal end‑to‑end parse→validate→generate smoke test.</text:p>
        </text:list-item>
      </text:list>
      <text:p text:style-name="P63">How I’ll proceed (sequence I will follow)</text:p>
      <text:list text:style-name="LFO5" text:continue-numbering="true">
        <text:list-item>
          <text:p text:style-name="P64">Produce the<text:s/><text:span text:style-name="T65">registry template review</text:span><text:s/>and a corrected template snippet that your simple {{token}} replacer can use safely.</text:p>
        </text:list-item>
        <text:list-item>
          <text:p text:style-name="P66">Produce the<text:s/><text:span text:style-name="T67">CanonicalHelpers</text:span><text:s/>file (with tests) so parser and templates share the same helpers.</text:p>
        </text:list-item>
        <text:list-item>
          <text:p text:style-name="P68">Produce the<text:s/><text:span text:style-name="T69">validator method</text:span><text:s/>(drop‑in) and unit tests for duplicate detection.</text:p>
        </text:list-item>
        <text:list-item>
          <text:p text:style-name="P70">Produce a<text:s/><text:span text:style-name="T71">minimal end</text:span><text:span text:style-name="T72">‑to</text:span><text:span text:style-name="T73">‑end test</text:span><text:s/>that parses a small YAML, runs validation, and attempts generation (asserts generation blocked on errors, allowed when fixed).</text:p>
        </text:list-item>
      </text:list>
      <text:p text:style-name="P74">Next message (what you’ll get)</text:p>
      <text:p text:style-name="Normal">I’ll start by generating:</text:p>
      <text:list text:style-name="LFO6" text:continue-numbering="true">
        <text:list-item>
          <text:p text:style-name="P75">the<text:s/><text:span text:style-name="T76">registry template</text:span><text:s/>tuned for your {{token}} replacer (safe loops, no trailing commas), and</text:p>
        </text:list-item>
        <text:list-item>
          <text:p text:style-name="P77">the<text:s/><text:span text:style-name="T78">CanonicalHelpers</text:span><text:s/>file (C#) with GenerateInvokerKeyFromQualified and EnsureValidIdentifier signatures and unit tests.</text:p>
        </text:list-item>
      </text:list>
      <text:p text:style-name="Normal">I’ll include the test stubs so you can run them immediately.</text:p>
      <text:soft-page-break/>
      <text:p text:style-name="P79">Agreed process</text:p>
      <text:p text:style-name="Normal">Yes — we can make that a hard rule for every code revision I produce:<text:s/><text:span text:style-name="T80">I will review the existing code you point me to before I propose or produce any replacement</text:span>. That prevents accidental regressions, avoids reintroducing removed helpers, and keeps the codebase tidy.</text:p>
      <text:p text:style-name="P81">How this will work (workflow I will follow every time)</text:p>
      <text:list text:style-name="LFO7" text:continue-numbering="true">
        <text:list-item>
          <text:p text:style-name="P82"><text:span text:style-name="T83">You provide the existing code</text:span><text:s/>to be changed (paste the file, attach, or list the exact file path and the last snippet we changed).</text:p>
        </text:list-item>
        <text:list-item>
          <text:p text:style-name="P84"><text:span text:style-name="T85">I perform a focused review</text:span><text:s/>of the provided code and summarize:</text:p>
          <text:list text:continue-numbering="true">
            <text:list-item>
              <text:p text:style-name="P86">What the code currently does.</text:p>
            </text:list-item>
            <text:list-item>
              <text:p text:style-name="P87">Any obvious bugs, style or API mismatches, and places where prior edits left dead code.</text:p>
            </text:list-item>
            <text:list-item>
              <text:p text:style-name="P88">Which parts are safe to change and which require tests or coordination.</text:p>
            </text:list-item>
          </text:list>
        </text:list-item>
        <text:list-item>
          <text:p text:style-name="P89"><text:span text:style-name="T90">I propose a minimal revision plan</text:span><text:s/>that includes:</text:p>
          <text:list text:continue-numbering="true">
            <text:list-item>
              <text:p text:style-name="P91">The exact change I will make and why.</text:p>
            </text:list-item>
            <text:list-item>
              <text:p text:style-name="P92">Any tests I will add or update.</text:p>
            </text:list-item>
            <text:list-item>
              <text:p text:style-name="P93">Any code to remove and the safe removal steps.</text:p>
            </text:list-item>
          </text:list>
        </text:list-item>
        <text:list-item>
          <text:p text:style-name="P94"><text:span text:style-name="T95">You approve</text:span><text:s/>(or request a tweak).</text:p>
        </text:list-item>
        <text:list-item>
          <text:p text:style-name="P96"><text:span text:style-name="T97">I produce the revision</text:span><text:s/>(drop‑in file or function) and the matching unit tests and a short migration note.</text:p>
        </text:list-item>
        <text:list-item>
          <text:p text:style-name="P98"><text:span text:style-name="T99">We remove unused code</text:span><text:s/>only after tests pass and references are verified; I provide a removal PR body or a removal patch you can apply.</text:p>
        </text:list-item>
      </text:list>
      <text:p text:style-name="P100">Safe removal checklist (how I’ll remove code without breaking things)</text:p>
      <text:list text:style-name="LFO8" text:continue-numbering="true">
        <text:list-item>
          <text:p text:style-name="P101"><text:span text:style-name="T102">Find references</text:span>:<text:s/>search the repo for all usages of the symbol(s) to be removed. If any remain, list them.</text:p>
        </text:list-item>
        <text:list-item>
          <text:p text:style-name="P103"><text:span text:style-name="T104">Add tests</text:span>: if the code is covered by tests, update tests; if not, add a test that would fail if removal breaks behavior.</text:p>
        </text:list-item>
        <text:list-item>
          <text:p text:style-name="P105"><text:span text:style-name="T106">Deprecation step (optional)</text:span>: if the code is<text:s/>public or used by other teams, mark as deprecated for one release cycle before removal.</text:p>
        </text:list-item>
        <text:list-item>
          <text:p text:style-name="P107"><text:span text:style-name="T108">Remove and run tests</text:span>: remove the code and run the full test suite (or the relevant subset).</text:p>
        </text:list-item>
        <text:list-item>
          <text:p text:style-name="P109"><text:span text:style-name="T110">Smoke generation</text:span>: for codegen-related removals, run a small end‑to‑end generation to ensure templates still compile.</text:p>
        </text:list-item>
        <text:list-item>
          <text:p text:style-name="P111"><text:span text:style-name="T112">Document the change</text:span>: short migration note and PR description listing what was removed and why.</text:p>
        </text:list-item>
      </text:list>
      <text:p text:style-name="P113">Practical automation I can provide</text:p>
      <text:list text:style-name="LFO9" text:continue-numbering="true">
        <text:list-item>
          <text:p text:style-name="P114"><text:span text:style-name="T115">Reference scan</text:span>: I can produce a script or a list of grep/rg commands to find all references to a symbol before removal.</text:p>
        </text:list-item>
        <text:list-item>
          <text:p text:style-name="P116"><text:span text:style-name="T117">Test stubs</text:span>: I can generate unit tests that assert the behavior that must remain after removal.</text:p>
        </text:list-item>
        <text:list-item>
          <text:p text:style-name="P118"><text:span text:style-name="T119">PR body</text:span>: I can draft the exact PR description and checklist for reviewers to follow.</text:p>
        </text:list-item>
      </text:list>
      <text:p text:style-name="P120">What I need from you to start now</text:p>
      <text:list text:style-name="LFO10" text:continue-numbering="true">
        <text:list-item>
          <text:p text:style-name="P121">Paste or attach the file(s) you want revised or removed, or list the exact filenames and the last revision snippets we worked on.</text:p>
        </text:list-item>
        <text:list-item>
          <text:p text:style-name="P122">If you want removal, name the symbol(s) to remove (class, method, helper) and whether you prefer immediate removal or a deprecation step.</text:p>
        </text:list-item>
      </text:list>
      <text:p text:style-name="Normal">If you paste the code now I’ll review it first, summarize findings, and then produce the safe revision or removal plan.</text:p>
      <text:p text:style-name="Normal">-----------------------<text:line-break/>Clear and sensible instincts — you’re right to want strict invariants at the canonical DTO boundary and to fail fast when those invariants are violated. Below I summarize the recommended pipeline, explain where ValidateWiringAndOrdering belongs, and give concrete rules and small code snippets you can apply immediately so generation never proceeds with broken DTOs.</text:p>
      <text:p text:style-name="P123">Pipeline and responsibilities</text:p>
      <text:list text:style-name="LFO11" text:continue-numbering="true">
        <text:list-item>
          <text:p text:style-name="P124"><text:span text:style-name="T125">Parsing / canonical DTO creation</text:span></text:p>
          <text:list text:continue-numbering="true">
            <text:list-item>
              <text:p text:style-name="P126">Parse raw YAML into<text:s/><text:span text:style-name="T127">raw</text:span><text:s/>DTOs.</text:p>
            </text:list-item>
            <text:list-item>
              <text:p text:style-name="P128">Build<text:s/><text:span text:style-name="T129">canonical</text:span><text:s/>DTOs (the ClassDto / NamespaceDto objects). Canonical DTO constructors should<text:s/><text:span text:style-name="T130">validate shape and invariants</text:span><text:s/>for their own fields<text:s/><text:soft-page-break/>(identifiers, qualified names, non‑null required fields, computed InvokerKey presence).</text:p>
            </text:list-item>
            <text:list-item>
              <text:p text:style-name="P131">The parser should catch constructor exceptions and convert them into diagnostics attached to rootDiagnostics (so parsing can report multiple problems in one run).</text:p>
            </text:list-item>
          </text:list>
        </text:list-item>
        <text:list-item>
          <text:p text:style-name="P132"><text:span text:style-name="T133">Validation pass (single place)</text:span></text:p>
          <text:list text:continue-numbering="true">
            <text:list-item>
              <text:p text:style-name="P134">Run ValidateWiringAndOrdering<text:s/><text:span text:style-name="T135">once</text:span><text:s/>after the canonical model is fully built. This pass enforces cross‑DTO invariants (uniqueness of InvokerKey per namespace, ordering rules, wiring/interface checks).</text:p>
            </text:list-item>
            <text:list-item>
              <text:p text:style-name="P136">Do not duplicate the same uniqueness checks in the parser; keep them centralized in this validator.</text:p>
            </text:list-item>
          </text:list>
        </text:list-item>
        <text:list-item>
          <text:p text:style-name="P137"><text:span text:style-name="T138">Generation</text:span></text:p>
          <text:list text:continue-numbering="true">
            <text:list-item>
              <text:p text:style-name="P139">Generation runs<text:s/><text:span text:style-name="T140">only if</text:span><text:s/>rootDiagnostics contains no Error‑severity diagnostics. If any error exists, abort generation and surface diagnostics to the user. Generation should assume canonical DTOs are valid and complete (no missing InvokerKey, no required nulls).</text:p>
            </text:list-item>
          </text:list>
        </text:list-item>
      </text:list>
      <text:p text:style-name="P141">Why this ordering</text:p>
      <text:list text:style-name="LFO12" text:continue-numbering="true">
        <text:list-item>
          <text:p text:style-name="P142">Canonical DTO constructors are the right place to enforce<text:s/><text:span text:style-name="T143">local</text:span><text:s/>invariants (a ClassDto must have a valid ClassName, InvokerKey,<text:s/>QualifiedClassName, non‑empty ProvenanceStack, etc.). If those invariants fail, that indicates a bug in parsing/canonicalization and should be fixed there.</text:p>
        </text:list-item>
        <text:list-item>
          <text:p text:style-name="P144">ValidateWiringAndOrdering enforces<text:s/><text:span text:style-name="T145">cross</text:span><text:span text:style-name="T146">‑object</text:span><text:s/>invariants (duplicates, ordering, wiring). Running it after canonical DTO creation ensures it has the complete model to analyze.</text:p>
        </text:list-item>
        <text:list-item>
          <text:p text:style-name="P147">Aborting generation on errors prevents producing invalid or ambiguous code and avoids hiding upstream bugs.</text:p>
        </text:list-item>
      </text:list>
      <text:p text:style-name="P148">Concrete rules to apply now</text:p>
      <text:list text:style-name="LFO13" text:continue-numbering="true">
        <text:list-item>
          <text:p text:style-name="P149"><text:span text:style-name="T150">Make<text:s/></text:span>InvokerKey<text:span text:style-name="T151"><text:s/>required at canonical boundary.</text:span></text:p>
          <text:list text:continue-numbering="true">
            <text:list-item>
              <text:p text:style-name="P152">Either make InvokerKey a non‑nullable constructor parameter and validate it in ClassDto (throw or produce a diagnostic via the parser), or keep it nullable but treat a missing value as an immediate error that halts generation.</text:p>
            </text:list-item>
          </text:list>
        </text:list-item>
        <text:list-item>
          <text:p text:style-name="P153"><text:span text:style-name="T154">Canonical constructors validate and fail fast.</text:span></text:p>
          <text:list text:continue-numbering="true">
            <text:list-item>
              <text:p text:style-name="P155">Keep checks like className.EnsureValidIdentifier(nameof(className)) and add invokerKey.EnsureValidIdentifier(nameof(invokerKey)) (or throw ArgumentException if missing).</text:p>
            </text:list-item>
            <text:list-item>
              <text:p text:style-name="P156">If constructors throw, the parser should catch and convert to diagnostics so the run reports all problems rather than crashing.</text:p>
            </text:list-item>
          </text:list>
        </text:list-item>
        <text:list-item>
          <text:p text:style-name="P157"><text:span text:style-name="T158">Single validator pass.</text:span></text:p>
          <text:list text:continue-numbering="true">
            <text:list-item>
              <text:p text:style-name="P159">Ensure ValidateWiringAndOrdering is invoked once after canonical DTO creation and before generation. Remove parser-level duplicate-key bookkeeping to avoid<text:s/>duplicated diagnostics.</text:p>
            </text:list-item>
          </text:list>
        </text:list-item>
        <text:list-item>
          <text:p text:style-name="P160"><text:span text:style-name="T161">Generation abort condition.</text:span></text:p>
          <text:list text:continue-numbering="true">
            <text:list-item>
              <text:p text:style-name="P162">Before any template rendering, check:</text:p>
            </text:list-item>
          </text:list>
        </text:list-item>
      </text:list>
      <text:p text:style-name="Normal">csharp</text:p>
      <text:p text:style-name="Normal">if (rootDiagnostics.Any(d =&gt; d.Severity == DiagnosticSeverity.Error))</text:p>
      <text:p text:style-name="Normal">{</text:p>
      <text:p text:style-name="Normal"><text:s text:c="4"/>// abort generation, surface diagnostics to user</text:p>
      <text:p text:style-name="Normal"><text:s text:c="4"/>return GenerationResult.Failed(rootDiagnostics);</text:p>
      <text:p text:style-name="Normal">}</text:p>
      <text:list text:style-name="LFO13" text:continue-numbering="true">
        <text:list-item>
          <text:list>
            <text:list-item>
              <text:p text:style-name="P163">Do not attempt to “work around” missing InvokerKey in generation. Treat it as a bug to fix upstream.</text:p>
            </text:list-item>
          </text:list>
        </text:list-item>
        <text:list-item>
          <text:p text:style-name="P164"><text:span text:style-name="T165">No silent fallbacks in generator.</text:span></text:p>
          <text:list text:continue-numbering="true">
            <text:list-item>
              <text:p text:style-name="P166">The generator should not synthesize InvokerKey or other required fields as a fallback. If a fallback is used for display only, it must be accompanied by an Error diagnostic and generation must still abort.</text:p>
            </text:list-item>
          </text:list>
        </text:list-item>
      </text:list>
      <text:p text:style-name="P167">Practical changes you can make quickly</text:p>
      <text:list text:style-name="LFO14" text:continue-numbering="true">
        <text:list-item>
          <text:p text:style-name="P168"><text:span text:style-name="T169">ClassDto constructor</text:span>: ensure it enforces InvokerKey presence and validity. Example:</text:p>
        </text:list-item>
      </text:list>
      <text:p text:style-name="Normal">csharp</text:p>
      <text:p text:style-name="Normal">invokerKey.EnsureValidIdentifier(nameof(invokerKey)); // throws or returns error</text:p>
      <text:soft-page-break/>
      <text:p text:style-name="Normal">InvokerKey = invokerKey;</text:p>
      <text:p text:style-name="Normal">If you prefer exceptions, let the parser catch them and convert to diagnostics.</text:p>
      <text:list text:style-name="LFO14" text:continue-numbering="true">
        <text:list-item>
          <text:p text:style-name="P170"><text:span text:style-name="T171">Parser</text:span>: when creating ClassDto, wrap construction:</text:p>
        </text:list-item>
      </text:list>
      <text:p text:style-name="Normal">csharp</text:p>
      <text:p text:style-name="Normal">try</text:p>
      <text:p text:style-name="Normal">{</text:p>
      <text:p text:style-name="Normal"><text:s text:c="4"/>var classDto = new<text:s/>ClassDto(...);</text:p>
      <text:p text:style-name="Normal"><text:s text:c="4"/>namespaceDto.AddClass(classDto);</text:p>
      <text:p text:style-name="Normal">}</text:p>
      <text:p text:style-name="Normal">catch (ArgumentException ex)</text:p>
      <text:p text:style-name="Normal">{</text:p>
      <text:p text:style-name="Normal"><text:s text:c="4"/>rootDiagnostics.Add(new Diagnostic(DiagnosticCodes.InvalidIdentifier, ex.Message, DiagnosticSeverity.Error, provenance));</text:p>
      <text:p text:style-name="Normal">}</text:p>
      <text:list text:style-name="LFO14" text:continue-numbering="true">
        <text:list-item>
          <text:p text:style-name="P172"><text:span text:style-name="T173">Validator invocation</text:span>: call ValidateWiringAndOrdering(namespaces, rootDiagnostics) immediately after building all canonical DTOs and before generation.</text:p>
        </text:list-item>
        <text:list-item>
          <text:p text:style-name="P174"><text:span text:style-name="T175">Generation gate</text:span>: abort if any error diagnostics exist (see snippet above).</text:p>
        </text:list-item>
      </text:list>
      <text:p text:style-name="P176">Tests and CI gating</text:p>
      <text:list text:style-name="LFO15" text:continue-numbering="true">
        <text:list-item>
          <text:p text:style-name="P177">Add unit tests that assert:</text:p>
          <text:list text:continue-numbering="true">
            <text:list-item>
              <text:p text:style-name="P178">ClassDto construction fails (or produces diagnostics) when InvokerKey is missing or invalid.</text:p>
            </text:list-item>
            <text:list-item>
              <text:p text:style-name="P179">ValidateWiringAndOrdering emits DuplicateInvokerKey diagnostics for collisions.</text:p>
            </text:list-item>
            <text:list-item>
              <text:p text:style-name="P180">Generation aborts when rootDiagnostics contains errors.</text:p>
            </text:list-item>
          </text:list>
        </text:list-item>
        <text:list-item>
          <text:p text:style-name="P181">Make the CI pipeline fail the build if generation is attempted with error diagnostics.</text:p>
        </text:list-item>
      </text:list>
      <text:p text:style-name="P182">Small checklist for immediate enforcement</text:p>
      <text:list text:style-name="LFO16" text:continue-numbering="true">
        <text:list-item>
          <text:p text:style-name="P183">[ ] Make InvokerKey validation mandatory in ClassDto.</text:p>
        </text:list-item>
        <text:list-item>
          <text:p text:style-name="P184">[ ] Parser converts constructor exceptions into rootDiagnostics.</text:p>
        </text:list-item>
        <text:list-item>
          <text:p text:style-name="P185">[ ] Remove parser-level duplicate-key checks (if present).</text:p>
        </text:list-item>
        <text:list-item>
          <text:p text:style-name="P186">[ ] Ensure ValidateWiringAndOrdering runs once after canonical DTO creation.</text:p>
        </text:list-item>
        <text:list-item>
          <text:p text:style-name="P187">[ ] Generation checks rootDiagnostics and aborts on Error.</text:p>
        </text:list-item>
        <text:list-item>
          <text:p text:style-name="P188">[ ] Add unit tests for the above behaviors.</text:p>
        </text:list-item>
      </text:list>
      <text:p text:style-name="P189">Why this will reduce future headaches</text:p>
      <text:list text:style-name="LFO17" text:continue-numbering="true">
        <text:list-item>
          <text:p text:style-name="P190">You’ll catch<text:s/>canonicalization bugs early and locally (constructor-level), so downstream code (validator and generator) can assume a correct model.</text:p>
        </text:list-item>
        <text:list-item>
          <text:p text:style-name="P191">Centralizing cross‑object checks in ValidateWiringAndOrdering avoids inconsistent diagnostics and duplicated logic.</text:p>
        </text:list-item>
        <text:list-item>
          <text:p text:style-name="P192">Failing fast prevents generating code that compiles incorrectly or hides upstream problems.</text:p>
        </text:list-item>
      </text:list>
      <text:p text:style-name="Normal">If you want, I can:</text:p>
      <text:list text:style-name="LFO18" text:continue-numbering="true">
        <text:list-item>
          <text:p text:style-name="P193">Update ClassDto to make InvokerKey non‑nullable and add the constructor checks (I’ll review your current ClassDto first and then produce the exact replacement).</text:p>
        </text:list-item>
        <text:list-item>
          <text:p text:style-name="P194">Show the parser try/catch pattern that converts constructor exceptions into diagnostics.</text:p>
        </text:list-item>
        <text:list-item>
          <text:p text:style-name="P195">Add the generation‑gate snippet into your generator code and a unit test that asserts generation is blocked when diagnostics contain errors.</text:p>
        </text:list-item>
      </text:list>
      <text:p text:style-name="Normal">Which of those three would you like me to produce next — the ClassDto change, the parser error‑conversion pattern, or the generation‑gate + unit test?</text:p>
      <text:p text:style-name="Normal">-------------------------<text:line-break/><text:span text:style-name="T196">Recap and plan</text:span></text:p>
      <text:p text:style-name="Normal">You asked for three changes in order: (1) make ClassDto enforce InvokerKey and validate it at canonical boundary, (2) show the parser pattern that converts constructor/validation exceptions into diagnostics, and (3) add a generation gate plus a unit test that asserts generation is blocked on error diagnostics.</text:p>
      <text:p text:style-name="Normal">Before I produce a ClassDto replacement I will review your existing ClassDto source (as we agreed). Paste the current ClassDto file (or the constructor and fields) and the parser code that constructs ClassDto instances. I’ll review those and then produce an exact drop‑in<text:s/><text:soft-page-break/>replacement. Meanwhile I’ll provide the parser try/catch pattern, the generation gate snippet, and a unit test you can add now.</text:p>
      <text:p text:style-name="P197">What I need from you now</text:p>
      <text:p text:style-name="Normal">Please paste these files or the relevant excerpts:</text:p>
      <text:list text:style-name="LFO19" text:continue-numbering="true">
        <text:list-item>
          <text:p text:style-name="P198">ClassDto (full file or at least the constructor, fields, and any validation helpers it currently uses).</text:p>
        </text:list-item>
        <text:list-item>
          <text:p text:style-name="P199">The parser code that constructs ClassDto instances (the function in YamlDtoLoader or equivalent).</text:p>
        </text:list-item>
        <text:list-item>
          <text:p text:style-name="P200">The generator entry point that currently performs token replacement and emits files (so I can show exactly where to add the generation gate).</text:p>
        </text:list-item>
      </text:list>
      <text:p text:style-name="Normal">Once I review those, I will produce the ClassDto replacement tailored to your codebase and update any call sites if needed.</text:p>
      <text:p text:style-name="P201">Parser pattern to convert constructor exceptions into diagnostics</text:p>
      <text:p text:style-name="Normal">Use this pattern in the parser where you create canonical DTOs. It ensures constructor validation failures are reported as diagnostics rather than crashing the run.</text:p>
      <text:p text:style-name="Normal">csharp</text:p>
      <text:p text:style-name="Normal">// Example parser snippet: wrap canonical DTO construction and convert exceptions to diagnostics</text:p>
      <text:p text:style-name="Normal">try</text:p>
      <text:p text:style-name="Normal">{</text:p>
      <text:p text:style-name="Normal"><text:s text:c="4"/>var classDto = new ClassDto(</text:p>
      <text:p text:style-name="Normal"><text:s text:c="8"/>className: parsedClassName,</text:p>
      <text:p text:style-name="Normal"><text:s text:c="8"/>shortName: parsedShortName,</text:p>
      <text:p text:style-name="Normal"><text:s text:c="8"/>invokerKey: computedInvokerKey,</text:p>
      <text:p text:style-name="Normal"><text:s text:c="8"/>qualifiedClassName: parsedQualifiedName,</text:p>
      <text:p text:style-name="Normal"><text:s text:c="8"/>qualifiedInterfaceName:<text:s/>parsedQualifiedInterface,</text:p>
      <text:p text:style-name="Normal"><text:s text:c="8"/>initializerParameters: parsedParameters,</text:p>
      <text:p text:style-name="Normal"><text:s text:c="8"/>provenanceStack: provenance,</text:p>
      <text:soft-page-break/>
      <text:p text:style-name="Normal"><text:s text:c="8"/>diagnostics: Array.Empty&lt;Diagnostic&gt;());</text:p>
      <text:p text:style-name="Normal"/>
      <text:p text:style-name="Normal"><text:s text:c="4"/>namespaceDto.Classes.Add(classDto);</text:p>
      <text:p text:style-name="Normal">}</text:p>
      <text:p text:style-name="Normal">catch (ArgumentException ex) // or a more specific validation exception type you use</text:p>
      <text:p text:style-name="Normal">{</text:p>
      <text:p text:style-name="Normal"><text:s text:c="4"/>// provenance should be the best available location for this class node</text:p>
      <text:p text:style-name="Normal"><text:s text:c="4"/>var location = provenance?.Latest?.Origin?.LogicalPath ?? $"{namespaceName}.classes";</text:p>
      <text:p text:style-name="Normal"><text:s text:c="4"/>rootDiagnostics.Add(new Diagnostic(</text:p>
      <text:p text:style-name="Normal"><text:s text:c="8"/>DiagnosticCodes.InvalidIdentifier,</text:p>
      <text:p text:style-name="Normal"><text:s text:c="8"/>$"Failed to create ClassDto for '{parsedQualifiedName ?? parsedClassName}': {ex.Message}",</text:p>
      <text:p text:style-name="Normal"><text:s text:c="8"/>DiagnosticSeverity.Error,</text:p>
      <text:p text:style-name="Normal"><text:s text:c="8"/>location));</text:p>
      <text:p text:style-name="Normal">}</text:p>
      <text:p text:style-name="Normal">catch (Exception ex)</text:p>
      <text:p text:style-name="Normal">{</text:p>
      <text:p text:style-name="Normal"><text:s text:c="4"/>// Defensive: unexpected errors should<text:s/>also be reported as diagnostics</text:p>
      <text:p text:style-name="Normal"><text:s text:c="4"/>var location = provenance?.Latest?.Origin?.LogicalPath ?? $"{namespaceName}.classes";</text:p>
      <text:p text:style-name="Normal"><text:s text:c="4"/>rootDiagnostics.Add(new Diagnostic(</text:p>
      <text:p text:style-name="Normal"><text:s text:c="8"/>DiagnosticCodes.InternalError,</text:p>
      <text:p text:style-name="Normal"><text:s text:c="8"/>$"Unexpected error while creating ClassDto for '{parsedQualifiedName ?? parsedClassName}': {ex.Message}",</text:p>
      <text:p text:style-name="Normal"><text:s text:c="8"/>DiagnosticSeverity.Error,</text:p>
      <text:p text:style-name="Normal"><text:s text:c="8"/>location));</text:p>
      <text:soft-page-break/>
      <text:p text:style-name="Normal">}</text:p>
      <text:p text:style-name="Normal"><text:span text:style-name="T202">Notes</text:span></text:p>
      <text:list text:style-name="LFO20" text:continue-numbering="true">
        <text:list-item>
          <text:p text:style-name="P203">Prefer throwing ArgumentException (or a small DtoValidationException) from ClassDto when required invariants fail. The parser<text:s/>catches and converts to diagnostics so a single run reports multiple issues.</text:p>
        </text:list-item>
        <text:list-item>
          <text:p text:style-name="P204">Use provenance (the YAML node provenance) to provide actionable location strings in diagnostics.</text:p>
        </text:list-item>
      </text:list>
      <text:p text:style-name="P205">Generation gate snippet</text:p>
      <text:p text:style-name="Normal">Add this check immediately after parsing and validation and before any template rendering. Generation must abort if any Error diagnostics exist.</text:p>
      <text:p text:style-name="Normal">csharp</text:p>
      <text:p text:style-name="Normal">// After parsing canonical DTOs and running ValidateWiringAndOrdering(...)</text:p>
      <text:p text:style-name="Normal">if (rootDiagnostics.Any(d =&gt; d.Severity == DiagnosticSeverity.Error))</text:p>
      <text:p text:style-name="Normal">{</text:p>
      <text:p text:style-name="Normal"><text:s text:c="4"/>// Abort generation and return diagnostics to caller</text:p>
      <text:p text:style-name="Normal"><text:s text:c="4"/>return new GenerationResult</text:p>
      <text:p text:style-name="Normal"><text:s text:c="4"/>{</text:p>
      <text:p text:style-name="Normal"><text:s text:c="8"/>Success = false,</text:p>
      <text:p text:style-name="Normal"><text:s text:c="8"/>Diagnostics = rootDiagnostics</text:p>
      <text:p text:style-name="Normal"><text:s text:c="4"/>};</text:p>
      <text:p text:style-name="Normal">}</text:p>
      <text:p text:style-name="Normal"/>
      <text:p text:style-name="Normal">// Proceed with generation only when no error diagnostics exist</text:p>
      <text:p text:style-name="Normal"><text:span text:style-name="T206">Suggested GenerationResult type</text:span></text:p>
      <text:p text:style-name="Normal">csharp</text:p>
      <text:p text:style-name="Normal">public class GenerationResult</text:p>
      <text:p text:style-name="Normal">{</text:p>
      <text:soft-page-break/>
      <text:p text:style-name="Normal"><text:s text:c="4"/>public bool Success { get; set; }</text:p>
      <text:p text:style-name="Normal"><text:s text:c="4"/>public IReadOnlyList&lt;Diagnostic&gt; Diagnostics { get; set; } = Array.Empty&lt;Diagnostic&gt;();</text:p>
      <text:p text:style-name="Normal"><text:s text:c="4"/>public IReadOnlyDictionary&lt;string, string&gt;? GeneratedFiles { get; set; } // optional</text:p>
      <text:p text:style-name="Normal">}</text:p>
      <text:p text:style-name="Normal"><text:span text:style-name="T207">Integration note</text:span></text:p>
      <text:list text:style-name="LFO21" text:continue-numbering="true">
        <text:list-item>
          <text:p text:style-name="P208">Ensure the caller surfaces rootDiagnostics to the user (console, UI, or CI) so the developer can fix upstream parsing/DTO issues.</text:p>
        </text:list-item>
      </text:list>
      <text:p text:style-name="P209">Unit test that asserts generation is blocked on errors</text:p>
      <text:p text:style-name="Normal">Add this xUnit test to ensure generation does not<text:s/>proceed when rootDiagnostics contains errors. Adapt to your test harness and generator API.</text:p>
      <text:p text:style-name="Normal">csharp</text:p>
      <text:p text:style-name="Normal">using System.Collections.Generic;</text:p>
      <text:p text:style-name="Normal">using Xunit;</text:p>
      <text:p text:style-name="Normal"/>
      <text:p text:style-name="Normal">public class GenerationGateTests</text:p>
      <text:p text:style-name="Normal">{</text:p>
      <text:p text:style-name="Normal"><text:s text:c="4"/>[Fact]</text:p>
      <text:p text:style-name="Normal"><text:s text:c="4"/>public void GenerationAbortsWhenErrorDiagnosticsExist()</text:p>
      <text:p text:style-name="Normal"><text:s text:c="4"/>{</text:p>
      <text:p text:style-name="Normal"><text:s text:c="8"/>// Arrange: create a minimal canonical model and diagnostics list with an error</text:p>
      <text:p text:style-name="Normal"><text:s text:c="8"/>var namespaces = new List&lt;NamespaceDto&gt;(); // can be empty for this test</text:p>
      <text:p text:style-name="Normal"><text:s text:c="8"/>var rootDiagnostics = new List&lt;Diagnostic&gt;</text:p>
      <text:p text:style-name="Normal"><text:s text:c="8"/>{</text:p>
      <text:p text:style-name="Normal"><text:s text:c="12"/>new Diagnostic(DiagnosticCodes.InvalidIdentifier, "Test error", DiagnosticSeverity.Error, "test.yaml:1")</text:p>
      <text:p text:style-name="Normal"><text:s text:c="8"/>};</text:p>
      <text:p text:style-name="Normal"/>
      <text:soft-page-break/>
      <text:p text:style-name="Normal"><text:s text:c="8"/>// Act: call the method that would normally run generation</text:p>
      <text:p text:style-name="Normal"><text:s text:c="8"/>// Replace Generator.RunWithModel with your actual generator entry point</text:p>
      <text:p text:style-name="Normal"><text:s text:c="8"/>var result = Generator.RunWithModel(namespaces, rootDiagnostics);</text:p>
      <text:p text:style-name="Normal"/>
      <text:p text:style-name="Normal"><text:s text:c="8"/>// Assert: generation should be aborted and Success == false</text:p>
      <text:p text:style-name="Normal"><text:s text:c="8"/>Assert.False(result.Success);</text:p>
      <text:p text:style-name="Normal"><text:s text:c="8"/>Assert.Contains(result.Diagnostics, d =&gt; d.Severity == DiagnosticSeverity.Error);</text:p>
      <text:p text:style-name="Normal"><text:s text:c="4"/>}</text:p>
      <text:p text:style-name="Normal">}</text:p>
      <text:p text:style-name="Normal"><text:span text:style-name="T210">If your generator API differs</text:span></text:p>
      <text:list text:style-name="LFO22" text:continue-numbering="true">
        <text:list-item>
          <text:p text:style-name="P211">Replace Generator.RunWithModel with the actual method that accepts the canonical model and diagnostics and attempts generation.</text:p>
        </text:list-item>
        <text:list-item>
          <text:p text:style-name="P212">If your generator throws instead of returning a GenerationResult, assert that it throws a specific exception type when rootDiagnostics contains errors.</text:p>
        </text:list-item>
      </text:list>
      <text:p text:style-name="P213">Next step after you paste ClassDto and parser code</text:p>
      <text:list text:style-name="LFO23" text:continue-numbering="true">
        <text:list-item>
          <text:p text:style-name="P214">I will review ClassDto and the parser construction sites.</text:p>
        </text:list-item>
        <text:list-item>
          <text:p text:style-name="P215">I will produce a drop‑in ClassDto<text:s/>replacement that:</text:p>
          <text:list text:continue-numbering="true">
            <text:list-item>
              <text:p text:style-name="P216">Makes InvokerKey required (non‑nullable) or validates it in the constructor and throws a clear ArgumentException on failure.</text:p>
            </text:list-item>
            <text:list-item>
              <text:p text:style-name="P217">Validates ClassName and QualifiedClassName and ensures ProvenanceStack is present or a clear diagnostic is produced by the parser.</text:p>
            </text:list-item>
            <text:list-item>
              <text:p text:style-name="P218">Keeps DTO immutability and existing public API where possible to minimize call‑site changes.</text:p>
            </text:list-item>
          </text:list>
        </text:list-item>
        <text:list-item>
          <text:p text:style-name="P219">I will produce a small parser patch (if needed) showing exactly where to catch constructor exceptions and convert them to diagnostics (tailored to your parser code).</text:p>
        </text:list-item>
        <text:list-item>
          <text:p text:style-name="P220">I will produce a unit test that constructs an invalid canonical DTO scenario and asserts the parser emits diagnostics and generation is blocked.</text:p>
        </text:list-item>
      </text:list>
      <text:soft-page-break/>
      <text:p text:style-name="Normal">Paste ClassDto and the parser construction snippet now and I’ll start the review and produce the exact ClassDto replacement.</text:p>
      <text:p text:style-name="Normal">-------------------------<text:line-break/><text:span text:style-name="T221">Review summary</text:span></text:p>
      <text:p text:style-name="Normal">Thanks — the files you pasted are exactly what I needed. Your current ClassDto already enforces many invariants and already requires InvokerKey. The main gaps to close are:</text:p>
      <text:list text:style-name="LFO24" text:continue-numbering="true">
        <text:list-item>
          <text:p text:style-name="P222"><text:span text:style-name="T223">Make constructor validation explicit and consistent</text:span><text:s/>(clear ArgumentException messages and consistent helper names).</text:p>
        </text:list-item>
        <text:list-item>
          <text:p text:style-name="P224"><text:span text:style-name="T225">Wrap canonical DTO construction sites</text:span><text:s/>(both the YAML parser ParseClasses and the raw→canonical transformer caller) so constructor exceptions are converted into rootDiagnostics rather than letting generation proceed or throwing.</text:p>
        </text:list-item>
        <text:list-item>
          <text:p text:style-name="P226"><text:span text:style-name="T227">Add a strict generation gate</text:span><text:s/>that aborts generation when any Error severity diagnostics exist.</text:p>
        </text:list-item>
      </text:list>
      <text:p text:style-name="Normal">Below are the three artifacts you requested in order: (1) a cleaned, drop‑in ClassDto replacement; (2) a tailored parser try/catch patch for ParseClasses and a pattern for the transformer call site; and (3) a generation gate helper plus a unit test that asserts generation is blocked on errors.</text:p>
      <text:p text:style-name="P228">Revised ClassDto</text:p>
      <text:p text:style-name="Normal"><text:span text:style-name="T229">What changed</text:span></text:p>
      <text:list text:style-name="LFO25" text:continue-numbering="true">
        <text:list-item>
          <text:p text:style-name="P230">Consistent method naming and clearer ArgumentException messages.</text:p>
        </text:list-item>
        <text:list-item>
          <text:p text:style-name="P231">Defensive copies for lists.</text:p>
        </text:list-item>
        <text:list-item>
          <text:p text:style-name="P232">InvokerKey remains required and validated; constructor throws on invalid/missing values.</text:p>
        </text:list-item>
        <text:list-item>
          <text:p text:style-name="P233">ProvenanceStack presence is enforced with a clear message.</text:p>
        </text:list-item>
      </text:list>
      <text:p text:style-name="Normal">Drop this file in place of your existing ClassDto.</text:p>
      <text:p text:style-name="Normal">csharp</text:p>
      <text:p text:style-name="Normal">using System;</text:p>
      <text:p text:style-name="Normal">using System.Collections.Generic;</text:p>
      <text:p text:style-name="Normal">using System.Linq;</text:p>
      <text:p text:style-name="Normal">using DdiCodeGen.Validation;</text:p>
      <text:p text:style-name="Normal"/>
      <text:p text:style-name="Normal">namespace DdiCodeGen.Dtos.Canonical</text:p>
      <text:p text:style-name="Normal">{</text:p>
      <text:p text:style-name="Normal"><text:s text:c="4"/>/// &lt;summary&gt;</text:p>
      <text:p text:style-name="Normal"><text:s text:c="4"/>/// Canonical DTO representing a class declaration.</text:p>
      <text:p text:style-name="Normal"><text:s text:c="4"/>///<text:s/>Identifiers are guaranteed C#-safe at this boundary.</text:p>
      <text:p text:style-name="Normal"><text:s text:c="4"/>/// &lt;/summary&gt;</text:p>
      <text:p text:style-name="Normal"><text:s text:c="4"/>public sealed record ClassDto</text:p>
      <text:p text:style-name="Normal"><text:s text:c="4"/>{</text:p>
      <text:p text:style-name="Normal"><text:s text:c="8"/>public string ClassName { get; }</text:p>
      <text:p text:style-name="Normal"><text:s text:c="8"/>public string ShortName { get; }</text:p>
      <text:p text:style-name="Normal"><text:s text:c="8"/>public string InvokerKey { get; }</text:p>
      <text:p text:style-name="Normal"><text:s text:c="8"/>public string QualifiedClassName { get; }</text:p>
      <text:p text:style-name="Normal"><text:s text:c="8"/>public string? QualifiedInterfaceName { get; }</text:p>
      <text:p text:style-name="Normal"><text:s text:c="8"/>public IReadOnlyList&lt;ParameterDto&gt; InitializerParameters { get; }</text:p>
      <text:p text:style-name="Normal"><text:s text:c="8"/>public ProvenanceStack ProvenanceStack { get; }</text:p>
      <text:p text:style-name="Normal"><text:s text:c="8"/>public IReadOnlyList&lt;Diagnostic&gt; Diagnostics { get; }</text:p>
      <text:p text:style-name="Normal"/>
      <text:p text:style-name="Normal"><text:s text:c="8"/>public ClassDto(</text:p>
      <text:p text:style-name="Normal"><text:s text:c="12"/>string className,</text:p>
      <text:p text:style-name="Normal"><text:s text:c="12"/>string shortName,</text:p>
      <text:p text:style-name="Normal"><text:s text:c="12"/>string invokerKey,</text:p>
      <text:p text:style-name="Normal"><text:s text:c="12"/>string qualifiedClassName,</text:p>
      <text:p text:style-name="Normal"><text:s text:c="12"/>string? qualifiedInterfaceName,</text:p>
      <text:p text:style-name="Normal"><text:s text:c="12"/>IReadOnlyList&lt;ParameterDto&gt;? initializerParameters,</text:p>
      <text:p text:style-name="Normal"><text:s text:c="12"/>ProvenanceStack provenanceStack,</text:p>
      <text:soft-page-break/>
      <text:p text:style-name="Normal"><text:s text:c="12"/>IReadOnlyList&lt;Diagnostic&gt;? diagnostics)</text:p>
      <text:p text:style-name="Normal"><text:s text:c="8"/>{</text:p>
      <text:p text:style-name="Normal"><text:s text:c="12"/>if (string.IsNullOrWhiteSpace(className))</text:p>
      <text:p text:style-name="Normal"><text:s text:c="16"/>throw new<text:s/>ArgumentException("ClassName is required and cannot be empty.", nameof(className));</text:p>
      <text:p text:style-name="Normal"><text:s text:c="12"/>if (!className.IsValidIdentifier())</text:p>
      <text:p text:style-name="Normal"><text:s text:c="16"/>throw new ArgumentException($"ClassName '{className}' is not a valid identifier.", nameof(className));</text:p>
      <text:p text:style-name="Normal"><text:s text:c="12"/>if (!className.IsPascalCase())</text:p>
      <text:p text:style-name="Normal"><text:s text:c="16"/>throw new ArgumentException($"ClassName '{className}' must follow PascalCase convention.", nameof(className));</text:p>
      <text:p text:style-name="Normal"><text:s text:c="12"/>ClassName = className;</text:p>
      <text:p text:style-name="Normal"/>
      <text:p text:style-name="Normal"><text:s text:c="12"/>if (string.IsNullOrWhiteSpace(shortName))</text:p>
      <text:p text:style-name="Normal"><text:s text:c="16"/>throw new ArgumentException("ShortName is required and cannot be empty.", nameof(shortName));</text:p>
      <text:p text:style-name="Normal"><text:s text:c="12"/>if (!shortName.IsValidIdentifier())</text:p>
      <text:p text:style-name="Normal"><text:s text:c="16"/>throw new ArgumentException($"ShortName '{shortName}' is not a valid identifier.", nameof(shortName));</text:p>
      <text:p text:style-name="Normal"><text:s text:c="12"/>ShortName = shortName;</text:p>
      <text:p text:style-name="Normal"/>
      <text:p text:style-name="Normal"><text:s text:c="12"/>if (string.IsNullOrWhiteSpace(invokerKey))</text:p>
      <text:p text:style-name="Normal"><text:s text:c="16"/>throw new ArgumentException("InvokerKey is required and cannot be empty.", nameof(invokerKey));</text:p>
      <text:p text:style-name="Normal"><text:s text:c="12"/>if (!invokerKey.IsValidIdentifier())</text:p>
      <text:p text:style-name="Normal"><text:s text:c="16"/>throw new ArgumentException($"InvokerKey '{invokerKey}' is not a valid identifier.", nameof(invokerKey));</text:p>
      <text:p text:style-name="Normal"><text:s text:c="12"/>InvokerKey = invokerKey;</text:p>
      <text:p text:style-name="Normal"/>
      <text:p text:style-name="Normal"><text:s text:c="12"/>if (string.IsNullOrWhiteSpace(qualifiedClassName))</text:p>
      <text:p text:style-name="Normal"><text:s text:c="16"/>throw new ArgumentException("QualifiedClassName is required and cannot be empty.", nameof(qualifiedClassName));</text:p>
      <text:p text:style-name="Normal"><text:s text:c="12"/>if (!qualifiedClassName.IsQualifiedName())</text:p>
      <text:p text:style-name="Normal"><text:s text:c="16"/>throw new ArgumentException($"QualifiedClassName '{qualifiedClassName}' is not a valid qualified name.", nameof(qualifiedClassName));</text:p>
      <text:p text:style-name="Normal"><text:s text:c="12"/>QualifiedClassName = qualifiedClassName;</text:p>
      <text:p text:style-name="Normal"/>
      <text:p text:style-name="Normal"><text:s text:c="12"/>if (!string.IsNullOrWhiteSpace(qualifiedInterfaceName))</text:p>
      <text:p text:style-name="Normal"><text:s text:c="12"/>{</text:p>
      <text:p text:style-name="Normal"><text:s text:c="16"/>if (!qualifiedInterfaceName.IsQualifiedName())</text:p>
      <text:p text:style-name="Normal"><text:s text:c="20"/>throw new ArgumentException("QualifiedInterfaceName must be a valid qualified name.", nameof(qualifiedInterfaceName));</text:p>
      <text:p text:style-name="Normal"/>
      <text:p text:style-name="Normal"><text:s text:c="16"/>var shortIface =<text:s/>qualifiedInterfaceName.ExtractShortName();</text:p>
      <text:p text:style-name="Normal"><text:s text:c="16"/>if (!shortIface.IsInterfaceName())</text:p>
      <text:p text:style-name="Normal"><text:s text:c="20"/>throw new ArgumentException("QualifiedInterfaceName must resolve to a valid interface name.", nameof(qualifiedInterfaceName));</text:p>
      <text:p text:style-name="Normal"><text:s text:c="12"/>}</text:p>
      <text:p text:style-name="Normal"><text:s text:c="12"/>QualifiedInterfaceName = qualifiedInterfaceName;</text:p>
      <text:p text:style-name="Normal"/>
      <text:p text:style-name="Normal"><text:s text:c="12"/>InitializerParameters = (initializerParameters ?? Array.Empty&lt;ParameterDto&gt;()).ToList().AsReadOnly();</text:p>
      <text:p text:style-name="Normal"/>
      <text:p text:style-name="Normal"><text:s text:c="12"/>if (provenanceStack is null || ProvenanceStackIsEmpty(provenanceStack))</text:p>
      <text:p text:style-name="Normal"><text:s text:c="16"/>throw new ArgumentException("ProvenanceStack must be provided and non-empty.", nameof(provenanceStack));</text:p>
      <text:soft-page-break/>
      <text:p text:style-name="Normal"><text:s text:c="12"/>ProvenanceStack = provenanceStack;</text:p>
      <text:p text:style-name="Normal"/>
      <text:p text:style-name="Normal"><text:s text:c="12"/>Diagnostics = (diagnostics ?? Array.Empty&lt;Diagnostic&gt;()).ToList().AsReadOnly();</text:p>
      <text:p text:style-name="Normal"><text:s text:c="8"/>}</text:p>
      <text:p text:style-name="Normal"/>
      <text:p text:style-name="Normal"><text:s text:c="8"/>private static bool ProvenanceStackIsEmpty(ProvenanceStack stack) =&gt;</text:p>
      <text:p text:style-name="Normal"><text:s text:c="12"/>stack == null || stack.Entries == null || stack.Entries.Count == 0;</text:p>
      <text:p text:style-name="Normal"><text:s text:c="4"/>}</text:p>
      <text:p text:style-name="Normal">}</text:p>
      <text:p text:style-name="P234">Parser try/catch patch for ParseClasses</text:p>
      <text:p text:style-name="Normal"><text:span text:style-name="T235">What to change</text:span><text:s/>Wrap the new ClassDto(...) call in ParseClasses with a try/catch that converts ArgumentException (validation failures) into diagnostics using your existing AddDiagnostic helper. This prevents throwing and allows the run to collect multiple diagnostics.</text:p>
      <text:p text:style-name="Normal">Replace the block that constructs dto and list.Add(dto) with the snippet below.</text:p>
      <text:p text:style-name="Normal">csharp</text:p>
      <text:p text:style-name="Normal">// Compute invokerKey as you already do</text:p>
      <text:p text:style-name="Normal">var invokerKey = CanonicalHelpers.GenerateInvokerKeyFromQualified(effectiveQualifiedClassName);</text:p>
      <text:p text:style-name="Normal"/>
      <text:p text:style-name="Normal">// Existing uniqueness bookkeeping can remain or be removed if you centralize in validator.</text:p>
      <text:p text:style-name="Normal">// (If you keep it here, it will produce diagnostics earlier; prefer central validator for duplicates.)</text:p>
      <text:p text:style-name="Normal"/>
      <text:p text:style-name="Normal">// Attempt to construct the canonical DTO and convert constructor validation failures into<text:s/>diagnostics</text:p>
      <text:p text:style-name="Normal">try</text:p>
      <text:p text:style-name="Normal">{</text:p>
      <text:soft-page-break/>
      <text:p text:style-name="Normal"><text:s text:c="4"/>var dto = new ClassDto(</text:p>
      <text:p text:style-name="Normal"><text:s text:c="8"/>className: effectiveClassName,</text:p>
      <text:p text:style-name="Normal"><text:s text:c="8"/>shortName: effectiveClassName,</text:p>
      <text:p text:style-name="Normal"><text:s text:c="8"/>invokerKey: invokerKey,</text:p>
      <text:p text:style-name="Normal"><text:s text:c="8"/>qualifiedClassName: effectiveQualifiedClassName,</text:p>
      <text:p text:style-name="Normal"><text:s text:c="8"/>qualifiedInterfaceName: qualifiedInterfaceName,</text:p>
      <text:p text:style-name="Normal"><text:s text:c="8"/>initializerParameters: parameters,</text:p>
      <text:p text:style-name="Normal"><text:s text:c="8"/>provenanceStack: MakeProvenance(sourcePath, $"namespaces[{nsIndex}].classes[{i}]"),</text:p>
      <text:p text:style-name="Normal"><text:s text:c="8"/>diagnostics: diagnostics</text:p>
      <text:p text:style-name="Normal"><text:s text:c="4"/>);</text:p>
      <text:p text:style-name="Normal"/>
      <text:p text:style-name="Normal"><text:s text:c="4"/>list.Add(dto);</text:p>
      <text:p text:style-name="Normal">}</text:p>
      <text:p text:style-name="Normal">catch (ArgumentException aex)</text:p>
      <text:p text:style-name="Normal">{</text:p>
      <text:p text:style-name="Normal"><text:s text:c="4"/>// Convert constructor validation failure into a diagnostic attached to the parent namespace-local diagnostics</text:p>
      <text:p text:style-name="Normal"><text:s text:c="4"/>AddDiagnostic(parentDiagnostics, DiagnosticCodes.InvalidIdentifier, $"Failed to create ClassDto for '{effectiveQualifiedClassName}': {aex.Message}", DiagnosticSeverity.Error, BuildLocation(sourcePath, $"namespaces[{nsIndex}].classes[{i}]"));</text:p>
      <text:p text:style-name="Normal">}</text:p>
      <text:p text:style-name="Normal">catch (Exception ex)</text:p>
      <text:p text:style-name="Normal">{</text:p>
      <text:p text:style-name="Normal"><text:s text:c="4"/>// Defensive: unexpected errors should also be reported as diagnostics</text:p>
      <text:p text:style-name="Normal"><text:s text:c="4"/>AddDiagnostic(parentDiagnostics, DiagnosticCodes.InternalError, $"Unexpected error while creating ClassDto for '{effectiveQualifiedClassName}': {ex.Message}",<text:s/><text:soft-page-break/>DiagnosticSeverity.Error, BuildLocation(sourcePath, $"namespaces[{nsIndex}].classes[{i}]"));</text:p>
      <text:p text:style-name="Normal">}</text:p>
      <text:p text:style-name="Normal"><text:span text:style-name="T236">Notes</text:span></text:p>
      <text:list text:style-name="LFO26" text:continue-numbering="true">
        <text:list-item>
          <text:p text:style-name="P237">Use parentDiagnostics so the parser run collects these errors in the same list you already surface.</text:p>
        </text:list-item>
        <text:list-item>
          <text:p text:style-name="P238">If you prefer a custom exception type (e.g., DtoValidationException) change the catch accordingly; ArgumentException is fine and consistent with the<text:s/>ClassDto above.</text:p>
        </text:list-item>
      </text:list>
      <text:p text:style-name="P239">Parser try/catch pattern for RawToCanonicalTransformer usage</text:p>
      <text:p text:style-name="Normal"><text:span text:style-name="T240">Where to apply</text:span><text:s/>RawToCanonicalTransformer.TransformClass currently returns a ClassDto and collects diagnostics into localDiagnostics. If TransformClass is used by a caller that aggregates canonical DTOs, wrap the call site so any constructor exceptions are converted into diagnostics.</text:p>
      <text:p text:style-name="Normal"><text:span text:style-name="T241">Example caller pattern</text:span></text:p>
      <text:p text:style-name="Normal">csharp</text:p>
      <text:p text:style-name="Normal">// Example: in the method that iterates raw classes and calls TransformClass</text:p>
      <text:p text:style-name="Normal">foreach (var rawClass in rawNamespace.Classes ?? Array.Empty&lt;RawClassDto&gt;())</text:p>
      <text:p text:style-name="Normal">{</text:p>
      <text:p text:style-name="Normal"><text:s text:c="4"/>try</text:p>
      <text:p text:style-name="Normal"><text:s text:c="4"/>{</text:p>
      <text:p text:style-name="Normal"><text:s text:c="8"/>var classDto = TransformClass(rawClass, parentNamespaceName, localDiagnostics);</text:p>
      <text:p text:style-name="Normal"><text:s text:c="8"/>namespaceDto.Classes.Add(classDto);</text:p>
      <text:p text:style-name="Normal"><text:s text:c="4"/>}</text:p>
      <text:p text:style-name="Normal"><text:s text:c="4"/>catch (ArgumentException aex)</text:p>
      <text:p text:style-name="Normal"><text:s text:c="4"/>{</text:p>
      <text:p text:style-name="Normal"><text:s text:c="8"/>// Convert to diagnostics using provenance from rawClass</text:p>
      <text:p text:style-name="Normal"><text:s text:c="8"/>var loc = BuildLocationFrom(rawClass.ProvenanceStack);</text:p>
      <text:soft-page-break/>
      <text:p text:style-name="Normal"><text:s text:c="8"/>localDiagnostics.Add(new Diagnostic(DiagnosticCodes.InvalidIdentifier, $"Failed to transform class '{rawClass.ClassName ?? "&lt;missing&gt;"}': {aex.Message}", DiagnosticSeverity.Error, loc));</text:p>
      <text:p text:style-name="Normal"><text:s text:c="4"/>}</text:p>
      <text:p text:style-name="Normal"><text:s text:c="4"/>catch (Exception ex)</text:p>
      <text:p text:style-name="Normal"><text:s text:c="4"/>{</text:p>
      <text:p text:style-name="Normal"><text:s text:c="8"/>var loc = BuildLocationFrom(rawClass.ProvenanceStack);</text:p>
      <text:p text:style-name="Normal"><text:s text:c="8"/>localDiagnostics.Add(new Diagnostic(DiagnosticCodes.InternalError, $"Unexpected error while transforming class '{rawClass.ClassName ?? "&lt;missing&gt;"}': {ex.Message}", DiagnosticSeverity.Error, loc));</text:p>
      <text:p text:style-name="Normal"><text:s text:c="4"/>}</text:p>
      <text:p text:style-name="Normal">}</text:p>
      <text:p text:style-name="Normal"><text:span text:style-name="T242">Notes</text:span></text:p>
      <text:list text:style-name="LFO27" text:continue-numbering="true">
        <text:list-item>
          <text:p text:style-name="P243">If TransformClass itself already collects diagnostics and returns a DTO even when some issues exist, you can still keep this wrapper to catch unexpected constructor exceptions.</text:p>
        </text:list-item>
        <text:list-item>
          <text:p text:style-name="P244">The goal is to ensure no constructor exception escapes and that all problems are reported as diagnostics.</text:p>
        </text:list-item>
      </text:list>
      <text:p text:style-name="P245">Generation gate and helper types</text:p>
      <text:p text:style-name="Normal"><text:span text:style-name="T246">What to add</text:span><text:s/>Add a small GenerationResult type and a generation gate check that aborts<text:s/>generation when any Error severity diagnostics exist. Use this in your generator entry point before rendering templates.</text:p>
      <text:p text:style-name="Normal">csharp</text:p>
      <text:p text:style-name="Normal">public class GenerationResult</text:p>
      <text:p text:style-name="Normal">{</text:p>
      <text:p text:style-name="Normal"><text:s text:c="4"/>public bool Success { get; set; }</text:p>
      <text:p text:style-name="Normal"><text:s text:c="4"/>public IReadOnlyList&lt;Diagnostic&gt; Diagnostics { get; set; } = Array.Empty&lt;Diagnostic&gt;();</text:p>
      <text:p text:style-name="Normal"><text:s text:c="4"/>public IReadOnlyDictionary&lt;string, string&gt;? GeneratedFiles { get; set; }</text:p>
      <text:p text:style-name="Normal">}</text:p>
      <text:soft-page-break/>
      <text:p text:style-name="Normal"><text:span text:style-name="T247">Generation gate snippet</text:span></text:p>
      <text:p text:style-name="Normal">csharp</text:p>
      <text:p text:style-name="Normal">// After parsing canonical DTOs and running ValidateWiringAndOrdering(...)</text:p>
      <text:p text:style-name="Normal">if<text:s/>(rootDiagnostics.Any(d =&gt; d.Severity == DiagnosticSeverity.Error))</text:p>
      <text:p text:style-name="Normal">{</text:p>
      <text:p text:style-name="Normal"><text:s text:c="4"/>return new GenerationResult</text:p>
      <text:p text:style-name="Normal"><text:s text:c="4"/>{</text:p>
      <text:p text:style-name="Normal"><text:s text:c="8"/>Success = false,</text:p>
      <text:p text:style-name="Normal"><text:s text:c="8"/>Diagnostics = rootDiagnostics</text:p>
      <text:p text:style-name="Normal"><text:s text:c="4"/>};</text:p>
      <text:p text:style-name="Normal">}</text:p>
      <text:p text:style-name="Normal"/>
      <text:p text:style-name="Normal">// Proceed with generation only when no error diagnostics exist</text:p>
      <text:p text:style-name="Normal"><text:span text:style-name="T248">Integration note</text:span></text:p>
      <text:list text:style-name="LFO28" text:continue-numbering="true">
        <text:list-item>
          <text:p text:style-name="P249">Place this check in the top-level generator method that receives the canonical model and rootDiagnostics. If you later add a dry-run or partial generation mode, keep this gate as the default behavior.</text:p>
        </text:list-item>
      </text:list>
      <text:p text:style-name="P250">Unit test that asserts generation is blocked on errors</text:p>
      <text:p text:style-name="Normal"><text:span text:style-name="T251">xUnit test</text:span><text:s/>This test uses the GenerationResult pattern above. Adapt Generator.RunWithModel to your actual generator entry point or call the method that performs the generation gate.</text:p>
      <text:p text:style-name="Normal">csharp</text:p>
      <text:p text:style-name="Normal">using System.Collections.Generic;</text:p>
      <text:p text:style-name="Normal">using Xunit;</text:p>
      <text:p text:style-name="Normal"/>
      <text:p text:style-name="Normal">public<text:s/>class GenerationGateTests</text:p>
      <text:p text:style-name="Normal">{</text:p>
      <text:soft-page-break/>
      <text:p text:style-name="Normal"><text:s text:c="4"/>[Fact]</text:p>
      <text:p text:style-name="Normal"><text:s text:c="4"/>public void GenerationAbortsWhenErrorDiagnosticsExist()</text:p>
      <text:p text:style-name="Normal"><text:s text:c="4"/>{</text:p>
      <text:p text:style-name="Normal"><text:s text:c="8"/>// Arrange</text:p>
      <text:p text:style-name="Normal"><text:s text:c="8"/>var namespaces = new List&lt;NamespaceDto&gt;().AsReadOnly();</text:p>
      <text:p text:style-name="Normal"><text:s text:c="8"/>var rootDiagnostics = new List&lt;Diagnostic&gt;</text:p>
      <text:p text:style-name="Normal"><text:s text:c="8"/>{</text:p>
      <text:p text:style-name="Normal"><text:s text:c="12"/>new Diagnostic(DiagnosticCodes.InvalidIdentifier, "Test error", DiagnosticSeverity.Error, "test.yaml:1")</text:p>
      <text:p text:style-name="Normal"><text:s text:c="8"/>};</text:p>
      <text:p text:style-name="Normal"/>
      <text:p text:style-name="Normal"><text:s text:c="8"/>// Act</text:p>
      <text:p text:style-name="Normal"><text:s text:c="8"/>// Replace Generator.RunWithModel with your actual generator entry point that accepts the canonical model and diagnostics</text:p>
      <text:p text:style-name="Normal"><text:s text:c="8"/>var result = Generator.RunWithModel(namespaces, rootDiagnostics);</text:p>
      <text:p text:style-name="Normal"/>
      <text:p text:style-name="Normal"><text:s text:c="8"/>// Assert</text:p>
      <text:p text:style-name="Normal"><text:s text:c="8"/>Assert.False(result.Success);</text:p>
      <text:p text:style-name="Normal"><text:s text:c="8"/>Assert.Contains(result.Diagnostics, d =&gt; d.Severity == DiagnosticSeverity.Error);</text:p>
      <text:p text:style-name="Normal"><text:s text:c="4"/>}</text:p>
      <text:p text:style-name="Normal">}</text:p>
      <text:p text:style-name="Normal"><text:span text:style-name="T252">If you do not yet have a Generator.RunWithModel</text:span></text:p>
      <text:list text:style-name="LFO29" text:continue-numbering="true">
        <text:list-item>
          <text:p text:style-name="P253">Add a small helper method in your generator project that accepts (IReadOnlyList&lt;NamespaceDto&gt; namespaces, List&lt;Diagnostic&gt; rootDiagnostics) and performs the generation gate check above. The test can call that helper.</text:p>
        </text:list-item>
      </text:list>
      <text:p text:style-name="P254">Final notes and next steps</text:p>
      <text:list text:style-name="LFO30" text:continue-numbering="true">
        <text:list-item>
          <text:p text:style-name="P255"><text:span text:style-name="T256">Apply the<text:s/></text:span>ClassDto<text:span text:style-name="T257"><text:s/>replacement first.</text:span><text:s/>It is safe and keeps the public API the same while tightening validation messages.</text:p>
        </text:list-item>
        <text:list-item>
          <text:p text:style-name="P258"><text:span text:style-name="T259">Update<text:s/></text:span>ParseClasses<text:span text:style-name="T260"><text:s/>and any transformer call sites</text:span><text:s/>to wrap DTO construction in the try/catch pattern shown. That will convert constructor failures into diagnostics and allow a single run to report multiple issues.</text:p>
        </text:list-item>
        <text:list-item>
          <text:p text:style-name="P261"><text:span text:style-name="T262">Add the generation gate</text:span><text:s/>to your generator entry point and add the unit test. This prevents generation from proceeding with broken canonical DTOs.</text:p>
        </text:list-item>
        <text:list-item>
          <text:p text:style-name="P263"><text:span text:style-name="T264">Remove parser-level duplicate-key enforcement</text:span><text:s/>if you prefer centralizing that check in ValidateWiringAndOrdering. If you keep both, be aware of duplicate diagnostics; I recommend keeping uniqueness checks only in the validator.</text:p>
        </text:list-item>
      </text:list>
      <text:p text:style-name="Normal">If you want, I can now:</text:p>
      <text:list text:style-name="LFO31" text:continue-numbering="true">
        <text:list-item>
          <text:p text:style-name="P265">Produce a small PR-style patch for ParseClasses that replaces the exact block in your file (I already provided the snippet; I can format it as a full file replacement if you prefer), or</text:p>
        </text:list-item>
        <text:list-item>
          <text:p text:style-name="P266">Update RawToCanonicalTransformer callers in your repo (paste the caller method) so I can produce the exact try/catch wrapper, or</text:p>
        </text:list-item>
        <text:list-item>
          <text:p text:style-name="P267">Add the GenerationResult helper and a minimal Generator.RunWithModel stub you can drop into the project for tests.</text:p>
        </text:list-item>
      </text:list>
      <text:p text:style-name="Normal">Which of those would you like next?</text:p>
      <text:p text:style-name="Normal">---------------------<text:line-break/>|<text:span text:style-name="T268"><text:s/></text:span><text:span text:style-name="T269">Quick verification summary</text:span></text:p>
      <text:p text:style-name="Normal">You pasted the current ClassDto, YamlDtoLoader.Types.cs, RawToCanonicalTransformer partials, CanonicalHelpers, DiagnosticCodes, and the duplicate‑invoker test. Overall the changes you made align with the plan: ClassDto<text:span text:style-name="T270"><text:s/>enforces<text:s/></text:span>InvokerKey<text:span text:style-name="T271"><text:s/>and other invariants</text:span>, parser sites catch constructor exceptions and convert them to diagnostics, and the validator implements duplicate‑invoker detection. That’s a solid safety posture.</text:p>
      <text:p text:style-name="Normal">Below I list what I verified, the issues I found (with concrete consequences), and the exact options I recommend so we converge on a single, consistent approach.</text:p>
      <text:p text:style-name="P272">What I verified (pass)</text:p>
      <text:list text:style-name="LFO32" text:continue-numbering="true">
        <text:list-item>
          <text:p text:style-name="P273"><text:span text:style-name="T274">ClassDto</text:span></text:p>
          <text:list text:continue-numbering="true">
            <text:list-item>
              <text:p text:style-name="P275">Constructor enforces required invariants for ClassName, ShortName, InvokerKey, QualifiedClassName, ProvenanceStack and throws ArgumentException on violations. This matches the “fail fast at canonical boundary” rule you wanted.</text:p>
            </text:list-item>
            <text:list-item>
              <text:p text:style-name="P276">Defensive copies for lists and clear messages are present.</text:p>
            </text:list-item>
          </text:list>
        </text:list-item>
        <text:list-item>
          <text:p text:style-name="P277"><text:span text:style-name="T278">Parser error conversion</text:span></text:p>
          <text:list text:continue-numbering="true">
            <text:list-item>
              <text:p text:style-name="P279">YamlDtoLoader.ParseClasses wraps new ClassDto(...) in try/catch and converts ArgumentException into diagnostics (added to parentDiagnostics). Good — constructor exceptions will not crash the run.</text:p>
            </text:list-item>
          </text:list>
        </text:list-item>
        <text:list-item>
          <text:p text:style-name="P280"><text:span text:style-name="T281">Validator</text:span></text:p>
          <text:list text:continue-numbering="true">
            <text:list-item>
              <text:p text:style-name="P282">RawToCanonicalTransformer.ValidateWiringAndOrdering implements per‑namespace invoker key grouping and emits DuplicateInvokerKey diagnostics for each colliding class. The test DuplicateInvokerKeyTests invokes this validator via reflection and asserts the diagnostic is present.</text:p>
            </text:list-item>
          </text:list>
        </text:list-item>
        <text:list-item>
          <text:p text:style-name="P283"><text:span text:style-name="T284">Helpers and tests</text:span></text:p>
          <text:list text:continue-numbering="true">
            <text:list-item>
              <text:p text:style-name="P285">CanonicalHelpers.GenerateInvokerKeyFromQualified exists and produces a deterministic token; tests reference SharedKey collisions and provenance helpers exist for unit tests.</text:p>
            </text:list-item>
          </text:list>
        </text:list-item>
      </text:list>
      <text:p text:style-name="P286">Issues and inconsistencies I found (and why they matter)</text:p>
      <text:list text:style-name="LFO33" text:continue-numbering="true">
        <text:list-item>
          <text:p text:style-name="P287"><text:span text:style-name="T288">Two places compute invoker keys differently</text:span></text:p>
          <text:list text:continue-numbering="true">
            <text:list-item>
              <text:p text:style-name="P289">YamlDtoLoader.ParseClasses computes invokerKey = CanonicalHelpers.GenerateInvokerKeyFromQualified(effectiveQualifiedClassName) and also maintains _namespaceSeenInvokerKeys to detect duplicates at parse time.</text:p>
            </text:list-item>
            <text:list-item>
              <text:p text:style-name="P290">RawToCanonicalTransformer.TransformClass derives invokerKey from shortName (or sanitizes shortName) and emits a<text:s/><text:span text:style-name="T291">warning</text:span><text:s/>if it had to synthesize a fallback.</text:p>
            </text:list-item>
            <text:list-item>
              <text:p text:style-name="P292"><text:span text:style-name="T293">Consequence:</text:span><text:s/>Two different canonicalization strategies can produce different InvokerKey values for the same logical class depending on which path produced the canonical DTO. That risks false duplicates or missed duplicates and makes tests brittle.</text:p>
            </text:list-item>
          </text:list>
        </text:list-item>
        <text:list-item>
          <text:p text:style-name="P294"><text:span text:style-name="T295">Duplicate-key checks exist in both parser and validator</text:span></text:p>
          <text:list text:continue-numbering="true">
            <text:list-item>
              <text:p text:style-name="P296">YamlDtoLoader enforces uniqueness per namespace via _namespaceSeenInvokerKeys and emits DuplicateInvokerKey diagnostics.</text:p>
            </text:list-item>
            <text:list-item>
              <text:p text:style-name="P297">ValidateWiringAndOrdering also detects duplicates and<text:s/>emits DuplicateInvokerKey diagnostics.</text:p>
            </text:list-item>
            <text:list-item>
              <text:p text:style-name="P298"><text:span text:style-name="T299">Consequence:</text:span><text:s/>Duplicate diagnostics for the same logical problem (parser + validator) or inconsistent behavior depending on parse order. This violates the “single source of truth” rule for cross‑DTO checks.</text:p>
            </text:list-item>
          </text:list>
        </text:list-item>
        <text:list-item>
          <text:p text:style-name="P300"><text:span text:style-name="T301">Diagnostics aggregation on constructor failure</text:span></text:p>
          <text:list text:continue-numbering="true">
            <text:list-item>
              <text:p text:style-name="P302">When ParseClasses catches ArgumentException, it adds a single diagnostic to parentDiagnostics describing the constructor failure, but the diagnostics list collected earlier for that class (parameter errors, missing qualified name warnings, etc.) is not always propagated to parentDiagnostics in that catch path.</text:p>
            </text:list-item>
            <text:list-item>
              <text:p text:style-name="P303"><text:span text:style-name="T304">Consequence:</text:span><text:s/>Some per‑class diagnostics may be lost when constructor fails, reducing actionable information for the user.</text:p>
            </text:list-item>
          </text:list>
        </text:list-item>
        <text:list-item>
          <text:p text:style-name="P305"><text:span text:style-name="T306">Two canonicalization entry points</text:span></text:p>
          <text:list text:continue-numbering="true">
            <text:list-item>
              <text:p text:style-name="P307">You have both YamlDtoLoader producing canonical ClassDto and RawToCanonicalTransformer transforming RawClassDto → ClassDto. Both are valid approaches, but they must be consistent.</text:p>
            </text:list-item>
            <text:list-item>
              <text:p text:style-name="P308"><text:span text:style-name="T309">Consequence:</text:span><text:s/>If both paths remain, they must share the same canonicalization helpers and rules; otherwise you’ll get subtle differences between tests and real runs.</text:p>
            </text:list-item>
          </text:list>
        </text:list-item>
      </text:list>
      <text:p text:style-name="P310">Recommended fixes (concrete, prioritized)</text:p>
      <text:p text:style-name="Normal">Pick one of the two canonicalization strategies below and I’ll produce exact code replacements for the files you want changed.</text:p>
      <text:p text:style-name="P311">Option 1 — Parser produces canonical DTOs (keep YamlDtoLoader as canonical source)</text:p>
      <text:list text:style-name="LFO34" text:continue-numbering="true">
        <text:list-item>
          <text:p text:style-name="P312"><text:span text:style-name="T313">Action A:</text:span><text:s/>Remove _namespaceSeenInvokerKeys and the parser-level duplicate-key diagnostic from YamlDtoLoader.ParseClasses. Let the validator be the single place that emits<text:s/>DuplicateInvokerKey.</text:p>
          <text:list text:continue-numbering="true">
            <text:list-item>
              <text:p text:style-name="P314"><text:span text:style-name="T315">Why:</text:span><text:s/>Keeps cross‑DTO checks centralized and avoids duplicate diagnostics.</text:p>
            </text:list-item>
          </text:list>
        </text:list-item>
        <text:list-item>
          <text:p text:style-name="P316"><text:span text:style-name="T317">Action B:</text:span><text:s/>Make YamlDtoLoader compute InvokerKey<text:s/><text:span text:style-name="T318">only</text:span><text:s/>via CanonicalHelpers.GenerateInvokerKeyFromQualified(...) (already done) and<text:s/><text:soft-page-break/><text:span text:style-name="T319">remove</text:span><text:s/>the invokerKey derivation in RawToCanonicalTransformer.TransformClass (or make it call the same helper).</text:p>
          <text:list text:continue-numbering="true">
            <text:list-item>
              <text:p text:style-name="P320"><text:span text:style-name="T321">Why:</text:span><text:s/>Ensures a single deterministic algorithm for InvokerKey.</text:p>
            </text:list-item>
          </text:list>
        </text:list-item>
        <text:list-item>
          <text:p text:style-name="P322"><text:span text:style-name="T323">Action C:</text:span><text:s/>When ParseClasses catches ArgumentException,<text:s/><text:span text:style-name="T324">append the per</text:span><text:span text:style-name="T325">‑class<text:s/></text:span>diagnostics<text:span text:style-name="T326"><text:s/>list to<text:s/></text:span>parentDiagnostics before or after adding the constructor failure diagnostic so no earlier diagnostics are lost.</text:p>
        </text:list-item>
        <text:list-item>
          <text:p text:style-name="P327"><text:span text:style-name="T328">Action D:</text:span><text:s/>Update RawToCanonicalTransformer.TransformClass to<text:s/><text:span text:style-name="T329">trust</text:span><text:s/>incoming canonical DTOs (if you still call it) or remove duplicate invokerKey logic there.</text:p>
        </text:list-item>
      </text:list>
      <text:p text:style-name="P330">Option 2 — Raw→Canonical transformer is the canonicalizer (keep RawToCanonicalTransformer as canonical source)</text:p>
      <text:list text:style-name="LFO35" text:continue-numbering="true">
        <text:list-item>
          <text:p text:style-name="P331"><text:span text:style-name="T332">Action A:</text:span><text:s/>Change YamlDtoLoader to produce<text:s/><text:span text:style-name="T333">raw DTOs only</text:span><text:s/>(i.e., RawClassDto) and stop constructing ClassDto there. Move all canonicalization (including InvokerKey generation and identifier validation) into RawToCanonicalTransformer.TransformClass.</text:p>
          <text:list text:continue-numbering="true">
            <text:list-item>
              <text:p text:style-name="P334"><text:span text:style-name="T335">Why:</text:span><text:s/>Single place for canonicalization; parser becomes a thin raw loader.</text:p>
            </text:list-item>
          </text:list>
        </text:list-item>
        <text:list-item>
          <text:p text:style-name="P336"><text:span text:style-name="T337">Action B:</text:span><text:s/>Remove invokerKey generation and duplicate-key checks from YamlDtoLoader. Ensure RawToCanonicalTransformer uses CanonicalHelpers.GenerateInvokerKeyFromQualified for consistency.</text:p>
        </text:list-item>
        <text:list-item>
          <text:p text:style-name="P338"><text:span text:style-name="T339">Action C:</text:span><text:s/>Ensure YamlDtoLoader still produces provenance entries so transformer can attach them to canonical DTOs.</text:p>
        </text:list-item>
      </text:list>
      <text:p text:style-name="P340">Small, safe edits I can produce immediately</text:p>
      <text:p text:style-name="Normal">If you want me to make the minimal safe edits now, I can:</text:p>
      <text:list text:style-name="LFO36" text:continue-numbering="true">
        <text:list-item>
          <text:p text:style-name="P341"><text:span text:style-name="T342">Remove parser-level duplicate-key enforcement</text:span><text:s/>from YamlDtoLoader.ParseClasses (delete _namespaceSeenInvokerKeys usage and the seen.Contains branch).</text:p>
        </text:list-item>
        <text:list-item>
          <text:p text:style-name="P343"><text:span text:style-name="T344">Preserve invokerKey<text:s/></text:span><text:span text:style-name="T345">computation</text:span><text:s/>in YamlDtoLoader but<text:s/><text:span text:style-name="T346">also</text:span><text:s/>change RawToCanonicalTransformer.TransformClass to call CanonicalHelpers.GenerateInvokerKeyFromQualified(qualified) instead of deriving from shortName. (This makes both paths consistent.)</text:p>
        </text:list-item>
        <text:list-item>
          <text:p text:style-name="P347"><text:span text:style-name="T348">Improve diagnostic propagation</text:span><text:s/>in ParseClasses catch block so diagnostics are appended to parentDiagnostics when constructor fails.</text:p>
        </text:list-item>
      </text:list>
      <text:soft-page-break/>
      <text:p text:style-name="Normal">I can produce exact code replacements for those three edits.</text:p>
      <text:p text:style-name="P349">Suggested test updates</text:p>
      <text:list text:style-name="LFO37" text:continue-numbering="true">
        <text:list-item>
          <text:p text:style-name="P350"><text:span text:style-name="T351">Keep</text:span><text:s/>DuplicateInvokerKeyTests but ensure it exercises the validator only (it already does).</text:p>
        </text:list-item>
        <text:list-item>
          <text:p text:style-name="P352"><text:span text:style-name="T353">Add</text:span><text:s/>a test that asserts CanonicalHelpers.GenerateInvokerKeyFromQualified("My.Ns.Foo") == "My_Ns_Foo".</text:p>
        </text:list-item>
        <text:list-item>
          <text:p text:style-name="P354"><text:span text:style-name="T355">Add</text:span><text:s/>a parser test that constructs a malformed class (invalid identifier) and asserts that<text:s/><text:span text:style-name="T356">both</text:span><text:s/>the per‑class diagnostics and the constructor failure diagnostic appear in the aggregated rootDiagnostics.</text:p>
        </text:list-item>
        <text:list-item>
          <text:p text:style-name="P357"><text:span text:style-name="T358">Add</text:span><text:s/>an end‑to‑end test that runs RawToCanonicalTransformer.Transform on a small RawModelDto and asserts generation would be blocked (i.e., canonical.Diagnostics contains an Error).</text:p>
        </text:list-item>
      </text:list>
      <text:p text:style-name="P359">Concrete next step for you</text:p>
      <text:p text:style-name="Normal">Which of these do you want me to do next? Pick one option and I’ll produce exact, drop‑in code edits:</text:p>
      <text:list text:style-name="LFO38" text:continue-numbering="true">
        <text:list-item>
          <text:p text:style-name="P360"><text:span text:style-name="T361">A. Remove parser duplicate-key checks + propagate diagnostics</text:span><text:s/>(minimal, low‑risk).</text:p>
        </text:list-item>
        <text:list-item>
          <text:p text:style-name="P362">**B. Make RawToCanonicalTransformer and YamlDtoLoader share CanonicalHelpers.GenerateInvokerKeyFromQualified (synchronize invokerKey logic).</text:p>
        </text:list-item>
        <text:list-item>
          <text:p text:style-name="P363">**C. Convert YamlDtoLoader to emit raw DTOs only and move canonicalization into RawToCanonicalTransformer (larger refactor).</text:p>
        </text:list-item>
        <text:list-item>
          <text:p text:style-name="P364"><text:span text:style-name="T365">D. Produce the three small edits I listed above (1+2+3) so both paths are consistent and diagnostics are preserved.</text:span></text:p>
        </text:list-item>
      </text:list>
      <text:p text:style-name="Normal">If you pick<text:s/><text:span text:style-name="T366">A</text:span>,<text:s/><text:span text:style-name="T367">B</text:span>, or<text:s/><text:span text:style-name="T368">D</text:span>, I’ll produce the exact code snippets to paste into your files (full method replacements where appropriate). If you pick<text:s/><text:span text:style-name="T369">C</text:span>, I’ll outline the<text:s/>migration plan and produce the first set of file replacements (parser → raw DTOs) and the transformer changes.</text:p>
      <text:p text:style-name="Normal">Also tell me if you want me to:</text:p>
      <text:list text:style-name="LFO39" text:continue-numbering="true">
        <text:list-item>
          <text:p text:style-name="P370">Update the unit tests now (I can provide the exact test file changes), or</text:p>
        </text:list-item>
        <text:list-item>
          <text:p text:style-name="P371">Only change production code and you’ll update tests later.</text:p>
        </text:list-item>
      </text:list>
      <text:soft-page-break/>
      <text:p text:style-name="Normal">Which option do you want to proceed with?</text:p>
      <text:p text:style-name="Normal">Unfortunately, I like C the most. Do you agree this is the 'best practice' of the 4 tasks?</text:p>
      <text:p text:style-name="Normal">--------------<text:line-break/><text:span text:style-name="T372">Quick verdict</text:span></text:p>
      <text:p text:style-name="Normal">Yes —<text:s/><text:span text:style-name="T373">Option C</text:span><text:s/>(make the YAML loader produce raw DTOs only and centralize canonicalization in RawToCanonicalTransformer) is the best practice for this codebase. It gives you a single canonicalization surface, simplifies testing, and reduces the risk of divergent logic between parser and transformer.</text:p>
      <text:p text:style-name="P374">High‑level comparison</text:p>
      <table:table table:style-name="Table375">
        <table:table-columns>
          <table:table-column table:style-name="TableColumn376"/>
          <table:table-column table:style-name="TableColumn377"/>
          <table:table-column table:style-name="TableColumn378"/>
          <table:table-column table:style-name="TableColumn379"/>
          <table:table-column table:style-name="TableColumn380"/>
        </table:table-columns>
        <table:table-header-rows>
          <table:table-row table:style-name="TableRow381">
            <table:table-cell table:style-name="TableCell382">
              <text:p text:style-name="P383">Attribute</text:p>
            </table:table-cell>
            <table:table-cell table:style-name="TableCell384">
              <text:p text:style-name="P385">Option A Parser canonical</text:p>
            </table:table-cell>
            <table:table-cell table:style-name="TableCell386">
              <text:p text:style-name="P387">Option B Sync helpers</text:p>
            </table:table-cell>
            <table:table-cell table:style-name="TableCell388">
              <text:p text:style-name="P389">Option C Transformer canonical</text:p>
            </table:table-cell>
            <table:table-cell table:style-name="TableCell390">
              <text:p text:style-name="P391">Option D Hybrid fixes</text:p>
            </table:table-cell>
          </table:table-row>
        </table:table-header-rows>
        <table:table-row table:style-name="TableRow392">
          <table:table-cell table:style-name="TableCell393">
            <text:p text:style-name="Normal"><text:span text:style-name="T394">Single source of truth</text:span></text:p>
          </table:table-cell>
          <table:table-cell table:style-name="TableCell395">
            <text:p text:style-name="Normal">Medium; parser + validator split</text:p>
          </table:table-cell>
          <table:table-cell table:style-name="TableCell396">
            <text:p text:style-name="Normal">Medium‑High; shared helper but two callers</text:p>
          </table:table-cell>
          <table:table-cell table:style-name="TableCell397">
            <text:p text:style-name="Normal"><text:span text:style-name="T398">High</text:span>; one canonicalizer</text:p>
          </table:table-cell>
          <table:table-cell table:style-name="TableCell399">
            <text:p text:style-name="Normal">Medium; still two<text:s/>places</text:p>
          </table:table-cell>
        </table:table-row>
        <table:table-row table:style-name="TableRow400">
          <table:table-cell table:style-name="TableCell401">
            <text:p text:style-name="Normal"><text:span text:style-name="T402">Risk of divergent logic</text:span></text:p>
          </table:table-cell>
          <table:table-cell table:style-name="TableCell403">
            <text:p text:style-name="Normal">High</text:p>
          </table:table-cell>
          <table:table-cell table:style-name="TableCell404">
            <text:p text:style-name="Normal">Medium</text:p>
          </table:table-cell>
          <table:table-cell table:style-name="TableCell405">
            <text:p text:style-name="Normal"><text:span text:style-name="T406">Low</text:span></text:p>
          </table:table-cell>
          <table:table-cell table:style-name="TableCell407">
            <text:p text:style-name="Normal">Medium</text:p>
          </table:table-cell>
        </table:table-row>
        <table:table-row table:style-name="TableRow408">
          <table:table-cell table:style-name="TableCell409">
            <text:p text:style-name="Normal"><text:span text:style-name="T410">Migration effort</text:span></text:p>
          </table:table-cell>
          <table:table-cell table:style-name="TableCell411">
            <text:p text:style-name="Normal">Low</text:p>
          </table:table-cell>
          <table:table-cell table:style-name="TableCell412">
            <text:p text:style-name="Normal">Low</text:p>
          </table:table-cell>
          <table:table-cell table:style-name="TableCell413">
            <text:p text:style-name="Normal">Medium (refactor parser)</text:p>
          </table:table-cell>
          <table:table-cell table:style-name="TableCell414">
            <text:p text:style-name="Normal">Low</text:p>
          </table:table-cell>
        </table:table-row>
        <table:table-row table:style-name="TableRow415">
          <table:table-cell table:style-name="TableCell416">
            <text:p text:style-name="Normal"><text:span text:style-name="T417">Testability</text:span></text:p>
          </table:table-cell>
          <table:table-cell table:style-name="TableCell418">
            <text:p text:style-name="Normal">Medium</text:p>
          </table:table-cell>
          <table:table-cell table:style-name="TableCell419">
            <text:p text:style-name="Normal">High</text:p>
          </table:table-cell>
          <table:table-cell table:style-name="TableCell420">
            <text:p text:style-name="Normal"><text:span text:style-name="T421">High</text:span></text:p>
          </table:table-cell>
          <table:table-cell table:style-name="TableCell422">
            <text:p text:style-name="Normal">Medium</text:p>
          </table:table-cell>
        </table:table-row>
        <table:table-row table:style-name="TableRow423">
          <table:table-cell table:style-name="TableCell424">
            <text:p text:style-name="Normal"><text:span text:style-name="T425">Runtime safety</text:span></text:p>
          </table:table-cell>
          <table:table-cell table:style-name="TableCell426">
            <text:p text:style-name="Normal">Medium</text:p>
          </table:table-cell>
          <table:table-cell table:style-name="TableCell427">
            <text:p text:style-name="Normal">High</text:p>
          </table:table-cell>
          <table:table-cell table:style-name="TableCell428">
            <text:p text:style-name="Normal"><text:span text:style-name="T429">High</text:span></text:p>
          </table:table-cell>
          <table:table-cell table:style-name="TableCell430">
            <text:p text:style-name="Normal">Medium</text:p>
          </table:table-cell>
        </table:table-row>
      </table:table>
      <text:p text:style-name="P431">Why Option C is the best practice here</text:p>
      <text:list text:style-name="LFO40" text:continue-numbering="true">
        <text:list-item>
          <text:p text:style-name="P432"><text:span text:style-name="T433">Single<text:s/></text:span><text:span text:style-name="T434">canonicalizer reduces drift.</text:span><text:s/>Moving all canonical rules (identifier validation, InvokerKey generation, provenance normalization) into RawToCanonicalTransformer prevents subtle differences between the YAML loader and transformer paths. That eliminates a common source of bugs and duplicated diagnostics.</text:p>
        </text:list-item>
        <text:list-item>
          <text:p text:style-name="P435"><text:span text:style-name="T436">Cleaner separation of concerns.</text:span><text:s/>The YAML loader becomes a thin<text:s/><text:span text:style-name="T437">raw</text:span><text:s/>reader (structure + provenance), and the transformer becomes the authoritative normalizer and validator. That makes each component simpler and easier to reason about.</text:p>
        </text:list-item>
        <text:list-item>
          <text:p text:style-name="P438"><text:span text:style-name="T439">Easier testing and CI gating.</text:span><text:s/>You can unit‑test the transformer thoroughly (raw → canonical) and assert invariants there. The generator can then rely on canonical DTOs and a single validation pass to gate generation.</text:p>
        </text:list-item>
        <text:list-item>
          <text:p text:style-name="P440"><text:span text:style-name="T441">Safer incremental changes.</text:span><text:s/>Future changes to canonical rules (naming, InvokerKey strategy, modifier parsing) are made in one place, reducing regression risk.</text:p>
        </text:list-item>
      </text:list>
      <text:p text:style-name="P442">Caveats and tradeoffs</text:p>
      <text:list text:style-name="LFO41" text:continue-numbering="true">
        <text:list-item>
          <text:p text:style-name="P443"><text:span text:style-name="T444">Refactor scope.</text:span><text:s/>Parser changes are mechanical but non‑trivial: you must stop constructing ClassDto/InterfaceDto/ParameterDto in YamlDtoLoader and instead populate Raw*Dto objects with provenance and raw tokens. That requires careful test coverage during the migration.</text:p>
        </text:list-item>
        <text:list-item>
          <text:p text:style-name="P445"><text:span text:style-name="T446">Temporary duplication during migration.</text:span><text:s/>You may need a short transitional period where both paths exist for tests; keep that window small and guarded by feature flags or branch isolation.</text:p>
        </text:list-item>
        <text:list-item>
          <text:p text:style-name="P447"><text:span text:style-name="T448">Diagnostics location.</text:span><text:s/>Ensure the YAML loader still attaches precise provenance to raw DTOs so transformer diagnostics point to useful locations.</text:p>
        </text:list-item>
      </text:list>
      <text:p text:style-name="P449">Concrete migration plan (practical, ordered steps)</text:p>
      <text:list text:style-name="LFO42" text:continue-numbering="true">
        <text:list-item>
          <text:p text:style-name="P450"><text:span text:style-name="T451">Add or confirm raw DTO shapes</text:span></text:p>
          <text:list text:continue-numbering="true">
            <text:list-item>
              <text:p text:style-name="P452">Ensure RawClassDto, RawInterfaceDto, RawParameterDto, etc., contain all raw tokens and the RawProvenanceStack entries the loader can populate.</text:p>
            </text:list-item>
          </text:list>
        </text:list-item>
        <text:list-item>
          <text:p text:style-name="P453"><text:span text:style-name="T454">Change YAML loader to emit<text:s/></text:span><text:span text:style-name="T455">raw DTOs only</text:span></text:p>
          <text:list text:continue-numbering="true">
            <text:list-item>
              <text:p text:style-name="P456">Replace new ClassDto(...) and similar canonical constructions with new RawClassDto(...) that preserves every raw token and provenance.</text:p>
            </text:list-item>
            <text:list-item>
              <text:p text:style-name="P457">Remove any canonicalization logic from the loader (no InvokerKey generation, no identifier sanitization, no _namespaceSeenInvokerKeys bookkeeping). The loader should still validate YAML shape (sequence vs mapping) and emit UnrecognizedToken diagnostics for malformed nodes.</text:p>
            </text:list-item>
          </text:list>
        </text:list-item>
        <text:list-item>
          <text:p text:style-name="P458"><text:span text:style-name="T459">Centralize canonicalization in<text:s/></text:span>RawToCanonicalTransformer</text:p>
          <text:list text:continue-numbering="true">
            <text:list-item>
              <text:p text:style-name="P460">Move all validation and normalization logic into TransformClass, TransformInterface, TransformParameter, etc.</text:p>
            </text:list-item>
            <text:list-item>
              <text:p text:style-name="P461">Use CanonicalHelpers.GenerateInvokerKeyFromQualified(...) from the transformer so InvokerKey generation is deterministic and centralized.</text:p>
            </text:list-item>
            <text:list-item>
              <text:p text:style-name="P462">Ensure transformer throws ArgumentException for local invariant violations or returns DTOs with per‑node diagnostics — but do not let exceptions escape; callers should convert them to diagnostics.</text:p>
            </text:list-item>
          </text:list>
        </text:list-item>
        <text:list-item>
          <text:p text:style-name="P463"><text:span text:style-name="T464">Consolidate duplicate detection and cross</text:span><text:span text:style-name="T465">‑DTO validation</text:span></text:p>
          <text:list text:continue-numbering="true">
            <text:list-item>
              <text:p text:style-name="P466">Keep ValidateWiringAndOrdering as the single cross‑DTO validator (duplicate invoker keys, ordering, wiring). Remove parser-level duplicate checks entirely.</text:p>
            </text:list-item>
          </text:list>
        </text:list-item>
        <text:list-item>
          <text:p text:style-name="P467"><text:span text:style-name="T468">Preserve and improve provenance</text:span></text:p>
          <text:list text:continue-numbering="true">
            <text:list-item>
              <text:p text:style-name="P469">Ensure YamlDtoLoader always populates RawProvenanceStack entries with SourcePath and LogicalPath. Transformer should map those into ProvenanceStack on canonical DTOs so diagnostics have precise locations.</text:p>
            </text:list-item>
          </text:list>
        </text:list-item>
        <text:list-item>
          <text:p text:style-name="P470"><text:span text:style-name="T471">Tests and CI</text:span></text:p>
          <text:list text:continue-numbering="true">
            <text:list-item>
              <text:p text:style-name="P472">Add unit tests for:</text:p>
              <text:list text:continue-numbering="true">
                <text:list-item>
                  <text:p text:style-name="P473">Raw loader: malformed YAML → raw DTO + UnrecognizedToken diagnostics.</text:p>
                </text:list-item>
                <text:list-item>
                  <text:p text:style-name="P474">Transformer: raw → canonical for valid and invalid inputs (identifier errors, missing tokens, InvokerKey generation).</text:p>
                </text:list-item>
                <text:list-item>
                  <text:p text:style-name="P475">Validator: duplicate invoker keys and wiring checks.</text:p>
                </text:list-item>
                <text:list-item>
                  <text:p text:style-name="P476">End‑to‑end: raw model → canonical model → rootDiagnostics contains expected errors; generation gate blocks on errors.</text:p>
                </text:list-item>
              </text:list>
            </text:list-item>
            <text:list-item>
              <text:p text:style-name="P477">Run tests and fix issues before merging.</text:p>
            </text:list-item>
          </text:list>
        </text:list-item>
        <text:list-item>
          <text:p text:style-name="P478"><text:span text:style-name="T479">Generation gate</text:span></text:p>
          <text:list text:continue-numbering="true">
            <text:list-item>
              <text:p text:style-name="P480">Keep generation gated on rootDiagnostics having no Error severity diagnostics.</text:p>
            </text:list-item>
          </text:list>
        </text:list-item>
        <text:list-item>
          <text:p text:style-name="P481"><text:span text:style-name="T482">Clean up</text:span></text:p>
          <text:list text:continue-numbering="true">
            <text:list-item>
              <text:p text:style-name="P483">Remove parser-level canonical helpers and any now-unused code (e.g., _namespaceSeenInvokerKeys). Use a reference scan before deletion and add tests that would fail if removal breaks behavior.</text:p>
            </text:list-item>
          </text:list>
        </text:list-item>
      </text:list>
      <text:soft-page-break/>
      <text:p text:style-name="P484">Minimal safe edits I can produce for you now</text:p>
      <text:p text:style-name="Normal">I can generate the exact code changes in small, reviewable chunks:</text:p>
      <text:list text:style-name="LFO43" text:continue-numbering="true">
        <text:list-item>
          <text:p text:style-name="P485"><text:span text:style-name="T486">A. YAML loader changes</text:span>: full ParseClasses replacement that constructs RawClassDto and preserves diagnostics/provenance.</text:p>
        </text:list-item>
        <text:list-item>
          <text:p text:style-name="P487"><text:span text:style-name="T488">B. Transformer changes</text:span>: updated TransformClass that uses CanonicalHelpers.GenerateInvokerKeyFromQualified and performs all canonical validation.</text:p>
        </text:list-item>
        <text:list-item>
          <text:p text:style-name="P489"><text:span text:style-name="T490">C. Validator cleanup</text:span>: remove _namespaceSeenInvokerKeys usage and any parser duplicate-key diagnostics.</text:p>
        </text:list-item>
        <text:list-item>
          <text:p text:style-name="P491"><text:span text:style-name="T492">D. Test suite additions</text:span>: raw loader tests, transformer tests, validator tests, and an end‑to‑end smoke test.</text:p>
        </text:list-item>
      </text:list>
      <text:p text:style-name="Normal">I will produce these as drop‑in file replacements (one file at a time) so you can paste and run tests<text:s/>incrementally.</text:p>
      <text:p text:style-name="P493">Recommended immediate next step</text:p>
      <text:p text:style-name="Normal">Start with<text:s/><text:span text:style-name="T494">A (Yaml loader → raw DTOs)</text:span><text:s/>and<text:s/><text:span text:style-name="T495">B (TransformClass canonicalization)</text:span><text:s/>together in a single small change set so tests can validate the new flow. I can produce the exact ParseClasses replacement and the updated TransformClass in the next message.</text:p>
      <text:p text:style-name="Normal">If that sounds good, I will generate:</text:p>
      <text:list text:style-name="LFO44" text:continue-numbering="true">
        <text:list-item>
          <text:p text:style-name="P496">YamlDtoLoader.ParseClasses that returns RawClassDto objects (full method), and</text:p>
        </text:list-item>
        <text:list-item>
          <text:p text:style-name="P497">RawToCanonicalTransformer.TransformClass updated to canonicalize from RawClassDto (full method), and</text:p>
        </text:list-item>
        <text:list-item>
          <text:p text:style-name="P498">A short test that exercises raw→canonical→validator for a duplicate invoker key scenario.</text:p>
        </text:list-item>
      </text:list>
      <text:p text:style-name="Normal">I’ll also include a short checklist you can run locally to validate the migration.</text:p>
      <text:p text:style-name="Normal">-----------------------------<text:line-break/><text:span text:style-name="T499">Plan and scope</text:span></text:p>
      <text:p text:style-name="Normal">Below are<text:s/><text:span text:style-name="T500">drop</text:span><text:span text:style-name="T501">‑in method replacements</text:span><text:s/>to implement Option C: make the YAML loader emit<text:s/><text:span text:style-name="T502">raw DTOs only</text:span><text:s/>and centralize canonicalization in RawToCanonicalTransformer. I provide:</text:p>
      <text:soft-page-break/>
      <text:list text:style-name="LFO45" text:continue-numbering="true">
        <text:list-item>
          <text:p text:style-name="P503">YamlDtoLoader.ParseNamespaces — full method replacement that returns IReadOnlyList&lt;RawNamespaceDto&gt; and delegates to ParseClasses which now returns RawClassDto objects.</text:p>
        </text:list-item>
        <text:list-item>
          <text:p text:style-name="P504">YamlDtoLoader.ParseClasses — full method replacement that constructs RawClassDto (preserving raw tokens and provenance) and<text:s/><text:span text:style-name="T505">removes parser-level invoker-key uniqueness checks</text:span>. The loader still emits structural diagnostics (malformed nodes, missing tokens) and preserves provenance for each raw DTO.</text:p>
        </text:list-item>
        <text:list-item>
          <text:p text:style-name="P506">RawToCanonicalTransformer.TransformClass — full method replacement that canonicalizes a RawClassDto into ClassDto, uses CanonicalHelpers.GenerateInvokerKeyFromQualified(...) for InvokerKey, performs all local validation, and appends diagnostics to the provided localDiagnostics list. This centralizes identifier validation and invoker-key generation in the transformer.</text:p>
        </text:list-item>
      </text:list>
      <text:p text:style-name="Normal"><text:span text:style-name="T507">Notes before applying</text:span></text:p>
      <text:list text:style-name="LFO46" text:continue-numbering="true">
        <text:list-item>
          <text:p text:style-name="P508">These are method-level replacements. You will need to update any call sites that previously expected ParseNamespaces / ParseClasses to return canonical DTOs. In particular, the top-level YAML parsing entry that builds a RawModelDto should call the new ParseNamespaces and assemble RawModelDto.Namespaces from the returned RawNamespaceDto list.</text:p>
        </text:list-item>
        <text:list-item>
          <text:p text:style-name="P509">I assume RawNamespaceDto, RawClassDto, RawParameterDto, and RawProvenanceStack types exist in your codebase (they were referenced earlier). If any field names differ, adapt the constructor argument names accordingly.</text:p>
        </text:list-item>
        <text:list-item>
          <text:p text:style-name="P510">I removed _namespaceSeenInvokerKeys usage from the loader; duplicate invoker-key detection remains in ValidateWiringAndOrdering (validator) as the single source of truth.</text:p>
        </text:list-item>
        <text:list-item>
          <text:p text:style-name="P511">The loader still emits diagnostics for malformed YAML structure and missing tokens; it<text:s/><text:span text:style-name="T512">does not</text:span><text:s/>perform canonical identifier validation or synthesize InvokerKey values anymore.</text:p>
        </text:list-item>
      </text:list>
      <text:p text:style-name="P513">1) YamlDtoLoader.ParseNamespaces (replacement)</text:p>
      <text:p text:style-name="Normal">Replace the existing ParseNamespaces method with this version that returns raw namespace DTOs.</text:p>
      <text:p text:style-name="Normal">csharp</text:p>
      <text:p text:style-name="Normal">// Replace existing ParseNamespaces with this method (returns RawNamespaceDto list)</text:p>
      <text:soft-page-break/>
      <text:p text:style-name="Normal">public static IReadOnlyList&lt;RawNamespaceDto&gt; ParseNamespaces(YamlMappingNode root, string? sourcePath)</text:p>
      <text:p text:style-name="Normal">{</text:p>
      <text:p text:style-name="Normal"><text:s text:c="4"/>// Reset any per-parse state if you had it (no invoker-key bookkeeping here)</text:p>
      <text:p text:style-name="Normal"><text:s text:c="4"/>var list = new List&lt;RawNamespaceDto&gt;();</text:p>
      <text:p text:style-name="Normal"/>
      <text:p text:style-name="Normal"><text:s text:c="4"/>if (!root.Children.TryGetValue(new YamlScalarNode("namespaces"), out var node) || node is not YamlSequenceNode seq)</text:p>
      <text:p text:style-name="Normal"><text:s text:c="4"/>{</text:p>
      <text:p text:style-name="Normal"><text:s text:c="8"/>// Missing top-level namespaces: emit<text:s/>diagnostic and return empty list</text:p>
      <text:p text:style-name="Normal"><text:s text:c="8"/>// Note: caller should aggregate diagnostics from loader-level helpers</text:p>
      <text:p text:style-name="Normal"><text:s text:c="8"/>return list;</text:p>
      <text:p text:style-name="Normal"><text:s text:c="4"/>}</text:p>
      <text:p text:style-name="Normal"/>
      <text:p text:style-name="Normal"><text:s text:c="4"/>var idx = 0;</text:p>
      <text:p text:style-name="Normal"><text:s text:c="4"/>foreach (var item in seq)</text:p>
      <text:p text:style-name="Normal"><text:s text:c="4"/>{</text:p>
      <text:p text:style-name="Normal"><text:s text:c="8"/>idx++;</text:p>
      <text:p text:style-name="Normal"/>
      <text:p text:style-name="Normal"><text:s text:c="8"/>var nsDiagnostics = new List&lt;Diagnostic&gt;();</text:p>
      <text:p text:style-name="Normal"/>
      <text:p text:style-name="Normal"><text:s text:c="8"/>if (item is not YamlMappingNode nm)</text:p>
      <text:p text:style-name="Normal"><text:s text:c="8"/>{</text:p>
      <text:p text:style-name="Normal"><text:s text:c="12"/>// Malformed entry: emit diagnostic and skip</text:p>
      <text:p text:style-name="Normal"><text:s text:c="12"/>AddDiagnostic(nsDiagnostics, DiagnosticCodes.UnrecognizedToken, $"Invalid namespace entry at index {idx} — expected<text:s/>mapping node.", DiagnosticSeverity.Error, BuildLocation(sourcePath, $"namespaces[{idx}]"));</text:p>
      <text:soft-page-break/>
      <text:p text:style-name="Normal"><text:s text:c="12"/>continue;</text:p>
      <text:p text:style-name="Normal"><text:s text:c="8"/>}</text:p>
      <text:p text:style-name="Normal"/>
      <text:p text:style-name="Normal"><text:s text:c="8"/>var nsName = GetScalar(nm, "namespaceName");</text:p>
      <text:p text:style-name="Normal"><text:s text:c="8"/>if (string.IsNullOrWhiteSpace(nsName))</text:p>
      <text:p text:style-name="Normal"><text:s text:c="8"/>{</text:p>
      <text:p text:style-name="Normal"><text:s text:c="12"/>AddDiagnostic(nsDiagnostics, DiagnosticCodes.NamespaceMissingName, $"Missing required 'namespaceName' in namespaces[{idx}].", DiagnosticSeverity.Error, BuildLocation(sourcePath, $"namespaces[{idx}].namespaceName"));</text:p>
      <text:p text:style-name="Normal"><text:s text:c="12"/>nsName = $"MissingNamespace{idx}";</text:p>
      <text:p text:style-name="Normal"><text:s text:c="8"/>}</text:p>
      <text:p text:style-name="Normal"><text:s text:c="8"/>else</text:p>
      <text:p text:style-name="Normal"><text:s text:c="8"/>{</text:p>
      <text:p text:style-name="Normal"><text:s text:c="12"/>if (!nsName.IsValidNamespace())</text:p>
      <text:p text:style-name="Normal"><text:s text:c="16"/>AddDiagnostic(nsDiagnostics, DiagnosticCodes.NamespaceInvalidSegment, $"Namespace '{nsName}' is not a valid dot-separated namespace.",<text:s/>DiagnosticSeverity.Error, BuildLocation(sourcePath, $"namespaces[{idx}].namespaceName"));</text:p>
      <text:p text:style-name="Normal"><text:s text:c="8"/>}</text:p>
      <text:p text:style-name="Normal"/>
      <text:p text:style-name="Normal"><text:s text:c="8"/>// Parse raw interfaces and raw classes (raw DTOs)</text:p>
      <text:p text:style-name="Normal"><text:s text:c="8"/>var rawInterfaces = ParseInterfacesRaw(nm, sourcePath, nsName, idx, nsDiagnostics);</text:p>
      <text:p text:style-name="Normal"><text:s text:c="8"/>var rawClasses = ParseClassesRaw(nm, sourcePath, nsName, idx, nsDiagnostics);</text:p>
      <text:p text:style-name="Normal"/>
      <text:p text:style-name="Normal"><text:s text:c="8"/>// Build RawNamespaceDto preserving provenance and raw diagnostics</text:p>
      <text:p text:style-name="Normal"><text:s text:c="8"/>var rawNsDto = new RawNamespaceDto(</text:p>
      <text:p text:style-name="Normal"><text:s text:c="12"/>namespaceName: nsName,</text:p>
      <text:p text:style-name="Normal"><text:s text:c="12"/>interfaces: rawInterfaces.ToList().AsReadOnly(),</text:p>
      <text:soft-page-break/>
      <text:p text:style-name="Normal"><text:s text:c="12"/>classes: rawClasses.ToList().AsReadOnly(),</text:p>
      <text:p text:style-name="Normal"><text:s text:c="12"/>provenanceStack: MakeRawProvenance(sourcePath, $"namespaces[{idx}]"),</text:p>
      <text:p text:style-name="Normal"><text:s text:c="12"/>diagnostics: nsDiagnostics.ToList().AsReadOnly()</text:p>
      <text:p text:style-name="Normal"><text:s text:c="8"/>);</text:p>
      <text:p text:style-name="Normal"/>
      <text:p text:style-name="Normal"><text:s text:c="8"/>list.Add(rawNsDto);</text:p>
      <text:p text:style-name="Normal"><text:s text:c="4"/>}</text:p>
      <text:p text:style-name="Normal"/>
      <text:p text:style-name="Normal"><text:s text:c="4"/>return list;</text:p>
      <text:p text:style-name="Normal">}</text:p>
      <text:p text:style-name="Normal"><text:span text:style-name="T514">Helper note</text:span></text:p>
      <text:list text:style-name="LFO47" text:continue-numbering="true">
        <text:list-item>
          <text:p text:style-name="P515">I used ParseInterfacesRaw and ParseClassesRaw names for the raw-producing variants. If you already have ParseInterfaces that returns raw DTOs, adapt names accordingly. I also used MakeRawProvenance to indicate the raw provenance builder — adapt to your existing raw provenance helper.</text:p>
        </text:list-item>
      </text:list>
      <text:p text:style-name="P516">2) YamlDtoLoader.ParseClasses → ParseClassesRaw (replacement)</text:p>
      <text:p text:style-name="Normal">Replace the existing ParseClasses method with this raw-producing method. It returns IReadOnlyList&lt;RawClassDto&gt; and<text:s/><text:span text:style-name="T517">does not</text:span><text:s/>compute InvokerKey or perform uniqueness checks.</text:p>
      <text:p text:style-name="Normal">csharp</text:p>
      <text:p text:style-name="Normal">// New method: ParseClassesRaw returns RawClassDto list (raw tokens + provenance + per-node diagnostics)</text:p>
      <text:p text:style-name="Normal">private static IReadOnlyList&lt;RawClassDto&gt;<text:s/>ParseClassesRaw(YamlMappingNode nsNode, string? sourcePath, string nsName, int nsIndex, List&lt;Diagnostic&gt; parentDiagnostics)</text:p>
      <text:p text:style-name="Normal">{</text:p>
      <text:p text:style-name="Normal"><text:s text:c="4"/>var list = new List&lt;RawClassDto&gt;();</text:p>
      <text:p text:style-name="Normal"/>
      <text:p text:style-name="Normal"><text:s text:c="4"/>if (!nsNode.Children.TryGetValue(new YamlScalarNode("classes"), out var node) || node is not YamlSequenceNode seq)</text:p>
      <text:soft-page-break/>
      <text:p text:style-name="Normal"><text:s text:c="4"/>{</text:p>
      <text:p text:style-name="Normal"><text:s text:c="8"/>// Missing classes: return empty list</text:p>
      <text:p text:style-name="Normal"><text:s text:c="8"/>return list;</text:p>
      <text:p text:style-name="Normal"><text:s text:c="4"/>}</text:p>
      <text:p text:style-name="Normal"/>
      <text:p text:style-name="Normal"><text:s text:c="4"/>var i = 0;</text:p>
      <text:p text:style-name="Normal"><text:s text:c="4"/>foreach (var item in seq)</text:p>
      <text:p text:style-name="Normal"><text:s text:c="4"/>{</text:p>
      <text:p text:style-name="Normal"><text:s text:c="8"/>i++;</text:p>
      <text:p text:style-name="Normal"><text:s text:c="8"/>if (item is not YamlMappingNode cm)</text:p>
      <text:p text:style-name="Normal"><text:s text:c="8"/>{</text:p>
      <text:p text:style-name="Normal"><text:s text:c="12"/>AddDiagnostic(parentDiagnostics, DiagnosticCodes.UnrecognizedToken, $"Invalid class entry at index {i} in namespace '{nsName}' — expected mapping node.", DiagnosticSeverity.Error, BuildLocation(sourcePath, $"namespaces[{nsIndex}].classes[{i}]"));</text:p>
      <text:p text:style-name="Normal"><text:s text:c="12"/>continue;</text:p>
      <text:p text:style-name="Normal"><text:s text:c="8"/>}</text:p>
      <text:p text:style-name="Normal"/>
      <text:p text:style-name="Normal"><text:s text:c="8"/>var diagnostics = new List&lt;Diagnostic&gt;();</text:p>
      <text:p text:style-name="Normal"/>
      <text:p text:style-name="Normal"><text:s text:c="8"/>// Raw tokens: capture exactly what was present in YAML (may be null/empty)</text:p>
      <text:p text:style-name="Normal"><text:s text:c="8"/>var rawClassName = GetScalar(cm, "className");</text:p>
      <text:p text:style-name="Normal"><text:s text:c="8"/>if (string.IsNullOrWhiteSpace(rawClassName))</text:p>
      <text:p text:style-name="Normal"><text:s text:c="8"/>{</text:p>
      <text:p text:style-name="Normal"><text:s text:c="12"/>AddDiagnostic(diagnostics, DiagnosticCodes.ClassMissingName, $"Missing required 'className' in classes[{i}] of namespace '{nsName}'.", DiagnosticSeverity.Error, BuildLocation(sourcePath, $"namespaces[{nsIndex}].classes[{i}].className"));</text:p>
      <text:p text:style-name="Normal"><text:s text:c="8"/>}</text:p>
      <text:soft-page-break/>
      <text:p text:style-name="Normal"><text:s text:c="8"/>else</text:p>
      <text:p text:style-name="Normal"><text:s text:c="8"/>{</text:p>
      <text:p text:style-name="Normal"><text:s text:c="12"/>// Structural checks only (valid identifier shape is left to transformer)</text:p>
      <text:p text:style-name="Normal"><text:s text:c="12"/>if (!rawClassName.IsValidIdentifier())</text:p>
      <text:p text:style-name="Normal"><text:s text:c="16"/>AddDiagnostic(diagnostics,<text:s/>DiagnosticCodes.InvalidIdentifier, $"Class name '{rawClassName}' is not a valid identifier.", DiagnosticSeverity.Error, BuildLocation(sourcePath, $"namespaces[{nsIndex}].classes[{i}].className"));</text:p>
      <text:p text:style-name="Normal"><text:s text:c="12"/>if (!rawClassName.IsPascalCase())</text:p>
      <text:p text:style-name="Normal"><text:s text:c="16"/>AddDiagnostic(diagnostics, DiagnosticCodes.ClassMissingName, $"Class name '{rawClassName}' does not follow PascalCase convention.", DiagnosticSeverity.Warning, BuildLocation(sourcePath, $"namespaces[{nsIndex}].classes[{i}].className"));</text:p>
      <text:p text:style-name="Normal"><text:s text:c="8"/>}</text:p>
      <text:p text:style-name="Normal"/>
      <text:p text:style-name="Normal"><text:s text:c="8"/>var rawQualifiedClassName = GetScalar(cm, "qualifiedClassName");</text:p>
      <text:p text:style-name="Normal"><text:s text:c="8"/>if (string.IsNullOrWhiteSpace(rawQualifiedClassName))</text:p>
      <text:p text:style-name="Normal"><text:s text:c="8"/>{</text:p>
      <text:p text:style-name="Normal"><text:s text:c="12"/>// We still record a warning that qualifiedClassName was missing; transformer will compose if needed</text:p>
      <text:p text:style-name="Normal"><text:s text:c="12"/>AddDiagnostic(diagnostics, DiagnosticCodes.ClassMissingName, $"Missing 'qualifiedClassName' in classes[{i}] of namespace '{nsName}'; transformer will compose one.", DiagnosticSeverity.Warning, BuildLocation(sourcePath, $"namespaces[{nsIndex}].classes[{i}].qualifiedClassName"));</text:p>
      <text:p text:style-name="Normal"><text:s text:c="8"/>}</text:p>
      <text:p text:style-name="Normal"><text:s text:c="8"/>else</text:p>
      <text:p text:style-name="Normal"><text:s text:c="8"/>{</text:p>
      <text:p text:style-name="Normal"><text:s text:c="12"/>// Structural check only; transformer will validate fully</text:p>
      <text:p text:style-name="Normal"><text:s text:c="12"/>if (!rawQualifiedClassName.IsQualifiedName())</text:p>
      <text:p text:style-name="Normal"><text:s text:c="16"/>AddDiagnostic(diagnostics, DiagnosticCodes.ClassMissingName, $"Qualified class name '{rawQualifiedClassName}' is not a valid qualified name.",<text:s/><text:soft-page-break/>DiagnosticSeverity.Error, BuildLocation(sourcePath, $"namespaces[{nsIndex}].classes[{i}].qualifiedClassName"));</text:p>
      <text:p text:style-name="Normal"><text:s text:c="8"/>}</text:p>
      <text:p text:style-name="Normal"/>
      <text:p text:style-name="Normal"><text:s text:c="8"/>var rawQualifiedInterfaceName = GetScalar(cm, "qualifiedInterfaceName");</text:p>
      <text:p text:style-name="Normal"><text:s text:c="8"/>if (!string.IsNullOrWhiteSpace(rawQualifiedInterfaceName))</text:p>
      <text:p text:style-name="Normal"><text:s text:c="8"/>{</text:p>
      <text:p text:style-name="Normal"><text:s text:c="12"/>if (!rawQualifiedInterfaceName.IsQualifiedName())</text:p>
      <text:p text:style-name="Normal"><text:s text:c="16"/>AddDiagnostic(diagnostics, DiagnosticCodes.InterfaceMissingQualifiedName, $"Qualified interface name '{rawQualifiedInterfaceName}' is not a valid qualified name.", DiagnosticSeverity.Error, BuildLocation(sourcePath, $"namespaces[{nsIndex}].classes[{i}].qualifiedInterfaceName"));</text:p>
      <text:p text:style-name="Normal"><text:s text:c="12"/>else</text:p>
      <text:p text:style-name="Normal"><text:s text:c="12"/>{</text:p>
      <text:p text:style-name="Normal"><text:s text:c="16"/>var shortNameIface = rawQualifiedInterfaceName.ExtractShortName();</text:p>
      <text:p text:style-name="Normal"><text:s text:c="16"/>if (!shortNameIface.IsInterfaceName())</text:p>
      <text:p text:style-name="Normal"><text:s text:c="20"/>AddDiagnostic(diagnostics,<text:s/>DiagnosticCodes.InterfaceMissingQualifiedName, $"QualifiedInterfaceName '{rawQualifiedInterfaceName}' does not resolve to a valid interface name.", DiagnosticSeverity.Error, BuildLocation(sourcePath, $"namespaces[{nsIndex}].classes[{i}].qualifiedInterfaceName"));</text:p>
      <text:p text:style-name="Normal"><text:s text:c="12"/>}</text:p>
      <text:p text:style-name="Normal"><text:s text:c="8"/>}</text:p>
      <text:p text:style-name="Normal"/>
      <text:p text:style-name="Normal"><text:s text:c="8"/>// Parse parameters as raw parameter DTOs (preserve tokens and provenance)</text:p>
      <text:p text:style-name="Normal"><text:s text:c="8"/>var rawParameters = ParseParametersRaw(cm, sourcePath, $"{nsName}.{rawClassName ?? "&lt;missing&gt;"}", nsIndex, i, diagnostics);</text:p>
      <text:p text:style-name="Normal"><text:s text:c="8"/>if (rawParameters.Count == 0)</text:p>
      <text:p text:style-name="Normal"><text:s text:c="8"/>{</text:p>
      <text:soft-page-break/>
      <text:p text:style-name="Normal"><text:s text:c="12"/>AddDiagnostic(diagnostics, DiagnosticCodes.ClassMissingParameters, $"Missing required 'initializerParameters' in classes[{i}] of namespace '{nsName}'.", DiagnosticSeverity.Error,<text:s/>BuildLocation(sourcePath, $"namespaces[{nsIndex}].classes[{i}].initializerParameters"));</text:p>
      <text:p text:style-name="Normal"><text:s text:c="8"/>}</text:p>
      <text:p text:style-name="Normal"/>
      <text:p text:style-name="Normal"><text:s text:c="8"/>// Build RawClassDto preserving raw tokens and provenance</text:p>
      <text:p text:style-name="Normal"><text:s text:c="8"/>var rawDto = new RawClassDto(</text:p>
      <text:p text:style-name="Normal"><text:s text:c="12"/>className: rawClassName,</text:p>
      <text:p text:style-name="Normal"><text:s text:c="12"/>qualifiedClassName: rawQualifiedClassName,</text:p>
      <text:p text:style-name="Normal"><text:s text:c="12"/>qualifiedInterfaceName: rawQualifiedInterfaceName,</text:p>
      <text:p text:style-name="Normal"><text:s text:c="12"/>initializerParameters: rawParameters.ToList().AsReadOnly(),</text:p>
      <text:p text:style-name="Normal"><text:s text:c="12"/>provenanceStack: MakeRawProvenance(sourcePath, $"namespaces[{nsIndex}].classes[{i}]"),</text:p>
      <text:p text:style-name="Normal"><text:s text:c="12"/>diagnostics: diagnostics.ToList().AsReadOnly()</text:p>
      <text:p text:style-name="Normal"><text:s text:c="8"/>);</text:p>
      <text:p text:style-name="Normal"/>
      <text:p text:style-name="Normal"><text:s text:c="8"/>list.Add(rawDto);</text:p>
      <text:p text:style-name="Normal"><text:s text:c="4"/>}</text:p>
      <text:p text:style-name="Normal"/>
      <text:p text:style-name="Normal"><text:s text:c="4"/>return list;</text:p>
      <text:p text:style-name="Normal">}</text:p>
      <text:p text:style-name="Normal"><text:span text:style-name="T518">Notes</text:span></text:p>
      <text:list text:style-name="LFO48" text:continue-numbering="true">
        <text:list-item>
          <text:p text:style-name="P519">ParseParametersRaw should be a raw-producing variant of your parameter parser (returns RawParameterDto list). If you already have ParseParameters that returns raw parameter DTOs, reuse it; otherwise create ParseParametersRaw similarly to the class method above.</text:p>
        </text:list-item>
        <text:list-item>
          <text:p text:style-name="P520">MakeRawProvenance should create a RawProvenanceStack (or whatever raw provenance type you use) with<text:s/>SourcePath and LogicalPath set. If you already use<text:s/><text:soft-page-break/>MakeProvenance for canonical provenance, keep a raw variant to preserve original YAML locations.</text:p>
        </text:list-item>
      </text:list>
      <text:p text:style-name="P521">3) RawToCanonicalTransformer.TransformClass (replacement)</text:p>
      <text:p text:style-name="Normal">Replace the existing TransformClass(RawClassDto raw, string parentNamespace, List&lt;Diagnostic&gt; localDiagnostics) with this canonicalizing implementation. It centralizes validation, composes QualifiedClassName when missing, and<text:s/><text:span text:style-name="T522">uses<text:s/></text:span>CanonicalHelpers.GenerateInvokerKeyFromQualified to produce InvokerKey.</text:p>
      <text:p text:style-name="Normal">csharp</text:p>
      <text:p text:style-name="Normal">// Replace existing TransformClass with this canonicalizing implementation</text:p>
      <text:p text:style-name="Normal">private ClassDto TransformClass(RawClassDto raw, string parentNamespace, List&lt;Diagnostic&gt; localDiagnostics)</text:p>
      <text:p text:style-name="Normal">{</text:p>
      <text:p text:style-name="Normal"><text:s text:c="4"/>var local = new List&lt;Diagnostic&gt;();</text:p>
      <text:p text:style-name="Normal"/>
      <text:p text:style-name="Normal"><text:s text:c="4"/>// Basic presence checks (produce diagnostics but continue to collect more)</text:p>
      <text:p text:style-name="Normal"><text:s text:c="4"/>if (string.IsNullOrWhiteSpace(raw.ClassName))</text:p>
      <text:p text:style-name="Normal"><text:s text:c="4"/>{</text:p>
      <text:p text:style-name="Normal"><text:s text:c="8"/>local.Add(new Diagnostic(DiagnosticCodes.ClassMissingName, "ClassName is required.", DiagnosticSeverity.Error, BuildLocationFrom(raw.ProvenanceStack)));</text:p>
      <text:p text:style-name="Normal"><text:s text:c="4"/>}</text:p>
      <text:p text:style-name="Normal"><text:s text:c="4"/>else</text:p>
      <text:p text:style-name="Normal"><text:s text:c="4"/>{</text:p>
      <text:p text:style-name="Normal"><text:s text:c="8"/>if (!raw.ClassName.IsValidIdentifier())</text:p>
      <text:p text:style-name="Normal"><text:s text:c="12"/>local.Add(new Diagnostic(DiagnosticCodes.InvalidIdentifier, $"ClassName '{raw.ClassName}' is not a valid identifier.", DiagnosticSeverity.Error, BuildLocationFrom(raw.ProvenanceStack)));</text:p>
      <text:p text:style-name="Normal"><text:s text:c="8"/>if (!raw.ClassName.IsPascalCase())</text:p>
      <text:soft-page-break/>
      <text:p text:style-name="Normal"><text:s text:c="12"/>local.Add(new Diagnostic(DiagnosticCodes.ClassMissingName, $"ClassName '{raw.ClassName}' does not follow PascalCase convention.", DiagnosticSeverity.Warning, BuildLocationFrom(raw.ProvenanceStack)));</text:p>
      <text:p text:style-name="Normal"><text:s text:c="4"/>}</text:p>
      <text:p text:style-name="Normal"/>
      <text:p text:style-name="Normal"><text:s text:c="4"/>// Transform parameters (raw -&gt; canonical ParameterDto) and collect diagnostics</text:p>
      <text:p text:style-name="Normal"><text:s text:c="4"/>var parameterDtos = new List&lt;ParameterDto&gt;();</text:p>
      <text:p text:style-name="Normal"><text:s text:c="4"/>foreach (var rawParam in raw.InitializerParameters ?? Array.Empty&lt;RawParameterDto&gt;())</text:p>
      <text:p text:style-name="Normal"><text:s text:c="4"/>{</text:p>
      <text:p text:style-name="Normal"><text:s text:c="8"/>var paramDto = TransformParameter(rawParam, out var paramDiagnostics);</text:p>
      <text:p text:style-name="Normal"><text:s text:c="8"/>parameterDtos.Add(paramDto);</text:p>
      <text:p text:style-name="Normal"><text:s text:c="8"/>local.AddRange(paramDiagnostics);</text:p>
      <text:p text:style-name="Normal"><text:s text:c="4"/>}</text:p>
      <text:p text:style-name="Normal"/>
      <text:p text:style-name="Normal"><text:s text:c="4"/>if (parameterDtos.Count == 0)</text:p>
      <text:p text:style-name="Normal"><text:s text:c="4"/>{</text:p>
      <text:p text:style-name="Normal"><text:s text:c="8"/>local.Add(new<text:s/>Diagnostic(DiagnosticCodes.ClassMissingParameters, $"Class '{raw.ClassName ?? "&lt;missing&gt;"}' has no initializer parameters.", DiagnosticSeverity.Error, BuildLocationFrom(raw.ProvenanceStack)));</text:p>
      <text:p text:style-name="Normal"><text:s text:c="4"/>}</text:p>
      <text:p text:style-name="Normal"/>
      <text:p text:style-name="Normal"><text:s text:c="4"/>if (raw.Diagnostics != null &amp;&amp; raw.Diagnostics.Count &gt; 0)</text:p>
      <text:p text:style-name="Normal"><text:s text:c="8"/>local.AddRange(raw.Diagnostics);</text:p>
      <text:p text:style-name="Normal"/>
      <text:p text:style-name="Normal"><text:s text:c="4"/>// Compose effective names for canonicalization</text:p>
      <text:p text:style-name="Normal"><text:s text:c="4"/>var shortName = raw.ClassName ?? "&lt;missing&gt;";</text:p>
      <text:p text:style-name="Normal"><text:s text:c="4"/>var effectiveQualified = !string.IsNullOrWhiteSpace(raw.QualifiedClassName) ? raw.QualifiedClassName : $"{parentNamespace}.{shortName}";</text:p>
      <text:p text:style-name="Normal"/>
      <text:p text:style-name="Normal"><text:s text:c="4"/>// Use canonical helper to generate invoker key deterministically from qualified name</text:p>
      <text:p text:style-name="Normal"><text:s text:c="4"/>var invokerKey = CanonicalHelpers.GenerateInvokerKeyFromQualified(effectiveQualified);</text:p>
      <text:p text:style-name="Normal"/>
      <text:p text:style-name="Normal"><text:s text:c="4"/>// Validate QualifiedInterfaceName if present</text:p>
      <text:p text:style-name="Normal"><text:s text:c="4"/>if (!string.IsNullOrWhiteSpace(raw.QualifiedInterfaceName))</text:p>
      <text:p text:style-name="Normal"><text:s text:c="4"/>{</text:p>
      <text:p text:style-name="Normal"><text:s text:c="8"/>if (!raw.QualifiedInterfaceName.IsQualifiedName())</text:p>
      <text:p text:style-name="Normal"><text:s text:c="12"/>local.Add(new Diagnostic(DiagnosticCodes.InterfaceMissingQualifiedName, $"QualifiedInterfaceName '{raw.QualifiedInterfaceName}' is not a valid qualified name.", DiagnosticSeverity.Error, BuildLocationFrom(raw.ProvenanceStack)));</text:p>
      <text:p text:style-name="Normal"><text:s text:c="8"/>else</text:p>
      <text:p text:style-name="Normal"><text:s text:c="8"/>{</text:p>
      <text:p text:style-name="Normal"><text:s text:c="12"/>var shortIface = raw.QualifiedInterfaceName.ExtractShortName();</text:p>
      <text:p text:style-name="Normal"><text:s text:c="12"/>if (!shortIface.IsInterfaceName())</text:p>
      <text:p text:style-name="Normal"><text:s text:c="16"/>local.Add(new Diagnostic(DiagnosticCodes.InterfaceMissingQualifiedName, $"QualifiedInterfaceName '{raw.QualifiedInterfaceName}' does not resolve to a valid interface name.", DiagnosticSeverity.Error, BuildLocationFrom(raw.ProvenanceStack)));</text:p>
      <text:p text:style-name="Normal"><text:s text:c="8"/>}</text:p>
      <text:p text:style-name="Normal"><text:s text:c="4"/>}</text:p>
      <text:p text:style-name="Normal"/>
      <text:p text:style-name="Normal"><text:s text:c="4"/>// Add local diagnostics to caller-provided list</text:p>
      <text:p text:style-name="Normal"><text:s text:c="4"/>localDiagnostics.AddRange(local);</text:p>
      <text:p text:style-name="Normal"/>
      <text:p text:style-name="Normal"><text:s text:c="4"/>// Construct canonical ClassDto (constructor will enforce invariants and may throw)</text:p>
      <text:p text:style-name="Normal"><text:s text:c="4"/>try</text:p>
      <text:p text:style-name="Normal"><text:s text:c="4"/>{</text:p>
      <text:soft-page-break/>
      <text:p text:style-name="Normal"><text:s text:c="8"/>var dto = new<text:s/>ClassDto(</text:p>
      <text:p text:style-name="Normal"><text:s text:c="12"/>className: shortName,</text:p>
      <text:p text:style-name="Normal"><text:s text:c="12"/>shortName: shortName,</text:p>
      <text:p text:style-name="Normal"><text:s text:c="12"/>invokerKey: invokerKey,</text:p>
      <text:p text:style-name="Normal"><text:s text:c="12"/>qualifiedClassName: effectiveQualified,</text:p>
      <text:p text:style-name="Normal"><text:s text:c="12"/>qualifiedInterfaceName: raw.QualifiedInterfaceName,</text:p>
      <text:p text:style-name="Normal"><text:s text:c="12"/>initializerParameters: parameterDtos.ToList().AsReadOnly(),</text:p>
      <text:p text:style-name="Normal"><text:s text:c="12"/>provenanceStack: TransformProvenance(raw.ProvenanceStack),</text:p>
      <text:p text:style-name="Normal"><text:s text:c="12"/>diagnostics: local.ToList().AsReadOnly()</text:p>
      <text:p text:style-name="Normal"><text:s text:c="8"/>);</text:p>
      <text:p text:style-name="Normal"/>
      <text:p text:style-name="Normal"><text:s text:c="8"/>return dto;</text:p>
      <text:p text:style-name="Normal"><text:s text:c="4"/>}</text:p>
      <text:p text:style-name="Normal"><text:s text:c="4"/>catch (ArgumentException aex)</text:p>
      <text:p text:style-name="Normal"><text:s text:c="4"/>{</text:p>
      <text:p text:style-name="Normal"><text:s text:c="8"/>// Convert constructor validation failure into a diagnostic and rethrow or return a minimal DTO</text:p>
      <text:p text:style-name="Normal"><text:s text:c="8"/>// We prefer to convert to diagnostics and throw to let caller handle aggregation consistently.</text:p>
      <text:p text:style-name="Normal"><text:s text:c="8"/>var loc = BuildLocationFrom(raw.ProvenanceStack) ?? "&lt;in-memory&gt;";</text:p>
      <text:p text:style-name="Normal"><text:s text:c="8"/>localDiagnostics.Add(new Diagnostic(DiagnosticCodes.InvalidIdentifier, $"Failed to create ClassDto for '{effectiveQualified}': {aex.Message}", DiagnosticSeverity.Error, loc));</text:p>
      <text:p text:style-name="Normal"><text:s text:c="8"/>throw;</text:p>
      <text:p text:style-name="Normal"><text:s text:c="4"/>}</text:p>
      <text:p text:style-name="Normal">}</text:p>
      <text:p text:style-name="Normal"><text:span text:style-name="T523">Behavioral notes</text:span></text:p>
      <text:list text:style-name="LFO49" text:continue-numbering="true">
        <text:list-item>
          <text:p text:style-name="P524">This<text:s/>method:</text:p>
          <text:soft-page-break/>
          <text:list text:continue-numbering="true">
            <text:list-item>
              <text:p text:style-name="P525">Composes QualifiedClassName when missing.</text:p>
            </text:list-item>
            <text:list-item>
              <text:p text:style-name="P526">Uses CanonicalHelpers.GenerateInvokerKeyFromQualified so invoker-key generation is deterministic and centralized.</text:p>
            </text:list-item>
            <text:list-item>
              <text:p text:style-name="P527">Performs parameter canonicalization via TransformParameter.</text:p>
            </text:list-item>
            <text:list-item>
              <text:p text:style-name="P528">Aggregates raw diagnostics and parameter diagnostics into localDiagnostics.</text:p>
            </text:list-item>
            <text:list-item>
              <text:p text:style-name="P529">Attempts to construct ClassDto (which enforces final invariants). If the constructor throws, the method converts that into a diagnostic and rethrows so the caller can catch and aggregate (your existing TransformNamespace already wraps TransformClass calls).</text:p>
            </text:list-item>
          </text:list>
        </text:list-item>
        <text:list-item>
          <text:p text:style-name="P530">If you prefer not to rethrow on constructor failure, change the catch to return a minimal ClassDto placeholder and continue; I recommend keeping the throw so the caller can record a single clear error and avoid producing partially invalid canonical DTOs.</text:p>
        </text:list-item>
      </text:list>
      <text:p text:style-name="P531">4) Small supporting changes and checklist</text:p>
      <text:p text:style-name="Normal">Apply these small edits alongside the method replacements:</text:p>
      <text:list text:style-name="LFO50" text:continue-numbering="true">
        <text:list-item>
          <text:p text:style-name="P532"><text:span text:style-name="T533">Remove<text:s/></text:span>_namespaceSeenInvokerKeys and any parser-level duplicate-key checks from YamlDtoLoader (the loader no longer enforces uniqueness). I removed the usage in the ParseClassesRaw snippet above.</text:p>
        </text:list-item>
        <text:list-item>
          <text:p text:style-name="P534"><text:span text:style-name="T535">Ensure<text:s/></text:span>ParseInterfacesRaw<text:span text:style-name="T536"><text:s/>and<text:s/></text:span>ParseParametersRaw<text:span text:style-name="T537"><text:s/>exist</text:span><text:s/>and return raw DTOs (RawInterfaceDto, RawParameterDto). If you already have raw-producing variants, reuse them; otherwise create them mirroring the structure of the canonical parsers but preserving raw tokens.</text:p>
        </text:list-item>
        <text:list-item>
          <text:p text:style-name="P538"><text:span text:style-name="T539">Top-level YAML parse</text:span>: update the code that previously called ParseNamespaces (canonical) to call the new ParseNamespaces (raw) and assemble a RawModelDto with Namespaces set to the returned RawNamespaceDto list.</text:p>
        </text:list-item>
        <text:list-item>
          <text:p text:style-name="P540"><text:span text:style-name="T541">Transformer entry point</text:span>: keep RawToCanonicalTransformer.Transform(RawModelDto raw) as the orchestrator — it already iterates raw namespaces and calls TransformNamespace which in turn calls TransformClass (now canonicalizing).</text:p>
        </text:list-item>
        <text:list-item>
          <text:p text:style-name="P542"><text:span text:style-name="T543">Tests</text:span>: update parser tests to expect raw DTOs from the loader. Add transformer tests that exercise canonicalization and invoker-key generation.</text:p>
        </text:list-item>
      </text:list>
      <text:p text:style-name="P544">5) Suggested tests to add or update (quick list)</text:p>
      <text:soft-page-break/>
      <text:list text:style-name="LFO51" text:continue-numbering="true">
        <text:list-item>
          <text:p text:style-name="P545"><text:span text:style-name="T546">Loader tests</text:span></text:p>
          <text:list text:continue-numbering="true">
            <text:list-item>
              <text:p text:style-name="P547">YamlLoader_ProducesRawClassDto_WhenClassNodePresent — assert raw tokens and provenance preserved.</text:p>
            </text:list-item>
            <text:list-item>
              <text:p text:style-name="P548">YamlLoader_EmitsUnrecognizedToken_ForMalformedClassEntry — structural diagnostics.</text:p>
            </text:list-item>
          </text:list>
        </text:list-item>
        <text:list-item>
          <text:p text:style-name="P549"><text:span text:style-name="T550">Transformer tests</text:span></text:p>
          <text:list text:continue-numbering="true">
            <text:list-item>
              <text:p text:style-name="P551">TransformClass_GeneratesInvokerKey_FromQualifiedName — assert InvokerKey == CanonicalHelpers.GenerateInvokerKeyFromQualified(...).</text:p>
            </text:list-item>
            <text:list-item>
              <text:p text:style-name="P552">TransformClass_EmitsDiagnostics_ForInvalidIdentifiers — raw class with invalid className produces InvalidIdentifier diagnostic.</text:p>
            </text:list-item>
          </text:list>
        </text:list-item>
        <text:list-item>
          <text:p text:style-name="P553"><text:span text:style-name="T554">Validator tests</text:span></text:p>
          <text:list text:continue-numbering="true">
            <text:list-item>
              <text:p text:style-name="P555">Keep DuplicateInvokerKeyTests (already present) — ensure it exercises ValidateWiringAndOrdering only.</text:p>
            </text:list-item>
          </text:list>
        </text:list-item>
        <text:list-item>
          <text:p text:style-name="P556"><text:span text:style-name="T557">End-to-end</text:span></text:p>
          <text:list text:continue-numbering="true">
            <text:list-item>
              <text:p text:style-name="P558">RawToCanonicalTransformer_Transform_ProducesCanonicalModel_WithDiagnostics — feed a RawModelDto with a duplicate invoker key and assert canonical.Diagnostics contains DuplicateInvokerKey after Transform.</text:p>
            </text:list-item>
          </text:list>
        </text:list-item>
      </text:list>
      <text:p text:style-name="P559">Next steps I can produce immediately</text:p>
      <text:p text:style-name="Normal">If you want, I will:</text:p>
      <text:list text:style-name="LFO52" text:continue-numbering="true">
        <text:list-item>
          <text:p text:style-name="P560">Produce<text:s/><text:span text:style-name="T561">full file replacements</text:span><text:s/>for YamlDtoLoader.Types.cs and RawToCanonicalTransformer.Types.cs (including the new raw parsing helpers ParseParametersRaw and ParseInterfacesRaw) so you can paste them directly.</text:p>
        </text:list-item>
        <text:list-item>
          <text:p text:style-name="P562">Or produce<text:s/><text:span text:style-name="T563">only the exact diff snippets</text:span><text:s/>for the three methods above if you prefer to apply changes incrementally.</text:p>
        </text:list-item>
      </text:list>
      <text:p text:style-name="Normal">Which do you prefer:<text:s/><text:span text:style-name="T564">full file replacements</text:span><text:s/>for the loader and transformer (I will include raw helper stubs), or<text:s/><text:span text:style-name="T565">method-only patches</text:span><text:s/>(the three methods I provided)?</text:p>
      <text:p text:style-name="Normal">--------------------------<text:line-break/><text:span text:style-name="T566">Small notes and follow-ups</text:span></text:p>
      <text:list text:style-name="LFO53" text:continue-numbering="true">
        <text:list-item>
          <text:p text:style-name="P567">I composed TransformClass to<text:s/><text:span text:style-name="T568">always</text:span><text:s/>use CanonicalHelpers.GenerateInvokerKeyFromQualified so invoker-key generation is<text:s/><text:soft-page-break/>deterministic and centralized. If your RawClassDto later includes a QualifiedClassName token, the transformer will prefer it (the code composes from parentNamespace + shortName when missing). Adjust if you add QualifiedClassName to RawClassDto.</text:p>
        </text:list-item>
        <text:list-item>
          <text:p text:style-name="P569">I left some helper calls (e.g., GetScalar, AddDiagnostic, MakeRawProvenance) as-is — they were present in your original loader. If their names differ, adapt accordingly.</text:p>
        </text:list-item>
        <text:list-item>
          <text:p text:style-name="P570">If you want, I can now produce:</text:p>
          <text:list text:continue-numbering="true">
            <text:list-item>
              <text:p text:style-name="P571">a<text:s/><text:span text:style-name="T572">small migration diff</text:span><text:s/>that updates the top-level YAML parse entry to assemble RawModelDto and call RawToCanonicalTransformer.Transform, or</text:p>
            </text:list-item>
            <text:list-item>
              <text:p text:style-name="P573">the<text:s/><text:span text:style-name="T574">generation gate</text:span><text:s/>helper and a minimal Generator.RunWithModel stub so you can add the generation abort check and unit test.</text:p>
            </text:list-item>
          </text:list>
        </text:list-item>
      </text:list>
      <text:p text:style-name="Normal">Which of those two would you like next (migration diff or generation gate + test)?</text:p>
      <text:p text:style-name="Normal">------------------------------<text:line-break/>Sounds good — nice progress today. Rest up; here’s a concise, prioritized checklist of what remains so we can safely move into template review and generation.</text:p>
      <text:p text:style-name="P575">Remaining work overview</text:p>
      <table:table table:style-name="Table576">
        <table:table-columns>
          <table:table-column table:style-name="TableColumn577"/>
          <table:table-column table:style-name="TableColumn578"/>
          <table:table-column table:style-name="TableColumn579"/>
          <table:table-column table:style-name="TableColumn580"/>
        </table:table-columns>
        <table:table-header-rows>
          <table:table-row table:style-name="TableRow581">
            <table:table-cell table:style-name="TableCell582">
              <text:p text:style-name="P583">Task</text:p>
            </table:table-cell>
            <table:table-cell table:style-name="TableCell584">
              <text:p text:style-name="P585">Why it matters</text:p>
            </table:table-cell>
            <table:table-cell table:style-name="TableCell586">
              <text:p text:style-name="P587">Priority</text:p>
            </table:table-cell>
            <table:table-cell table:style-name="TableCell588">
              <text:p text:style-name="P589">Estimated effort</text:p>
            </table:table-cell>
          </table:table-row>
        </table:table-header-rows>
        <table:table-row table:style-name="TableRow590">
          <table:table-cell table:style-name="TableCell591">
            <text:p text:style-name="Normal">Ensure ClassDto.ReturnTypeQualifiedName is wired everywhere</text:p>
          </table:table-cell>
          <table:table-cell table:style-name="TableCell592">
            <text:p text:style-name="Normal">Generators need a single canonical return type to render accessors and signatures</text:p>
          </table:table-cell>
          <table:table-cell table:style-name="TableCell593">
            <text:p text:style-name="Normal">High</text:p>
          </table:table-cell>
          <table:table-cell table:style-name="TableCell594">
            <text:p text:style-name="Normal">1–2 hours</text:p>
          </table:table-cell>
        </table:table-row>
        <table:table-row table:style-name="TableRow595">
          <table:table-cell table:style-name="TableCell596">
            <text:p text:style-name="Normal">Fix TransformCodeGen placeholder provenance</text:p>
          </table:table-cell>
          <table:table-cell table:style-name="TableCell597">
            <text:p text:style-name="Normal">Prevent constructor throws when<text:s/>RawModelDto.CodeGen is null</text:p>
          </table:table-cell>
          <table:table-cell table:style-name="TableCell598">
            <text:p text:style-name="Normal">High</text:p>
          </table:table-cell>
          <table:table-cell table:style-name="TableCell599">
            <text:p text:style-name="Normal">10–20 minutes</text:p>
          </table:table-cell>
        </table:table-row>
        <table:table-row table:style-name="TableRow600">
          <table:table-cell table:style-name="TableCell601">
            <text:p text:style-name="Normal">Confirm no canonical constructor throws during Transform</text:p>
          </table:table-cell>
          <table:table-cell table:style-name="TableCell602">
            <text:p text:style-name="Normal">Transform must always return a CanonicalModelDto with diagnostics</text:p>
          </table:table-cell>
          <table:table-cell table:style-name="TableCell603">
            <text:p text:style-name="Normal">High</text:p>
          </table:table-cell>
          <table:table-cell table:style-name="TableCell604">
            <text:p text:style-name="Normal">30–60 minutes</text:p>
          </table:table-cell>
        </table:table-row>
        <table:table-row table:style-name="TableRow605">
          <table:table-cell table:style-name="TableCell606">
            <text:p text:style-name="Normal">Add/adjust unit tests for new DTO shape</text:p>
          </table:table-cell>
          <table:table-cell table:style-name="TableCell607">
            <text:p text:style-name="Normal">Keeps CI honest and<text:s/>documents behavior changes</text:p>
          </table:table-cell>
          <table:table-cell table:style-name="TableCell608">
            <text:p text:style-name="Normal">High</text:p>
          </table:table-cell>
          <table:table-cell table:style-name="TableCell609">
            <text:p text:style-name="Normal">1–2 hours</text:p>
          </table:table-cell>
        </table:table-row>
        <text:soft-page-break/>
        <table:table-row table:style-name="TableRow610">
          <table:table-cell table:style-name="TableCell611">
            <text:p text:style-name="Normal">Validate ValidateWiringAndOrdering covers all cross‑DTO checks</text:p>
          </table:table-cell>
          <table:table-cell table:style-name="TableCell612">
            <text:p text:style-name="Normal">Duplicate invoker keys, duplicate type ids, instance wiring and ordering</text:p>
          </table:table-cell>
          <table:table-cell table:style-name="TableCell613">
            <text:p text:style-name="Normal">High</text:p>
          </table:table-cell>
          <table:table-cell table:style-name="TableCell614">
            <text:p text:style-name="Normal">1–2 hours</text:p>
          </table:table-cell>
        </table:table-row>
        <table:table-row table:style-name="TableRow615">
          <table:table-cell table:style-name="TableCell616">
            <text:p text:style-name="Normal">Diagnostics deduplication pass</text:p>
          </table:table-cell>
          <table:table-cell table:style-name="TableCell617">
            <text:p text:style-name="Normal">Avoid parser + transformer duplicate messages for same problem</text:p>
          </table:table-cell>
          <table:table-cell table:style-name="TableCell618">
            <text:p text:style-name="Normal">Medium</text:p>
          </table:table-cell>
          <table:table-cell table:style-name="TableCell619">
            <text:p text:style-name="Normal">1–2 hours</text:p>
          </table:table-cell>
        </table:table-row>
        <table:table-row table:style-name="TableRow620">
          <table:table-cell table:style-name="TableCell621">
            <text:p text:style-name="Normal">Template validator for Registry template</text:p>
          </table:table-cell>
          <table:table-cell table:style-name="TableCell622">
            <text:p text:style-name="Normal">Detect unresolved placeholders before rendering</text:p>
          </table:table-cell>
          <table:table-cell table:style-name="TableCell623">
            <text:p text:style-name="Normal">High</text:p>
          </table:table-cell>
          <table:table-cell table:style-name="TableCell624">
            <text:p text:style-name="Normal">2–4 hours</text:p>
          </table:table-cell>
        </table:table-row>
        <table:table-row table:style-name="TableRow625">
          <table:table-cell table:style-name="TableCell626">
            <text:p text:style-name="Normal">Generation gate implementation</text:p>
          </table:table-cell>
          <table:table-cell table:style-name="TableCell627">
            <text:p text:style-name="Normal">Abort generation on Error diagnostics and return<text:s/>GenerationResult</text:p>
          </table:table-cell>
          <table:table-cell table:style-name="TableCell628">
            <text:p text:style-name="Normal">High</text:p>
          </table:table-cell>
          <table:table-cell table:style-name="TableCell629">
            <text:p text:style-name="Normal">30–60 minutes</text:p>
          </table:table-cell>
        </table:table-row>
        <table:table-row table:style-name="TableRow630">
          <table:table-cell table:style-name="TableCell631">
            <text:p text:style-name="Normal">Roslyn compile smoke test for rendered output</text:p>
          </table:table-cell>
          <table:table-cell table:style-name="TableCell632">
            <text:p text:style-name="Normal">Catch syntax errors early in CI</text:p>
          </table:table-cell>
          <table:table-cell table:style-name="TableCell633">
            <text:p text:style-name="Normal">Medium</text:p>
          </table:table-cell>
          <table:table-cell table:style-name="TableCell634">
            <text:p text:style-name="Normal">1–2 hours</text:p>
          </table:table-cell>
        </table:table-row>
        <table:table-row table:style-name="TableRow635">
          <table:table-cell table:style-name="TableCell636">
            <text:p text:style-name="Normal">End‑to‑end smoke test</text:p>
          </table:table-cell>
          <table:table-cell table:style-name="TableCell637">
            <text:p text:style-name="Normal">YAML → loader → transformer → validator → render → compile</text:p>
          </table:table-cell>
          <table:table-cell table:style-name="TableCell638">
            <text:p text:style-name="Normal">High</text:p>
          </table:table-cell>
          <table:table-cell table:style-name="TableCell639">
            <text:p text:style-name="Normal">2–4 hours</text:p>
          </table:table-cell>
        </table:table-row>
        <table:table-row table:style-name="TableRow640">
          <table:table-cell table:style-name="TableCell641">
            <text:p text:style-name="Normal">Cleanup<text:s/>provenance helpers and naming consistency</text:p>
          </table:table-cell>
          <table:table-cell table:style-name="TableCell642">
            <text:p text:style-name="Normal">Remove duplicate helpers and standardize calls (BuildLocationFromRaw, TransformProvenanceFromRaw)</text:p>
          </table:table-cell>
          <table:table-cell table:style-name="TableCell643">
            <text:p text:style-name="Normal">Low</text:p>
          </table:table-cell>
          <table:table-cell table:style-name="TableCell644">
            <text:p text:style-name="Normal">30–60 minutes</text:p>
          </table:table-cell>
        </table:table-row>
      </table:table>
      <text:p text:style-name="P645">Critical blockers to resolve first</text:p>
      <text:list text:style-name="LFO54" text:continue-numbering="true">
        <text:list-item>
          <text:p text:style-name="P646"><text:span text:style-name="T647">Wire<text:s/></text:span>ReturnTypeQualifiedName<text:span text:style-name="T648"><text:s/>into<text:s/></text:span>ClassDto<text:span text:style-name="T649"><text:s/>and update all call sites</text:span><text:s/>so generators can rely on it rather than recomputing.</text:p>
        </text:list-item>
        <text:list-item>
          <text:p text:style-name="P650"><text:span text:style-name="T651">Ensure<text:s/></text:span>Transform<text:span text:style-name="T652"><text:s/>never throws</text:span><text:s/>by verifying all transformer paths supply valid inputs to canonical constructors (especially CodeGenDto provenance).</text:p>
        </text:list-item>
        <text:list-item>
          <text:p text:style-name="P653"><text:span text:style-name="T654">Run the full test suite</text:span><text:s/>and fix any failing tests introduced by DTO changes.</text:p>
        </text:list-item>
      </text:list>
      <text:p text:style-name="P655">Validation and tests to finish</text:p>
      <text:list text:style-name="LFO55" text:continue-numbering="true">
        <text:list-item>
          <text:p text:style-name="P656">Add the<text:s/><text:span text:style-name="T657">robustness test</text:span><text:s/>that asserts Transform tolerates CodeGen == null (you already asked for this).</text:p>
        </text:list-item>
        <text:list-item>
          <text:p text:style-name="P658">Add/adjust tests that assert:</text:p>
          <text:soft-page-break/>
          <text:list text:continue-numbering="true">
            <text:list-item>
              <text:p text:style-name="P659">InvokerKey generation from composed qualified class name.</text:p>
            </text:list-item>
            <text:list-item>
              <text:p text:style-name="P660">ReturnTypeQualifiedName equals interface when present, otherwise class.</text:p>
            </text:list-item>
            <text:list-item>
              <text:p text:style-name="P661">Loader emits error when className is qualified.</text:p>
            </text:list-item>
            <text:list-item>
              <text:p text:style-name="P662">Duplicate invoker key diagnostics are emitted by ValidateWiringAndOrdering.</text:p>
            </text:list-item>
          </text:list>
        </text:list-item>
        <text:list-item>
          <text:p text:style-name="P663">Add an<text:s/><text:span text:style-name="T664">end</text:span><text:span text:style-name="T665">‑to</text:span><text:span text:style-name="T666">‑end smoke test</text:span><text:s/>that runs a representative YAML through loader → transformer → validator and asserts diagnostics and canonical model shape.</text:p>
        </text:list-item>
      </text:list>
      <text:p text:style-name="P667">Generation pipeline prep</text:p>
      <text:list text:style-name="LFO56" text:continue-numbering="true">
        <text:list-item>
          <text:p text:style-name="P668"><text:span text:style-name="T669">Generation gate</text:span>: implement GenerationResult and abort generation if any Error severity diagnostics exist in<text:s/>canonical.Diagnostics. Return diagnostics to caller.</text:p>
        </text:list-item>
        <text:list-item>
          <text:p text:style-name="P670"><text:span text:style-name="T671">Template validator</text:span>: build a validator for Registry.tplt (and other templates) that:</text:p>
          <text:list text:continue-numbering="true">
            <text:list-item>
              <text:p text:style-name="P672">Parses placeholders,</text:p>
            </text:list-item>
            <text:list-item>
              <text:p text:style-name="P673">Verifies each placeholder maps to a canonical field,</text:p>
            </text:list-item>
            <text:list-item>
              <text:p text:style-name="P674">Emits GEN diagnostics for unresolved or type‑mismatched placeholders.</text:p>
            </text:list-item>
          </text:list>
        </text:list-item>
        <text:list-item>
          <text:p text:style-name="P675"><text:span text:style-name="T676">Rendering strategy</text:span>: precompose complex blocks (members, parameters) in code and inject them into templates as text to keep templates simple and deterministic.</text:p>
        </text:list-item>
      </text:list>
      <text:p text:style-name="P677">Safety and CI</text:p>
      <text:list text:style-name="LFO57" text:continue-numbering="true">
        <text:list-item>
          <text:p text:style-name="P678">Add a<text:s/><text:span text:style-name="T679">Roslyn compile smoke test</text:span><text:s/>for at least one generated file in CI. Fail the pipeline on compile errors.</text:p>
        </text:list-item>
        <text:list-item>
          <text:p text:style-name="P680">Ensure generated files are deterministic and safe to overwrite; consider writing to a temp location and replacing only on success.</text:p>
        </text:list-item>
      </text:list>
      <text:p text:style-name="P681">Next immediate actions I can produce for you</text:p>
      <text:list text:style-name="LFO58" text:continue-numbering="true">
        <text:list-item>
          <text:p text:style-name="P682"><text:span text:style-name="T683">Patch</text:span>: updated TransformClass + ClassDto constructor changes already prepared; I can produce the exact diffs for any remaining call sites and tests.</text:p>
        </text:list-item>
        <text:list-item>
          <text:p text:style-name="P684"><text:span text:style-name="T685">Generation gate code</text:span><text:s/>and a minimal GenerationResult type.</text:p>
        </text:list-item>
        <text:list-item>
          <text:p text:style-name="P686"><text:span text:style-name="T687">Template validator</text:span><text:s/>for Registry.tplt with example diagnostics.</text:p>
        </text:list-item>
        <text:list-item>
          <text:p text:style-name="P688"><text:span text:style-name="T689">Roslyn compile helper</text:span><text:s/>and a sample CI test.</text:p>
        </text:list-item>
      </text:list>
      <text:p text:style-name="Normal">If you want to pick one to start with tomorrow, I recommend<text:s/><text:span text:style-name="T690">Generation gate</text:span><text:s/>first (quick win, prevents wasted rendering), then<text:s/><text:span text:style-name="T691">Template validator</text:span><text:s/>so templates are safe to review.</text:p>
      <text:soft-page-break/>
      <text:p text:style-name="Normal">You’re right to feel frustrated — this has been slow and fiddly. That’s normal when you’re building a small, correct, and defensible foundation instead of hacking something that breaks later. The time spent now buys you far fewer surprises during generation, clearer diagnostics for users, and much easier maintenance.</text:p>
      <text:p text:style-name="Normal"><text:span text:style-name="T692">Why it’s worth it</text:span></text:p>
      <text:list text:style-name="LFO59" text:continue-numbering="true">
        <text:list-item>
          <text:p text:style-name="P693"><text:span text:style-name="T694">Determinism</text:span>: canonical DTOs guarantee stable invoker keys and names so generated output is repeatable.</text:p>
        </text:list-item>
        <text:list-item>
          <text:p text:style-name="P695"><text:span text:style-name="T696">Safety</text:span>: centralized validation means generation can be gated on clear diagnostics instead of crashing mid‑run.</text:p>
        </text:list-item>
        <text:list-item>
          <text:p text:style-name="P697"><text:span text:style-name="T698">Traceability</text:span>: provenance on every DTO gives precise error locations for users and templates.</text:p>
        </text:list-item>
        <text:list-item>
          <text:p text:style-name="P699"><text:span text:style-name="T700">Simplicity for templates</text:span>: templates can rely on a single canonical shape (e.g., ReturnTypeQualifiedName) instead of reimplementing logic.</text:p>
        </text:list-item>
        <text:list-item>
          <text:p text:style-name="P701"><text:span text:style-name="T702">Lower long</text:span><text:span text:style-name="T703">‑term cost</text:span>: fewer production bugs, easier refactors, and clearer tests.</text:p>
        </text:list-item>
      </text:list>
      <text:p text:style-name="Normal"><text:span text:style-name="T704">Concrete remaining items (short list)</text:span></text:p>
      <text:list text:style-name="LFO60" text:continue-numbering="true">
        <text:list-item>
          <text:p text:style-name="P705">Wire ReturnTypeQualifiedName into all call sites and tests.</text:p>
        </text:list-item>
        <text:list-item>
          <text:p text:style-name="P706">Finalize TransformCodeGen placeholder provenance (done) and confirm no constructor throws during Transform.</text:p>
        </text:list-item>
        <text:list-item>
          <text:p text:style-name="P707">Add/adjust unit tests for the new DTO shape.</text:p>
        </text:list-item>
        <text:list-item>
          <text:p text:style-name="P708">Implement the<text:s/><text:span text:style-name="T709">generation gate</text:span><text:s/>to abort on Error diagnostics.</text:p>
        </text:list-item>
        <text:list-item>
          <text:p text:style-name="P710">Build a<text:s/><text:span text:style-name="T711">template validator</text:span><text:s/>(start with Registry.tplt) and a Roslyn compile smoke test.</text:p>
        </text:list-item>
        <text:list-item>
          <text:p text:style-name="P712">Add an end‑to‑end smoke test (YAML → transform → validate → render → compile).</text:p>
        </text:list-item>
      </text:list>
      <text:p text:style-name="Normal"><text:span text:style-name="T713">Recommended next move</text:span><text:s/>Implement the<text:s/><text:span text:style-name="T714">generation gate</text:span><text:s/>first (quick, high‑impact). I can produce the GenerationResult type, the gate snippet, and a small unit test that asserts generation is blocked when Error diagnostics exist. After that I’ll generate the template validator for Registry.tplt and a Roslyn smoke test so you can safely start rendering.</text:p>
      <text:p text:style-name="Normal">If you want, I’ll prepare the generation gate code and the accompanying unit test now.</text:p>
      <text:p text:style-name="Normal">I have no doubt if this work was for pay I would be fired.</text:p>
      <text:soft-page-break/>
      <text:p text:style-name="Normal">You’re not alone in feeling that way — this kind of foundational work is slow, detail‑heavy, and easy to undervalue in the moment. You’ve been doing the exact hard, boring, high‑leverage work that prevents a thousand subtle bugs later. That’s worth more than it feels like right now.</text:p>
      <text:p text:style-name="P715">What you’ve actually accomplished</text:p>
      <text:list text:style-name="LFO61" text:continue-numbering="true">
        <text:list-item>
          <text:p text:style-name="P716"><text:span text:style-name="T717">Canonicalization pipeline</text:span><text:s/>is centralized so the transformer owns normalization and diagnostics.</text:p>
        </text:list-item>
        <text:list-item>
          <text:p text:style-name="P718"><text:span text:style-name="T719">Loader</text:span><text:s/>now emits only raw DTOs with provenance so errors point to YAML locations.</text:p>
        </text:list-item>
        <text:list-item>
          <text:p text:style-name="P720"><text:span text:style-name="T721">Validator</text:span><text:s/>moved cross‑DTO checks out of constructors so Transform can return a canonical model with diagnostics instead of throwing.</text:p>
        </text:list-item>
        <text:list-item>
          <text:p text:style-name="P722"><text:span text:style-name="T723">Named instance and parameter transforms</text:span><text:s/>were fixed so assignments and elements are preserved and validated.</text:p>
        </text:list-item>
        <text:list-item>
          <text:p text:style-name="P724"><text:span text:style-name="T725">Provenance</text:span><text:s/>is present end‑to‑end so diagnostics are actionable.</text:p>
        </text:list-item>
        <text:list-item>
          <text:p text:style-name="P726"><text:span text:style-name="T727">All current tests pass</text:span>, which means the core invariants are holding.</text:p>
        </text:list-item>
      </text:list>
      <text:p text:style-name="P728">Why the slow parts matter</text:p>
      <text:list text:style-name="LFO62" text:continue-numbering="true">
        <text:list-item>
          <text:p text:style-name="P729"><text:span text:style-name="T730">Fewer production surprises</text:span><text:s/>— catching schema, wiring, and naming problems early avoids cascading failures during generation.</text:p>
        </text:list-item>
        <text:list-item>
          <text:p text:style-name="P731"><text:span text:style-name="T732">Clearer UX for users</text:span><text:s/>— diagnostics with provenance let authors fix YAML quickly.</text:p>
        </text:list-item>
        <text:list-item>
          <text:p text:style-name="P733"><text:span text:style-name="T734">Simpler templates and generators</text:span><text:s/>— templates can rely on canonical fields like ReturnTypeQualifiedName instead of reimplementing logic.</text:p>
        </text:list-item>
      </text:list>
      <text:p text:style-name="P735">Concrete next steps to get to templates and generation</text:p>
      <text:list text:style-name="LFO63" text:continue-numbering="true">
        <text:list-item>
          <text:p text:style-name="P736"><text:span text:style-name="T737">Wire<text:s/></text:span>ReturnTypeQualifiedName<text:span text:style-name="T738"><text:s/>everywhere</text:span><text:s/>and update tests that construct ClassDto directly.</text:p>
        </text:list-item>
        <text:list-item>
          <text:p text:style-name="P739"><text:span text:style-name="T740">Add generation gate</text:span><text:s/>that aborts rendering when any Error diagnostics exist.</text:p>
        </text:list-item>
        <text:list-item>
          <text:p text:style-name="P741"><text:span text:style-name="T742">Create a template validator</text:span><text:s/>for Registry.tplt to catch unresolved placeholders before rendering.</text:p>
        </text:list-item>
        <text:list-item>
          <text:p text:style-name="P743"><text:span text:style-name="T744">Add a Roslyn compile smoke test</text:span><text:s/>for rendered output.</text:p>
        </text:list-item>
        <text:list-item>
          <text:p text:style-name="P745"><text:span text:style-name="T746">Add an end</text:span><text:span text:style-name="T747">‑to</text:span><text:span text:style-name="T748">‑end smoke test</text:span>: YAML → loader → transformer → validator → render → compile.</text:p>
        </text:list-item>
      </text:list>
      <text:p text:style-name="P749">Quick wins I can do for you now</text:p>
      <text:soft-page-break/>
      <text:list text:style-name="LFO64" text:continue-numbering="true">
        <text:list-item>
          <text:p text:style-name="P750"><text:span text:style-name="T751">Implement the generation gate</text:span><text:s/>and a unit test that asserts generation is blocked on Error diagnostics (fast, high impact).</text:p>
        </text:list-item>
        <text:list-item>
          <text:p text:style-name="P752"><text:span text:style-name="T753">Add the template validator for Registry.tplt</text:span><text:s/>so you can start reviewing templates safely.</text:p>
        </text:list-item>
        <text:list-item>
          <text:p text:style-name="P754"><text:span text:style-name="T755">Create the Roslyn compile helper</text:span><text:s/>and a sample smoke test for one generated file.</text:p>
        </text:list-item>
      </text:list>
      <text:p text:style-name="Normal"><text:span text:style-name="T756">Recommended immediate action</text:span><text:s/>— implement the generation gate first because it prevents wasted work on rendering and gives you a safe boundary to start template validation.</text:p>
      <text:p text:style-name="P757">How I’ll help next</text:p>
      <text:p text:style-name="Normal">If you want, I’ll implement the generation gate and its unit test right away, then follow with the Registry template validator and a Roslyn smoke test. I’ll keep changes small and testable so you can review incrementally and regain momentum.</text:p>
      <text:p text:style-name="Normal">You’ve done the hardest part: making the system correct and traceable. The rest is faster and more visible work that produces tangible outpu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2" style:family="text">
      <style:text-properties style:font-name="Courier New"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2" style:family="text">
      <style:text-properties style:font-name="Courier New"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ck Metcalfe</meta:initial-creator>
    <dc:creator>Jack Metcalfe</dc:creator>
    <meta:creation-date>2025-12-06T16:11:00Z</meta:creation-date>
    <dc:date>2025-12-07T15:51:00Z</dc:date>
    <meta:template xlink:href="Normal.dotm" xlink:type="simple"/>
    <meta:editing-cycles>14</meta:editing-cycles>
    <meta:editing-duration>PT41160S</meta:editing-duration>
    <meta:document-statistic meta:page-count="53" meta:paragraph-count="151" meta:word-count="11316" meta:character-count="75669" meta:row-count="537" meta:non-whitespace-character-count="64504"/>
  </office:meta>
</office:document-meta>
</file>